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Thumbnails/thumbnail.png" manifest:media-type="image/png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68mm"/>
    </style:style>
    <style:style style:name="co2" style:family="table-column">
      <style:table-column-properties fo:break-before="auto" style:column-width="55.77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89.68mm"/>
    </style:style>
    <style:style style:name="co5" style:family="table-column">
      <style:table-column-properties fo:break-before="auto" style:column-width="68.37mm"/>
    </style:style>
    <style:style style:name="co6" style:family="table-column">
      <style:table-column-properties fo:break-before="auto" style:column-width="72.44mm"/>
    </style:style>
    <style:style style:name="co7" style:family="table-column">
      <style:table-column-properties fo:break-before="auto" style:column-width="67.08mm"/>
    </style:style>
    <style:style style:name="co8" style:family="table-column">
      <style:table-column-properties fo:break-before="auto" style:column-width="68.03mm"/>
    </style:style>
    <style:style style:name="co9" style:family="table-column">
      <style:table-column-properties fo:break-before="auto" style:column-width="67.35mm"/>
    </style:style>
    <style:style style:name="co10" style:family="table-column">
      <style:table-column-properties fo:break-before="auto" style:column-width="71.4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93.89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ay_2018_benchmarks" table:style-name="ta1">
        <office:forms form:automatic-focus="false" form:apply-design-mode="false"/>
        <table:shapes>
          <draw:frame draw:z-index="0" draw:style-name="gr1" draw:text-style-name="P1" svg:width="159.99mm" svg:height="89.99mm" svg:x="151.04mm" svg:y="569.25mm">
            <loext:p draw:notify-on-update-of-ranges="may_2018_benchmarks.F118:may_2018_benchmarks.O118 may_2018_benchmarks.A158:may_2018_benchmarks.A158 may_2018_benchmarks.F52:may_2018_benchmarks.O52 may_2018_benchmarks.A159:may_2018_benchmarks.A159 may_2018_benchmarks.F57:may_2018_benchmarks.O57 may_2018_benchmarks.A160:may_2018_benchmarks.A160 may_2018_benchmarks.F62:may_2018_benchmarks.O62 may_2018_benchmarks.A161:may_2018_benchmarks.A161 may_2018_benchmarks.F67:may_2018_benchmarks.N67 may_2018_benchmarks.A162:may_2018_benchmarks.A162 may_2018_benchmarks.F77:may_2018_benchmarks.O77 may_2018_benchmarks.A163:may_2018_benchmarks.A163 may_2018_benchmarks.F72:may_2018_benchmarks.O72 may_2018_benchmarks.A164:may_2018_benchmarks.A164 may_2018_benchmarks.F87:may_2018_benchmarks.O87 may_2018_benchmarks.A165:may_2018_benchmarks.A165 may_2018_benchmarks.F82:may_2018_benchmarks.O8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330.78mm" svg:y="567.89mm">
            <loext:p draw:notify-on-update-of-ranges="may_2018_benchmarks.F118:may_2018_benchmarks.O118 may_2018_benchmarks.A158:may_2018_benchmarks.A158 may_2018_benchmarks.F53:may_2018_benchmarks.O53 may_2018_benchmarks.A159:may_2018_benchmarks.A159 may_2018_benchmarks.F58:may_2018_benchmarks.O58 may_2018_benchmarks.A160:may_2018_benchmarks.A160 may_2018_benchmarks.F63:may_2018_benchmarks.O63 may_2018_benchmarks.A161:may_2018_benchmarks.A161 may_2018_benchmarks.F68:may_2018_benchmarks.N68 may_2018_benchmarks.A162:may_2018_benchmarks.A162 may_2018_benchmarks.F78:may_2018_benchmarks.O78 may_2018_benchmarks.A163:may_2018_benchmarks.A163 may_2018_benchmarks.F73:may_2018_benchmarks.O73 may_2018_benchmarks.A164:may_2018_benchmarks.A164 may_2018_benchmarks.F88:may_2018_benchmarks.O88 may_2018_benchmarks.A165:may_2018_benchmarks.A165 may_2018_benchmarks.F83:may_2018_benchmarks.O8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59.99mm" svg:height="89.99mm" svg:x="557.93mm" svg:y="568.14mm">
            <loext:p draw:notify-on-update-of-ranges="may_2018_benchmarks.F118:may_2018_benchmarks.O118 may_2018_benchmarks.A158:may_2018_benchmarks.A158 may_2018_benchmarks.F54:may_2018_benchmarks.O54 may_2018_benchmarks.A159:may_2018_benchmarks.A159 may_2018_benchmarks.F59:may_2018_benchmarks.O59 may_2018_benchmarks.A160:may_2018_benchmarks.A160 may_2018_benchmarks.F64:may_2018_benchmarks.O64 may_2018_benchmarks.A161:may_2018_benchmarks.A161 may_2018_benchmarks.F69:may_2018_benchmarks.N69 may_2018_benchmarks.A162:may_2018_benchmarks.A162 may_2018_benchmarks.F79:may_2018_benchmarks.O79 may_2018_benchmarks.A163:may_2018_benchmarks.A163 may_2018_benchmarks.F74:may_2018_benchmarks.O74 may_2018_benchmarks.A164:may_2018_benchmarks.A164 may_2018_benchmarks.F89:may_2018_benchmarks.O89 may_2018_benchmarks.A165:may_2018_benchmarks.A165 may_2018_benchmarks.F84:may_2018_benchmarks.O84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59.99mm" svg:height="89.99mm" svg:x="763.27mm" svg:y="568.14mm">
            <loext:p draw:notify-on-update-of-ranges="may_2018_benchmarks.F118:may_2018_benchmarks.O118 may_2018_benchmarks.A158:may_2018_benchmarks.A158 may_2018_benchmarks.F55:may_2018_benchmarks.O55 may_2018_benchmarks.A159:may_2018_benchmarks.A159 may_2018_benchmarks.F60:may_2018_benchmarks.O60 may_2018_benchmarks.A160:may_2018_benchmarks.A160 may_2018_benchmarks.F65:may_2018_benchmarks.O65 may_2018_benchmarks.A161:may_2018_benchmarks.A161 may_2018_benchmarks.F70:may_2018_benchmarks.N70 may_2018_benchmarks.A162:may_2018_benchmarks.A162 may_2018_benchmarks.F80:may_2018_benchmarks.O80 may_2018_benchmarks.A163:may_2018_benchmarks.A163 may_2018_benchmarks.F75:may_2018_benchmarks.O75 may_2018_benchmarks.A164:may_2018_benchmarks.A164 may_2018_benchmarks.F90:may_2018_benchmarks.O90 may_2018_benchmarks.A165:may_2018_benchmarks.A165 may_2018_benchmarks.F85:may_2018_benchmarks.O8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3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11" table:number-columns-repeated="999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NCLUDING MACS CACHE </text:p>
            <text:p>50(code)-5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250(code)-250(data) (2 way set assoc)</text:p>
          </table:table-cell>
          <table:table-cell table:style-name="ce2" office:value-type="string" calcext:value-type="string">
            <text:p>INCLUDING MACS CACHE </text:p>
            <text:p>300(code)-300(data) (2 way set assoc)</text:p>
          </table:table-cell>
          <table:table-cell table:style-name="ce2" office:value-type="string" calcext:value-type="string">
            <text:p>INCLUDING MACS CACHE </text:p>
            <text:p>350(code)-350(data) (2 way set assoc)</text:p>
          </table:table-cell>
          <table:table-cell table:style-name="ce2" office:value-type="string" calcext:value-type="string">
            <text:p>INCLUDING MACS CACHE </text:p>
            <text:p>400(code)-400(data) (2 way set assoc)</text:p>
          </table:table-cell>
          <table:table-cell table:style-name="ce2" table:number-columns-repeated="5"/>
          <table:table-cell table:number-columns-repeated="1005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3" office:value-type="string" calcext:value-type="string">
            <text:p>only useful bytes and keys are present</text:p>
          </table:table-cell>
          <table:table-cell table:style-name="ce3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7"/>
        </table:table-row>
        <table:table-row table:style-name="ro3">
          <table:table-cell table:style-name="ce3"/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10.3671" calcext:value-type="float">
            <text:p>10,3671</text:p>
          </table:table-cell>
          <table:table-cell table:style-name="ce3" office:value-type="float" office:value="10.2405" calcext:value-type="float">
            <text:p>10,2405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9.51493" calcext:value-type="float">
            <text:p>9,51493</text:p>
          </table:table-cell>
          <table:table-cell table:style-name="ce3" office:value-type="float" office:value="9.8103" calcext:value-type="float">
            <text:p>9,8103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11.2376" calcext:value-type="float">
            <text:p>11,2376</text:p>
          </table:table-cell>
          <table:table-cell table:style-name="ce3" office:value-type="float" office:value="11.4265" calcext:value-type="float">
            <text:p>11,4265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9.44133" calcext:value-type="float">
            <text:p>9,44133</text:p>
          </table:table-cell>
          <table:table-cell table:style-name="ce3" office:value-type="float" office:value="10.0612" calcext:value-type="float">
            <text:p>10,0612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/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office:value-type="string" calcext:value-type="string">
            <text:p>Dijkstra_1400_16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6.5041" calcext:value-type="float">
            <text:p>16,5041</text:p>
          </table:table-cell>
          <table:table-cell table:style-name="ce3" office:value-type="float" office:value="16.775" calcext:value-type="float">
            <text:p>16,775</text:p>
          </table:table-cell>
          <table:table-cell table:style-name="ce3"/>
          <table:table-cell office:value-type="float" office:value="282.014" calcext:value-type="float">
            <text:p>282,014</text:p>
          </table:table-cell>
          <table:table-cell office:value-type="float" office:value="258.405" calcext:value-type="float">
            <text:p>258,405</text:p>
          </table:table-cell>
          <table:table-cell office:value-type="float" office:value="148.251" calcext:value-type="float">
            <text:p>148,251</text:p>
          </table:table-cell>
          <table:table-cell office:value-type="float" office:value="110.372" calcext:value-type="float">
            <text:p>110,372</text:p>
          </table:table-cell>
          <table:table-cell office:value-type="float" office:value="76.677" calcext:value-type="float">
            <text:p>76,677</text:p>
          </table:table-cell>
          <table:table-cell office:value-type="float" office:value="60.677" calcext:value-type="float">
            <text:p>60,677</text:p>
          </table:table-cell>
          <table:table-cell office:value-type="float" office:value="62.118" calcext:value-type="float">
            <text:p>62,118</text:p>
          </table:table-cell>
          <table:table-cell office:value-type="float" office:value="31.162" calcext:value-type="float">
            <text:p>31,16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4.0198" calcext:value-type="float">
            <text:p>14,0198</text:p>
          </table:table-cell>
          <table:table-cell table:style-name="ce3" office:value-type="float" office:value="14.1535" calcext:value-type="float">
            <text:p>14,1535</text:p>
          </table:table-cell>
          <table:table-cell table:style-name="ce3"/>
          <table:table-cell office:value-type="float" office:value="182.614" calcext:value-type="float">
            <text:p>182,614</text:p>
          </table:table-cell>
          <table:table-cell office:value-type="float" office:value="79.551" calcext:value-type="float">
            <text:p>79,551</text:p>
          </table:table-cell>
          <table:table-cell office:value-type="float" office:value="41.113" calcext:value-type="float">
            <text:p>41,113</text:p>
          </table:table-cell>
          <table:table-cell office:value-type="float" office:value="32.132" calcext:value-type="float">
            <text:p>32,132</text:p>
          </table:table-cell>
          <table:table-cell office:value-type="float" office:value="22.739" calcext:value-type="float">
            <text:p>22,739</text:p>
          </table:table-cell>
          <table:table-cell office:value-type="float" office:value="21.58" calcext:value-type="float">
            <text:p>21,58</text:p>
          </table:table-cell>
          <table:table-cell office:value-type="float" office:value="17.196" calcext:value-type="float">
            <text:p>17,196</text:p>
          </table:table-cell>
          <table:table-cell office:value-type="float" office:value="15.169" calcext:value-type="float">
            <text:p>15,16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5.5839" calcext:value-type="float">
            <text:p>15,5839</text:p>
          </table:table-cell>
          <table:table-cell table:style-name="ce3" office:value-type="float" office:value="15.5043" calcext:value-type="float">
            <text:p>15,5043</text:p>
          </table:table-cell>
          <table:table-cell table:style-name="ce3"/>
          <table:table-cell office:value-type="float" office:value="110.387" calcext:value-type="float">
            <text:p>110,387</text:p>
          </table:table-cell>
          <table:table-cell office:value-type="float" office:value="53.165" calcext:value-type="float">
            <text:p>53,165</text:p>
          </table:table-cell>
          <table:table-cell office:value-type="float" office:value="29.995" calcext:value-type="float">
            <text:p>29,995</text:p>
          </table:table-cell>
          <table:table-cell office:value-type="float" office:value="27.282" calcext:value-type="float">
            <text:p>27,282</text:p>
          </table:table-cell>
          <table:table-cell office:value-type="float" office:value="21.193" calcext:value-type="float">
            <text:p>21,193</text:p>
          </table:table-cell>
          <table:table-cell office:value-type="float" office:value="17.254" calcext:value-type="float">
            <text:p>17,254</text:p>
          </table:table-cell>
          <table:table-cell office:value-type="float" office:value="17.711" calcext:value-type="float">
            <text:p>17,711</text:p>
          </table:table-cell>
          <table:table-cell office:value-type="float" office:value="16.005" calcext:value-type="float">
            <text:p>16,00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3.28" calcext:value-type="float">
            <text:p>13,28</text:p>
          </table:table-cell>
          <table:table-cell table:style-name="ce3" office:value-type="float" office:value="13.8811" calcext:value-type="float">
            <text:p>13,8811</text:p>
          </table:table-cell>
          <table:table-cell table:style-name="ce3"/>
          <table:table-cell office:value-type="float" office:value="87.78" calcext:value-type="float">
            <text:p>87,78</text:p>
          </table:table-cell>
          <table:table-cell office:value-type="float" office:value="45.966" calcext:value-type="float">
            <text:p>45,966</text:p>
          </table:table-cell>
          <table:table-cell office:value-type="float" office:value="32.738" calcext:value-type="float">
            <text:p>32,738</text:p>
          </table:table-cell>
          <table:table-cell office:value-type="float" office:value="26.369" calcext:value-type="float">
            <text:p>26,369</text:p>
          </table:table-cell>
          <table:table-cell office:value-type="float" office:value="28.122" calcext:value-type="float">
            <text:p>28,122</text:p>
          </table:table-cell>
          <table:table-cell office:value-type="float" office:value="18.807" calcext:value-type="float">
            <text:p>18,807</text:p>
          </table:table-cell>
          <table:table-cell office:value-type="float" office:value="22.377" calcext:value-type="float">
            <text:p>22,377</text:p>
          </table:table-cell>
          <table:table-cell office:value-type="float" office:value="16.346" calcext:value-type="float">
            <text:p>16,346</text:p>
          </table:table-cell>
          <table:table-cell table:number-columns-repeated="1010"/>
        </table:table-row>
        <table:table-row table:style-name="ro3">
          <table:table-cell table:style-name="ce3"/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office:value-type="string" calcext:value-type="string">
            <text:p>Dijkstra_1400_16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30.4909" calcext:value-type="float">
            <text:p>30,4909</text:p>
          </table:table-cell>
          <table:table-cell office:value-type="float" office:value="30.2728" calcext:value-type="float">
            <text:p>30,2728</text:p>
          </table:table-cell>
          <table:table-cell/>
          <table:table-cell office:value-type="float" office:value="330.057" calcext:value-type="float">
            <text:p>330,057</text:p>
          </table:table-cell>
          <table:table-cell office:value-type="float" office:value="308.466" calcext:value-type="float">
            <text:p>308,466</text:p>
          </table:table-cell>
          <table:table-cell office:value-type="float" office:value="212.847" calcext:value-type="float">
            <text:p>212,847</text:p>
          </table:table-cell>
          <table:table-cell office:value-type="float" office:value="168.246" calcext:value-type="float">
            <text:p>168,246</text:p>
          </table:table-cell>
          <table:table-cell office:value-type="float" office:value="104.226" calcext:value-type="float">
            <text:p>104,226</text:p>
          </table:table-cell>
          <table:table-cell office:value-type="float" office:value="85.702" calcext:value-type="float">
            <text:p>85,702</text:p>
          </table:table-cell>
          <table:table-cell office:value-type="float" office:value="63.585" calcext:value-type="float">
            <text:p>63,585</text:p>
          </table:table-cell>
          <table:table-cell office:value-type="float" office:value="53.69" calcext:value-type="float">
            <text:p>53,6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7.6478" calcext:value-type="float">
            <text:p>27,6478</text:p>
          </table:table-cell>
          <table:table-cell office:value-type="float" office:value="28.2319" calcext:value-type="float">
            <text:p>28,2319</text:p>
          </table:table-cell>
          <table:table-cell/>
          <table:table-cell office:value-type="float" office:value="219.982" calcext:value-type="float">
            <text:p>219,982</text:p>
          </table:table-cell>
          <table:table-cell office:value-type="float" office:value="126.283" calcext:value-type="float">
            <text:p>126,283</text:p>
          </table:table-cell>
          <table:table-cell office:value-type="float" office:value="56.899" calcext:value-type="float">
            <text:p>56,899</text:p>
          </table:table-cell>
          <table:table-cell office:value-type="float" office:value="39.878" calcext:value-type="float">
            <text:p>39,878</text:p>
          </table:table-cell>
          <table:table-cell office:value-type="float" office:value="29.324" calcext:value-type="float">
            <text:p>29,324</text:p>
          </table:table-cell>
          <table:table-cell office:value-type="float" office:value="20.919" calcext:value-type="float">
            <text:p>20,919</text:p>
          </table:table-cell>
          <table:table-cell office:value-type="float" office:value="19.65" calcext:value-type="float">
            <text:p>19,65</text:p>
          </table:table-cell>
          <table:table-cell office:value-type="float" office:value="15.73" calcext:value-type="float">
            <text:p>15,7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9.6159" calcext:value-type="float">
            <text:p>29,6159</text:p>
          </table:table-cell>
          <table:table-cell office:value-type="float" office:value="29.5658" calcext:value-type="float">
            <text:p>29,5658</text:p>
          </table:table-cell>
          <table:table-cell/>
          <table:table-cell office:value-type="float" office:value="148.862" calcext:value-type="float">
            <text:p>148,862</text:p>
          </table:table-cell>
          <table:table-cell office:value-type="float" office:value="69.334" calcext:value-type="float">
            <text:p>69,334</text:p>
          </table:table-cell>
          <table:table-cell office:value-type="float" office:value="42.537" calcext:value-type="float">
            <text:p>42,537</text:p>
          </table:table-cell>
          <table:table-cell office:value-type="float" office:value="31.165" calcext:value-type="float">
            <text:p>31,165</text:p>
          </table:table-cell>
          <table:table-cell office:value-type="float" office:value="26.805" calcext:value-type="float">
            <text:p>26,805</text:p>
          </table:table-cell>
          <table:table-cell office:value-type="float" office:value="22.432" calcext:value-type="float">
            <text:p>22,432</text:p>
          </table:table-cell>
          <table:table-cell office:value-type="float" office:value="18.781" calcext:value-type="float">
            <text:p>18,781</text:p>
          </table:table-cell>
          <table:table-cell office:value-type="float" office:value="16.508" calcext:value-type="float">
            <text:p>16,50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7.3648" calcext:value-type="float">
            <text:p>27,3648</text:p>
          </table:table-cell>
          <table:table-cell office:value-type="float" office:value="28.0518" calcext:value-type="float">
            <text:p>28,0518</text:p>
          </table:table-cell>
          <table:table-cell/>
          <table:table-cell office:value-type="float" office:value="125.124" calcext:value-type="float">
            <text:p>125,124</text:p>
          </table:table-cell>
          <table:table-cell office:value-type="float" office:value="58.602" calcext:value-type="float">
            <text:p>58,602</text:p>
          </table:table-cell>
          <table:table-cell office:value-type="float" office:value="43.248" calcext:value-type="float">
            <text:p>43,248</text:p>
          </table:table-cell>
          <table:table-cell office:value-type="float" office:value="29.768" calcext:value-type="float">
            <text:p>29,768</text:p>
          </table:table-cell>
          <table:table-cell office:value-type="float" office:value="29.831" calcext:value-type="float">
            <text:p>29,831</text:p>
          </table:table-cell>
          <table:table-cell office:value-type="float" office:value="25.479" calcext:value-type="float">
            <text:p>25,479</text:p>
          </table:table-cell>
          <table:table-cell office:value-type="float" office:value="28.487" calcext:value-type="float">
            <text:p>28,487</text:p>
          </table:table-cell>
          <table:table-cell office:value-type="float" office:value="16.951" calcext:value-type="float">
            <text:p>16,95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6.0355" calcext:value-type="float">
            <text:p>26,0355</text:p>
          </table:table-cell>
          <table:table-cell office:value-type="float" office:value="29.0539" calcext:value-type="float">
            <text:p>29,0539</text:p>
          </table:table-cell>
          <table:table-cell/>
          <table:table-cell office:value-type="float" office:value="34.068" calcext:value-type="float">
            <text:p>34,068</text:p>
          </table:table-cell>
          <table:table-cell office:value-type="float" office:value="31.765" calcext:value-type="float">
            <text:p>31,765</text:p>
          </table:table-cell>
          <table:table-cell office:value-type="float" office:value="29.658" calcext:value-type="float">
            <text:p>29,658</text:p>
          </table:table-cell>
          <table:table-cell office:value-type="float" office:value="25.175" calcext:value-type="float">
            <text:p>25,175</text:p>
          </table:table-cell>
          <table:table-cell office:value-type="float" office:value="24.944" calcext:value-type="float">
            <text:p>24,944</text:p>
          </table:table-cell>
          <table:table-cell office:value-type="float" office:value="24.544" calcext:value-type="float">
            <text:p>24,544</text:p>
          </table:table-cell>
          <table:table-cell office:value-type="float" office:value="24.507" calcext:value-type="float">
            <text:p>24,507</text:p>
          </table:table-cell>
          <table:table-cell office:value-type="float" office:value="24.845" calcext:value-type="float">
            <text:p>24,845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0.7853" calcext:value-type="float">
            <text:p>20,7853</text:p>
          </table:table-cell>
          <table:table-cell office:value-type="float" office:value="22.2172" calcext:value-type="float">
            <text:p>22,2172</text:p>
          </table:table-cell>
          <table:table-cell/>
          <table:table-cell office:value-type="float" office:value="39.257" calcext:value-type="float">
            <text:p>39,257</text:p>
          </table:table-cell>
          <table:table-cell office:value-type="float" office:value="33.463" calcext:value-type="float">
            <text:p>33,463</text:p>
          </table:table-cell>
          <table:table-cell office:value-type="float" office:value="32.429" calcext:value-type="float">
            <text:p>32,429</text:p>
          </table:table-cell>
          <table:table-cell office:value-type="float" office:value="31.741" calcext:value-type="float">
            <text:p>31,741</text:p>
          </table:table-cell>
          <table:table-cell office:value-type="float" office:value="31.629" calcext:value-type="float">
            <text:p>31,629</text:p>
          </table:table-cell>
          <table:table-cell office:value-type="float" office:value="31.43" calcext:value-type="float">
            <text:p>31,43</text:p>
          </table:table-cell>
          <table:table-cell office:value-type="float" office:value="31.352" calcext:value-type="float">
            <text:p>31,352</text:p>
          </table:table-cell>
          <table:table-cell office:value-type="float" office:value="31.209" calcext:value-type="float">
            <text:p>31,209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5.3543" calcext:value-type="float">
            <text:p>25,3543</text:p>
          </table:table-cell>
          <table:table-cell office:value-type="float" office:value="25.4969" calcext:value-type="float">
            <text:p>25,4969</text:p>
          </table:table-cell>
          <table:table-cell/>
          <table:table-cell office:value-type="float" office:value="59.033" calcext:value-type="float">
            <text:p>59,033</text:p>
          </table:table-cell>
          <table:table-cell office:value-type="float" office:value="41.174" calcext:value-type="float">
            <text:p>41,174</text:p>
          </table:table-cell>
          <table:table-cell office:value-type="float" office:value="40.109" calcext:value-type="float">
            <text:p>40,109</text:p>
          </table:table-cell>
          <table:table-cell office:value-type="float" office:value="39.462" calcext:value-type="float">
            <text:p>39,462</text:p>
          </table:table-cell>
          <table:table-cell office:value-type="float" office:value="39.385" calcext:value-type="float">
            <text:p>39,385</text:p>
          </table:table-cell>
          <table:table-cell office:value-type="float" office:value="39.057" calcext:value-type="float">
            <text:p>39,057</text:p>
          </table:table-cell>
          <table:table-cell office:value-type="float" office:value="39.112" calcext:value-type="float">
            <text:p>39,112</text:p>
          </table:table-cell>
          <table:table-cell office:value-type="float" office:value="38.752" calcext:value-type="float">
            <text:p>38,75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0.3479" calcext:value-type="float">
            <text:p>20,3479</text:p>
          </table:table-cell>
          <table:table-cell office:value-type="float" office:value="21.7534" calcext:value-type="float">
            <text:p>21,7534</text:p>
          </table:table-cell>
          <table:table-cell/>
          <table:table-cell office:value-type="float" office:value="52.973" calcext:value-type="float">
            <text:p>52,973</text:p>
          </table:table-cell>
          <table:table-cell office:value-type="float" office:value="48.69" calcext:value-type="float">
            <text:p>48,69</text:p>
          </table:table-cell>
          <table:table-cell office:value-type="float" office:value="47.639" calcext:value-type="float">
            <text:p>47,639</text:p>
          </table:table-cell>
          <table:table-cell office:value-type="float" office:value="47.068" calcext:value-type="float">
            <text:p>47,068</text:p>
          </table:table-cell>
          <table:table-cell office:value-type="float" office:value="46.765" calcext:value-type="float">
            <text:p>46,765</text:p>
          </table:table-cell>
          <table:table-cell office:value-type="float" office:value="46.517" calcext:value-type="float">
            <text:p>46,517</text:p>
          </table:table-cell>
          <table:table-cell office:value-type="float" office:value="46.445" calcext:value-type="float">
            <text:p>46,445</text:p>
          </table:table-cell>
          <table:table-cell office:value-type="float" office:value="46.267" calcext:value-type="float">
            <text:p>46,267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lc determinant 11 16b sc 3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36.7368" calcext:value-type="float">
            <text:p>36,7368</text:p>
          </table:table-cell>
          <table:table-cell office:value-type="float" office:value="36.8085" calcext:value-type="float">
            <text:p>36,8085</text:p>
          </table:table-cell>
          <table:table-cell/>
          <table:table-cell office:value-type="float" office:value="247.221" calcext:value-type="float">
            <text:p>247,221</text:p>
          </table:table-cell>
          <table:table-cell office:value-type="float" office:value="162.098" calcext:value-type="float">
            <text:p>162,098</text:p>
          </table:table-cell>
          <table:table-cell office:value-type="float" office:value="107.202" calcext:value-type="float">
            <text:p>107,202</text:p>
          </table:table-cell>
          <table:table-cell office:value-type="float" office:value="43.826" calcext:value-type="float">
            <text:p>43,826</text:p>
          </table:table-cell>
          <table:table-cell office:value-type="float" office:value="0.163" calcext:value-type="float">
            <text:p>0,163</text:p>
          </table:table-cell>
          <table:table-cell office:value-type="float" office:value="35.079" calcext:value-type="float">
            <text:p>35,079</text:p>
          </table:table-cell>
          <table:table-cell office:value-type="float" office:value="5.476" calcext:value-type="float">
            <text:p>5,476</text:p>
          </table:table-cell>
          <table:table-cell office:value-type="float" office:value="0.002" calcext:value-type="float">
            <text:p>0,00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32b sc 3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31.719" calcext:value-type="float">
            <text:p>31,719</text:p>
          </table:table-cell>
          <table:table-cell office:value-type="float" office:value="32.5976" calcext:value-type="float">
            <text:p>32,5976</text:p>
          </table:table-cell>
          <table:table-cell/>
          <table:table-cell office:value-type="float" office:value="105.808" calcext:value-type="float">
            <text:p>105,808</text:p>
          </table:table-cell>
          <table:table-cell office:value-type="float" office:value="28.489" calcext:value-type="float">
            <text:p>28,489</text:p>
          </table:table-cell>
          <table:table-cell office:value-type="float" office:value="0.041" calcext:value-type="float">
            <text:p>0,041</text:p>
          </table:table-cell>
          <table:table-cell office:value-type="float" office:value="0.905" calcext:value-type="float">
            <text:p>0,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48b sc 3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34.3761" calcext:value-type="float">
            <text:p>34,3761</text:p>
          </table:table-cell>
          <table:table-cell office:value-type="float" office:value="34.8611" calcext:value-type="float">
            <text:p>34,8611</text:p>
          </table:table-cell>
          <table:table-cell/>
          <table:table-cell office:value-type="float" office:value="60.67" calcext:value-type="float">
            <text:p>60,67</text:p>
          </table:table-cell>
          <table:table-cell office:value-type="float" office:value="9.091" calcext:value-type="float">
            <text:p>9,091</text:p>
          </table:table-cell>
          <table:table-cell office:value-type="float" office:value="5.095" calcext:value-type="float">
            <text:p>5,095</text:p>
          </table:table-cell>
          <table:table-cell office:value-type="float" office:value="0.004" calcext:value-type="float">
            <text:p>0,004</text:p>
          </table:table-cell>
          <table:table-cell office:value-type="float" office:value="0.154" calcext:value-type="float">
            <text:p>0,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64b sc 3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31.3238" calcext:value-type="float">
            <text:p>31,3238</text:p>
          </table:table-cell>
          <table:table-cell office:value-type="float" office:value="31.8109" calcext:value-type="float">
            <text:p>31,8109</text:p>
          </table:table-cell>
          <table:table-cell/>
          <table:table-cell office:value-type="float" office:value="30.306" calcext:value-type="float">
            <text:p>30,306</text:p>
          </table:table-cell>
          <table:table-cell office:value-type="float" office:value="14.747" calcext:value-type="float">
            <text:p>14,747</text:p>
          </table:table-cell>
          <table:table-cell office:value-type="float" office:value="0.006" calcext:value-type="float">
            <text:p>0,006</text:p>
          </table:table-cell>
          <table:table-cell office:value-type="float" office:value="0.371" calcext:value-type="float">
            <text:p>0,37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lc determinant 11 16b no sc</text:p>
          </table:table-cell>
          <table:table-cell office:value-type="float" office:value="1.91" calcext:value-type="float">
            <text:p>1,91</text:p>
          </table:table-cell>
          <table:table-cell/>
          <table:table-cell office:value-type="float" office:value="27.7892" calcext:value-type="float">
            <text:p>27,7892</text:p>
          </table:table-cell>
          <table:table-cell office:value-type="float" office:value="27.0715" calcext:value-type="float">
            <text:p>27,0715</text:p>
          </table:table-cell>
          <table:table-cell/>
          <table:table-cell office:value-type="float" office:value="205.915" calcext:value-type="float">
            <text:p>205,915</text:p>
          </table:table-cell>
          <table:table-cell office:value-type="float" office:value="125.118" calcext:value-type="float">
            <text:p>125,118</text:p>
          </table:table-cell>
          <table:table-cell office:value-type="float" office:value="63.701" calcext:value-type="float">
            <text:p>63,701</text:p>
          </table:table-cell>
          <table:table-cell office:value-type="float" office:value="1.843" calcext:value-type="float">
            <text:p>1,843</text:p>
          </table:table-cell>
          <table:table-cell office:value-type="float" office:value="0.931" calcext:value-type="float">
            <text:p>0,931</text:p>
          </table:table-cell>
          <table:table-cell office:value-type="float" office:value="0.002" calcext:value-type="float">
            <text:p>0,002</text:p>
          </table:table-cell>
          <table:table-cell office:value-type="float" office:value="6.202" calcext:value-type="float">
            <text:p>6,202</text:p>
          </table:table-cell>
          <table:table-cell office:value-type="float" office:value="0.002" calcext:value-type="float">
            <text:p>0,00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32b no sc</text:p>
          </table:table-cell>
          <table:table-cell office:value-type="float" office:value="1.91" calcext:value-type="float">
            <text:p>1,91</text:p>
          </table:table-cell>
          <table:table-cell/>
          <table:table-cell office:value-type="float" office:value="22.5417" calcext:value-type="float">
            <text:p>22,5417</text:p>
          </table:table-cell>
          <table:table-cell office:value-type="float" office:value="23.4656" calcext:value-type="float">
            <text:p>23,4656</text:p>
          </table:table-cell>
          <table:table-cell/>
          <table:table-cell office:value-type="float" office:value="79.24" calcext:value-type="float">
            <text:p>79,24</text:p>
          </table:table-cell>
          <table:table-cell office:value-type="float" office:value="3.062" calcext:value-type="float">
            <text:p>3,062</text:p>
          </table:table-cell>
          <table:table-cell office:value-type="float" office:value="1.19" calcext:value-type="float">
            <text:p>1,19</text:p>
          </table:table-cell>
          <table:table-cell office:value-type="float" office:value="0.673" calcext:value-type="float">
            <text:p>0,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" calcext:value-type="float">
            <text:p>0,0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48b no sc</text:p>
          </table:table-cell>
          <table:table-cell office:value-type="float" office:value="1.91" calcext:value-type="float">
            <text:p>1,91</text:p>
          </table:table-cell>
          <table:table-cell/>
          <table:table-cell office:value-type="float" office:value="25.2227" calcext:value-type="float">
            <text:p>25,2227</text:p>
          </table:table-cell>
          <table:table-cell office:value-type="float" office:value="25.4656" calcext:value-type="float">
            <text:p>25,4656</text:p>
          </table:table-cell>
          <table:table-cell/>
          <table:table-cell office:value-type="float" office:value="20.908" calcext:value-type="float">
            <text:p>20,908</text:p>
          </table:table-cell>
          <table:table-cell office:value-type="float" office:value="0.198" calcext:value-type="float">
            <text:p>0,19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7" calcext:value-type="float">
            <text:p>0,007</text:p>
          </table:table-cell>
          <table:table-cell office:value-type="float" office:value="0.208" calcext:value-type="float">
            <text:p>0,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64b no sc</text:p>
          </table:table-cell>
          <table:table-cell office:value-type="float" office:value="1.91" calcext:value-type="float">
            <text:p>1,91</text:p>
          </table:table-cell>
          <table:table-cell/>
          <table:table-cell office:value-type="float" office:value="21.8578" calcext:value-type="float">
            <text:p>21,8578</text:p>
          </table:table-cell>
          <table:table-cell office:value-type="float" office:value="22.7195" calcext:value-type="float">
            <text:p>22,7195</text:p>
          </table:table-cell>
          <table:table-cell/>
          <table:table-cell table:number-columns-repeated="2" office:value-type="float" office:value="15.08" calcext:value-type="float">
            <text:p>15,08</text:p>
          </table:table-cell>
          <table:table-cell office:value-type="float" office:value="0.016" calcext:value-type="float">
            <text:p>0,016</text:p>
          </table:table-cell>
          <table:table-cell office:value-type="float" office:value="0.757" calcext:value-type="float">
            <text:p>0,757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Hanoi 24 print for delay 16b sc 3</text:p>
          </table:table-cell>
          <table:table-cell office:value-type="float" office:value="1.92" calcext:value-type="float">
            <text:p>1,92</text:p>
          </table:table-cell>
          <table:table-cell/>
          <table:table-cell office:value-type="float" office:value="8.8608" calcext:value-type="float">
            <text:p>8,8608</text:p>
          </table:table-cell>
          <table:table-cell office:value-type="float" office:value="8.83969" calcext:value-type="float">
            <text:p>8,83969</text:p>
          </table:table-cell>
          <table:table-cell/>
          <table:table-cell office:value-type="float" office:value="44.228" calcext:value-type="float">
            <text:p>44,228</text:p>
          </table:table-cell>
          <table:table-cell office:value-type="float" office:value="16.608" calcext:value-type="float">
            <text:p>16,608</text:p>
          </table:table-cell>
          <table:table-cell office:value-type="float" office:value="9.462" calcext:value-type="float">
            <text:p>9,462</text:p>
          </table:table-cell>
          <table:table-cell office:value-type="float" office:value="0.579" calcext:value-type="float">
            <text:p>0,579</text:p>
          </table:table-cell>
          <table:table-cell office:value-type="float" office:value="0" calcext:value-type="float">
            <text:p>0</text:p>
          </table:table-cell>
          <table:table-cell office:value-type="float" office:value="0.579" calcext:value-type="float">
            <text:p>0,5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32b sc 3</text:p>
          </table:table-cell>
          <table:table-cell office:value-type="float" office:value="1.92" calcext:value-type="float">
            <text:p>1,92</text:p>
          </table:table-cell>
          <table:table-cell/>
          <table:table-cell office:value-type="float" office:value="8.52788" calcext:value-type="float">
            <text:p>8,52788</text:p>
          </table:table-cell>
          <table:table-cell office:value-type="float" office:value="8.64086" calcext:value-type="float">
            <text:p>8,64086</text:p>
          </table:table-cell>
          <table:table-cell/>
          <table:table-cell office:value-type="float" office:value="12.531" calcext:value-type="float">
            <text:p>12,531</text:p>
          </table:table-cell>
          <table:table-cell office:value-type="float" office:value="3.004" calcext:value-type="float">
            <text:p>3,0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48b sc 3</text:p>
          </table:table-cell>
          <table:table-cell office:value-type="float" office:value="1.92" calcext:value-type="float">
            <text:p>1,92</text:p>
          </table:table-cell>
          <table:table-cell/>
          <table:table-cell office:value-type="float" office:value="8.69195" calcext:value-type="float">
            <text:p>8,69195</text:p>
          </table:table-cell>
          <table:table-cell office:value-type="float" office:value="9.08262" calcext:value-type="float">
            <text:p>9,08262</text:p>
          </table:table-cell>
          <table:table-cell/>
          <table:table-cell office:value-type="float" office:value="9.939" calcext:value-type="float">
            <text:p>9,939</text:p>
          </table:table-cell>
          <table:table-cell table:number-columns-repeated="2" office:value-type="float" office:value="1.861" calcext:value-type="float">
            <text:p>1,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1" calcext:value-type="float">
            <text:p>1,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64b sc 3</text:p>
          </table:table-cell>
          <table:table-cell office:value-type="float" office:value="1.92" calcext:value-type="float">
            <text:p>1,92</text:p>
          </table:table-cell>
          <table:table-cell/>
          <table:table-cell office:value-type="float" office:value="8.46889" calcext:value-type="float">
            <text:p>8,46889</text:p>
          </table:table-cell>
          <table:table-cell office:value-type="float" office:value="8.49675" calcext:value-type="float">
            <text:p>8,49675</text:p>
          </table:table-cell>
          <table:table-cell/>
          <table:table-cell office:value-type="float" office:value="0.038" calcext:value-type="float">
            <text:p>0,038</text:p>
          </table:table-cell>
          <table:table-cell office:value-type="float" office:value="0.001" calcext:value-type="float">
            <text:p>0,0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Hanoi 24 print for delay 16b no sc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3.56123" calcext:value-type="float">
            <text:p>3,56123</text:p>
          </table:table-cell>
          <table:table-cell office:value-type="float" office:value="3.51577" calcext:value-type="float">
            <text:p>3,51577</text:p>
          </table:table-cell>
          <table:table-cell/>
          <table:table-cell office:value-type="float" office:value="27.822" calcext:value-type="float">
            <text:p>27,822</text:p>
          </table:table-cell>
          <table:table-cell office:value-type="float" office:value="7.728" calcext:value-type="float">
            <text:p>7,728</text:p>
          </table:table-cell>
          <table:table-cell office:value-type="float" office:value="0" calcext:value-type="float">
            <text:p>0</text:p>
          </table:table-cell>
          <table:table-cell office:value-type="float" office:value="1.159" calcext:value-type="float">
            <text:p>1,1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32b no sc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3.33418" calcext:value-type="float">
            <text:p>3,33418</text:p>
          </table:table-cell>
          <table:table-cell office:value-type="float" office:value="3.33816" calcext:value-type="float">
            <text:p>3,33816</text:p>
          </table:table-cell>
          <table:table-cell/>
          <table:table-cell office:value-type="float" office:value="6.047" calcext:value-type="float">
            <text:p>6,04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48b no sc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3.42475" calcext:value-type="float">
            <text:p>3,42475</text:p>
          </table:table-cell>
          <table:table-cell office:value-type="float" office:value="3.46809" calcext:value-type="float">
            <text:p>3,46809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64b no sc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3.3058" calcext:value-type="float">
            <text:p>3,3058</text:p>
          </table:table-cell>
          <table:table-cell office:value-type="float" office:value="3.19819" calcext:value-type="float">
            <text:p>3,19819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/>
          <table:table-cell table:style-name="ce2" table:number-columns-repeated="5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5"/>
        </table:table-row>
        <table:table-row table:style-name="ro4">
          <table:table-cell table:style-name="ce5" office:value-type="string" calcext:value-type="string">
            <text:p>RATIOS</text:p>
          </table:table-cell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7.40507142857143" calcext:value-type="float">
            <text:p>7,4050714286</text:p>
          </table:table-cell>
          <table:table-cell table:formula="of:=[.E4]/[.B4]" office:value-type="float" office:value="7.31464285714286" calcext:value-type="float">
            <text:p>7,3146428571</text:p>
          </table:table-cell>
          <table:table-cell/>
          <table:table-cell table:formula="of:=([.G4]+[.E4])/[.B4]" office:value-type="float" office:value="7.31464285714286" calcext:value-type="float">
            <text:p>7,3146428571</text:p>
          </table:table-cell>
          <table:table-cell table:formula="of:=([.H4]+[.E4])/[.B4]" office:value-type="float" office:value="7.31464285714286" calcext:value-type="float">
            <text:p>7,3146428571</text:p>
          </table:table-cell>
          <table:table-cell table:formula="of:=([.I4]+[.E4])/[.B4]" office:value-type="float" office:value="7.31464285714286" calcext:value-type="float">
            <text:p>7,3146428571</text:p>
          </table:table-cell>
          <table:table-cell table:formula="of:=([.J4]+[.E4])/[.B4]" office:value-type="float" office:value="7.31464285714286" calcext:value-type="float">
            <text:p>7,3146428571</text:p>
          </table:table-cell>
          <table:table-cell table:formula="of:=([.K4]+[.E4])/[.B4]" office:value-type="float" office:value="7.31464285714286" calcext:value-type="float">
            <text:p>7,3146428571</text:p>
          </table:table-cell>
          <table:table-cell table:formula="of:=([.L4]+[.E4])/[.B4]" office:value-type="float" office:value="7.31464285714286" calcext:value-type="float">
            <text:p>7,3146428571</text:p>
          </table:table-cell>
          <table:table-cell table:formula="of:=([.M4]+[.E4])/[.B4]" office:value-type="float" office:value="7.31464285714286" calcext:value-type="float">
            <text:p>7,3146428571</text:p>
          </table:table-cell>
          <table:table-cell table:formula="of:=([.N4]+[.E4])/[.B4]" office:value-type="float" office:value="7.31464285714286" calcext:value-type="float">
            <text:p>7,3146428571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6.79637857142857" calcext:value-type="float">
            <text:p>6,7963785714</text:p>
          </table:table-cell>
          <table:table-cell table:formula="of:=[.E5]/[.B5]" office:value-type="float" office:value="7.00735714285714" calcext:value-type="float">
            <text:p>7,0073571429</text:p>
          </table:table-cell>
          <table:table-cell/>
          <table:table-cell table:formula="of:=([.G5]+[.E5])/[.B5]" office:value-type="float" office:value="7.00735714285714" calcext:value-type="float">
            <text:p>7,0073571429</text:p>
          </table:table-cell>
          <table:table-cell table:formula="of:=([.H5]+[.E5])/[.B5]" office:value-type="float" office:value="7.00735714285714" calcext:value-type="float">
            <text:p>7,0073571429</text:p>
          </table:table-cell>
          <table:table-cell table:formula="of:=([.I5]+[.E5])/[.B5]" office:value-type="float" office:value="7.00735714285714" calcext:value-type="float">
            <text:p>7,0073571429</text:p>
          </table:table-cell>
          <table:table-cell table:formula="of:=([.J5]+[.E5])/[.B5]" office:value-type="float" office:value="7.00735714285714" calcext:value-type="float">
            <text:p>7,0073571429</text:p>
          </table:table-cell>
          <table:table-cell table:formula="of:=([.K5]+[.E5])/[.B5]" office:value-type="float" office:value="7.00735714285714" calcext:value-type="float">
            <text:p>7,0073571429</text:p>
          </table:table-cell>
          <table:table-cell table:formula="of:=([.L5]+[.E5])/[.B5]" office:value-type="float" office:value="7.00735714285714" calcext:value-type="float">
            <text:p>7,0073571429</text:p>
          </table:table-cell>
          <table:table-cell table:formula="of:=([.M5]+[.E5])/[.B5]" office:value-type="float" office:value="7.00735714285714" calcext:value-type="float">
            <text:p>7,0073571429</text:p>
          </table:table-cell>
          <table:table-cell table:formula="of:=([.N5]+[.E5])/[.B5]" office:value-type="float" office:value="7.00735714285714" calcext:value-type="float">
            <text:p>7,0073571429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02685714285714" calcext:value-type="float">
            <text:p>8,0268571429</text:p>
          </table:table-cell>
          <table:table-cell table:formula="of:=[.E6]/[.B6]" office:value-type="float" office:value="8.16178571428572" calcext:value-type="float">
            <text:p>8,1617857143</text:p>
          </table:table-cell>
          <table:table-cell/>
          <table:table-cell table:formula="of:=([.G6]+[.E6])/[.B6]" office:value-type="float" office:value="8.16178571428572" calcext:value-type="float">
            <text:p>8,1617857143</text:p>
          </table:table-cell>
          <table:table-cell table:formula="of:=([.H6]+[.E6])/[.B6]" office:value-type="float" office:value="8.16178571428572" calcext:value-type="float">
            <text:p>8,1617857143</text:p>
          </table:table-cell>
          <table:table-cell table:formula="of:=([.I6]+[.E6])/[.B6]" office:value-type="float" office:value="8.16178571428572" calcext:value-type="float">
            <text:p>8,1617857143</text:p>
          </table:table-cell>
          <table:table-cell table:formula="of:=([.J6]+[.E6])/[.B6]" office:value-type="float" office:value="8.16178571428572" calcext:value-type="float">
            <text:p>8,1617857143</text:p>
          </table:table-cell>
          <table:table-cell table:formula="of:=([.K6]+[.E6])/[.B6]" office:value-type="float" office:value="8.16178571428572" calcext:value-type="float">
            <text:p>8,1617857143</text:p>
          </table:table-cell>
          <table:table-cell table:formula="of:=([.L6]+[.E6])/[.B6]" office:value-type="float" office:value="8.16178571428572" calcext:value-type="float">
            <text:p>8,1617857143</text:p>
          </table:table-cell>
          <table:table-cell table:formula="of:=([.M6]+[.E6])/[.B6]" office:value-type="float" office:value="8.16178571428572" calcext:value-type="float">
            <text:p>8,1617857143</text:p>
          </table:table-cell>
          <table:table-cell table:formula="of:=([.N6]+[.E6])/[.B6]" office:value-type="float" office:value="8.16178571428572" calcext:value-type="float">
            <text:p>8,1617857143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6.74380714285714" calcext:value-type="float">
            <text:p>6,7438071429</text:p>
          </table:table-cell>
          <table:table-cell table:formula="of:=[.E7]/[.B7]" office:value-type="float" office:value="7.18657142857143" calcext:value-type="float">
            <text:p>7,1865714286</text:p>
          </table:table-cell>
          <table:table-cell/>
          <table:table-cell table:formula="of:=([.G7]+[.E7])/[.B7]" office:value-type="float" office:value="7.18657142857143" calcext:value-type="float">
            <text:p>7,1865714286</text:p>
          </table:table-cell>
          <table:table-cell table:formula="of:=([.H7]+[.E7])/[.B7]" office:value-type="float" office:value="7.18657142857143" calcext:value-type="float">
            <text:p>7,1865714286</text:p>
          </table:table-cell>
          <table:table-cell table:formula="of:=([.I7]+[.E7])/[.B7]" office:value-type="float" office:value="7.18657142857143" calcext:value-type="float">
            <text:p>7,1865714286</text:p>
          </table:table-cell>
          <table:table-cell table:formula="of:=([.J7]+[.E7])/[.B7]" office:value-type="float" office:value="7.18657142857143" calcext:value-type="float">
            <text:p>7,1865714286</text:p>
          </table:table-cell>
          <table:table-cell table:formula="of:=([.K7]+[.E7])/[.B7]" office:value-type="float" office:value="7.18657142857143" calcext:value-type="float">
            <text:p>7,1865714286</text:p>
          </table:table-cell>
          <table:table-cell table:formula="of:=([.L7]+[.E7])/[.B7]" office:value-type="float" office:value="7.18657142857143" calcext:value-type="float">
            <text:p>7,1865714286</text:p>
          </table:table-cell>
          <table:table-cell table:formula="of:=([.M7]+[.E7])/[.B7]" office:value-type="float" office:value="7.18657142857143" calcext:value-type="float">
            <text:p>7,1865714286</text:p>
          </table:table-cell>
          <table:table-cell table:formula="of:=([.N7]+[.E7])/[.B7]" office:value-type="float" office:value="7.18657142857143" calcext:value-type="float">
            <text:p>7,1865714286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jkstra_1400_16b_no_sc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2.4090977443609" calcext:value-type="float">
            <text:p>12,4090977444</text:p>
          </table:table-cell>
          <table:table-cell table:formula="of:=[.E9]/[.B9]" office:value-type="float" office:value="12.6127819548872" calcext:value-type="float">
            <text:p>12,6127819549</text:p>
          </table:table-cell>
          <table:table-cell/>
          <table:table-cell table:formula="of:=([.G9]+[.E9])/[.B9]" office:value-type="float" office:value="224.653383458647" calcext:value-type="float">
            <text:p>224,6533834586</text:p>
          </table:table-cell>
          <table:table-cell table:formula="of:=([.H9]+[.E9])/[.B9]" office:value-type="float" office:value="206.902255639098" calcext:value-type="float">
            <text:p>206,9022556391</text:p>
          </table:table-cell>
          <table:table-cell table:formula="of:=([.I9]+[.E9])/[.B9]" office:value-type="float" office:value="124.07969924812" calcext:value-type="float">
            <text:p>124,0796992481</text:p>
          </table:table-cell>
          <table:table-cell table:formula="of:=([.J9]+[.E9])/[.B9]" office:value-type="float" office:value="95.5992481203007" calcext:value-type="float">
            <text:p>95,5992481203</text:p>
          </table:table-cell>
          <table:table-cell table:formula="of:=([.K9]+[.E9])/[.B9]" office:value-type="float" office:value="70.2646616541353" calcext:value-type="float">
            <text:p>70,2646616541</text:p>
          </table:table-cell>
          <table:table-cell table:formula="of:=([.L9]+[.E9])/[.B9]" office:value-type="float" office:value="58.2345864661654" calcext:value-type="float">
            <text:p>58,2345864662</text:p>
          </table:table-cell>
          <table:table-cell table:formula="of:=([.M9]+[.E9])/[.B9]" office:value-type="float" office:value="59.318045112782" calcext:value-type="float">
            <text:p>59,3180451128</text:p>
          </table:table-cell>
          <table:table-cell table:formula="of:=([.N9]+[.E9])/[.B9]" office:value-type="float" office:value="36.0428571428571" calcext:value-type="float">
            <text:p>36,042857142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no_sc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10.5412030075188" calcext:value-type="float">
            <text:p>10,5412030075</text:p>
          </table:table-cell>
          <table:table-cell table:formula="of:=[.E10]/[.B10]" office:value-type="float" office:value="10.6417293233083" calcext:value-type="float">
            <text:p>10,6417293233</text:p>
          </table:table-cell>
          <table:table-cell/>
          <table:table-cell table:formula="of:=([.G10]+[.E10])/[.B10]" office:value-type="float" office:value="147.945488721805" calcext:value-type="float">
            <text:p>147,9454887218</text:p>
          </table:table-cell>
          <table:table-cell table:formula="of:=([.H10]+[.E10])/[.B10]" office:value-type="float" office:value="70.4545112781955" calcext:value-type="float">
            <text:p>70,4545112782</text:p>
          </table:table-cell>
          <table:table-cell table:formula="of:=([.I10]+[.E10])/[.B10]" office:value-type="float" office:value="41.5537593984962" calcext:value-type="float">
            <text:p>41,5537593985</text:p>
          </table:table-cell>
          <table:table-cell table:formula="of:=([.J10]+[.E10])/[.B10]" office:value-type="float" office:value="34.8011278195489" calcext:value-type="float">
            <text:p>34,8011278195</text:p>
          </table:table-cell>
          <table:table-cell table:formula="of:=([.K10]+[.E10])/[.B10]" office:value-type="float" office:value="27.7387218045113" calcext:value-type="float">
            <text:p>27,7387218045</text:p>
          </table:table-cell>
          <table:table-cell table:formula="of:=([.L10]+[.E10])/[.B10]" office:value-type="float" office:value="26.8672932330827" calcext:value-type="float">
            <text:p>26,8672932331</text:p>
          </table:table-cell>
          <table:table-cell table:formula="of:=([.M10]+[.E10])/[.B10]" office:value-type="float" office:value="23.5710526315789" calcext:value-type="float">
            <text:p>23,5710526316</text:p>
          </table:table-cell>
          <table:table-cell table:formula="of:=([.N10]+[.E10])/[.B10]" office:value-type="float" office:value="22.046992481203" calcext:value-type="float">
            <text:p>22,046992481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no_sc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11.7172180451128" calcext:value-type="float">
            <text:p>11,7172180451</text:p>
          </table:table-cell>
          <table:table-cell table:formula="of:=[.E11]/[.B11]" office:value-type="float" office:value="11.6573684210526" calcext:value-type="float">
            <text:p>11,6573684211</text:p>
          </table:table-cell>
          <table:table-cell/>
          <table:table-cell table:formula="of:=([.G11]+[.E11])/[.B11]" office:value-type="float" office:value="94.6551127819549" calcext:value-type="float">
            <text:p>94,655112782</text:p>
          </table:table-cell>
          <table:table-cell table:formula="of:=([.H11]+[.E11])/[.B11]" office:value-type="float" office:value="51.6310526315789" calcext:value-type="float">
            <text:p>51,6310526316</text:p>
          </table:table-cell>
          <table:table-cell table:formula="of:=([.I11]+[.E11])/[.B11]" office:value-type="float" office:value="34.21" calcext:value-type="float">
            <text:p>34,21</text:p>
          </table:table-cell>
          <table:table-cell table:formula="of:=([.J11]+[.E11])/[.B11]" office:value-type="float" office:value="32.1701503759398" calcext:value-type="float">
            <text:p>32,1701503759</text:p>
          </table:table-cell>
          <table:table-cell table:formula="of:=([.K11]+[.E11])/[.B11]" office:value-type="float" office:value="27.591954887218" calcext:value-type="float">
            <text:p>27,5919548872</text:p>
          </table:table-cell>
          <table:table-cell table:formula="of:=([.L11]+[.E11])/[.B11]" office:value-type="float" office:value="24.6303007518797" calcext:value-type="float">
            <text:p>24,6303007519</text:p>
          </table:table-cell>
          <table:table-cell table:formula="of:=([.M11]+[.E11])/[.B11]" office:value-type="float" office:value="24.9739097744361" calcext:value-type="float">
            <text:p>24,9739097744</text:p>
          </table:table-cell>
          <table:table-cell table:formula="of:=([.N11]+[.E11])/[.B11]" office:value-type="float" office:value="23.6912030075188" calcext:value-type="float">
            <text:p>23,691203007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no_sc</text:p>
          </table:table-cell>
          <table:table-cell table:formula="of:=[.B12]/[.B12]" office:value-type="float" office:value="1" calcext:value-type="float">
            <text:p>1</text:p>
          </table:table-cell>
          <table:table-cell/>
          <table:table-cell table:formula="of:=[.D12]/[.B12]" office:value-type="float" office:value="9.98496240601504" calcext:value-type="float">
            <text:p>9,984962406</text:p>
          </table:table-cell>
          <table:table-cell table:formula="of:=[.E12]/[.B12]" office:value-type="float" office:value="10.4369172932331" calcext:value-type="float">
            <text:p>10,4369172932</text:p>
          </table:table-cell>
          <table:table-cell/>
          <table:table-cell table:formula="of:=([.G12]+[.E12])/[.B12]" office:value-type="float" office:value="76.4369172932331" calcext:value-type="float">
            <text:p>76,4369172932</text:p>
          </table:table-cell>
          <table:table-cell table:formula="of:=([.H12]+[.E12])/[.B12]" office:value-type="float" office:value="44.9978195488722" calcext:value-type="float">
            <text:p>44,9978195489</text:p>
          </table:table-cell>
          <table:table-cell table:formula="of:=([.I12]+[.E12])/[.B12]" office:value-type="float" office:value="35.051954887218" calcext:value-type="float">
            <text:p>35,0519548872</text:p>
          </table:table-cell>
          <table:table-cell table:formula="of:=([.J12]+[.E12])/[.B12]" office:value-type="float" office:value="30.2632330827068" calcext:value-type="float">
            <text:p>30,2632330827</text:p>
          </table:table-cell>
          <table:table-cell table:formula="of:=([.K12]+[.E12])/[.B12]" office:value-type="float" office:value="31.5812781954887" calcext:value-type="float">
            <text:p>31,5812781955</text:p>
          </table:table-cell>
          <table:table-cell table:formula="of:=([.L12]+[.E12])/[.B12]" office:value-type="float" office:value="24.5775187969925" calcext:value-type="float">
            <text:p>24,577518797</text:p>
          </table:table-cell>
          <table:table-cell table:formula="of:=([.M12]+[.E12])/[.B12]" office:value-type="float" office:value="27.2617293233083" calcext:value-type="float">
            <text:p>27,2617293233</text:p>
          </table:table-cell>
          <table:table-cell table:formula="of:=([.N12]+[.E12])/[.B12]" office:value-type="float" office:value="22.7271428571429" calcext:value-type="float">
            <text:p>22,727142857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22.2561313868613" calcext:value-type="float">
            <text:p>22,2561313869</text:p>
          </table:table-cell>
          <table:table-cell table:formula="of:=[.E14]/[.B14]" office:value-type="float" office:value="22.0969343065693" calcext:value-type="float">
            <text:p>22,0969343066</text:p>
          </table:table-cell>
          <table:table-cell/>
          <table:table-cell table:formula="of:=([.G14]+[.E14])/[.B14]" office:value-type="float" office:value="263.014452554745" calcext:value-type="float">
            <text:p>263,0144525547</text:p>
          </table:table-cell>
          <table:table-cell table:formula="of:=([.H14]+[.E14])/[.B14]" office:value-type="float" office:value="247.254598540146" calcext:value-type="float">
            <text:p>247,2545985401</text:p>
          </table:table-cell>
          <table:table-cell table:formula="of:=([.I14]+[.E14])/[.B14]" office:value-type="float" office:value="177.459708029197" calcext:value-type="float">
            <text:p>177,4597080292</text:p>
          </table:table-cell>
          <table:table-cell table:formula="of:=([.J14]+[.E14])/[.B14]" office:value-type="float" office:value="144.904233576642" calcext:value-type="float">
            <text:p>144,9042335766</text:p>
          </table:table-cell>
          <table:table-cell table:formula="of:=([.K14]+[.E14])/[.B14]" office:value-type="float" office:value="98.174306569343" calcext:value-type="float">
            <text:p>98,1743065693</text:p>
          </table:table-cell>
          <table:table-cell table:formula="of:=([.L14]+[.E14])/[.B14]" office:value-type="float" office:value="84.6531386861314" calcext:value-type="float">
            <text:p>84,6531386861</text:p>
          </table:table-cell>
          <table:table-cell table:formula="of:=([.M14]+[.E14])/[.B14]" office:value-type="float" office:value="68.5093430656934" calcext:value-type="float">
            <text:p>68,5093430657</text:p>
          </table:table-cell>
          <table:table-cell table:formula="of:=([.N14]+[.E14])/[.B14]" office:value-type="float" office:value="61.2867153284672" calcext:value-type="float">
            <text:p>61,286715328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20.1808759124088" calcext:value-type="float">
            <text:p>20,1808759124</text:p>
          </table:table-cell>
          <table:table-cell table:formula="of:=[.E15]/[.B15]" office:value-type="float" office:value="20.6072262773723" calcext:value-type="float">
            <text:p>20,6072262774</text:p>
          </table:table-cell>
          <table:table-cell/>
          <table:table-cell table:formula="of:=([.G15]+[.E15])/[.B15]" office:value-type="float" office:value="181.17802919708" calcext:value-type="float">
            <text:p>181,1780291971</text:p>
          </table:table-cell>
          <table:table-cell table:formula="of:=([.H15]+[.E15])/[.B15]" office:value-type="float" office:value="112.784598540146" calcext:value-type="float">
            <text:p>112,7845985401</text:p>
          </table:table-cell>
          <table:table-cell table:formula="of:=([.I15]+[.E15])/[.B15]" office:value-type="float" office:value="62.1393430656934" calcext:value-type="float">
            <text:p>62,1393430657</text:p>
          </table:table-cell>
          <table:table-cell table:formula="of:=([.J15]+[.E15])/[.B15]" office:value-type="float" office:value="49.7152554744526" calcext:value-type="float">
            <text:p>49,7152554745</text:p>
          </table:table-cell>
          <table:table-cell table:formula="of:=([.K15]+[.E15])/[.B15]" office:value-type="float" office:value="42.0116058394161" calcext:value-type="float">
            <text:p>42,0116058394</text:p>
          </table:table-cell>
          <table:table-cell table:formula="of:=([.L15]+[.E15])/[.B15]" office:value-type="float" office:value="35.8765693430657" calcext:value-type="float">
            <text:p>35,8765693431</text:p>
          </table:table-cell>
          <table:table-cell table:formula="of:=([.M15]+[.E15])/[.B15]" office:value-type="float" office:value="34.9502919708029" calcext:value-type="float">
            <text:p>34,9502919708</text:p>
          </table:table-cell>
          <table:table-cell table:formula="of:=([.N15]+[.E15])/[.B15]" office:value-type="float" office:value="32.0889781021898" calcext:value-type="float">
            <text:p>32,088978102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21.6174452554745" calcext:value-type="float">
            <text:p>21,6174452555</text:p>
          </table:table-cell>
          <table:table-cell table:formula="of:=[.E16]/[.B16]" office:value-type="float" office:value="21.5808759124088" calcext:value-type="float">
            <text:p>21,5808759124</text:p>
          </table:table-cell>
          <table:table-cell/>
          <table:table-cell table:formula="of:=([.G16]+[.E16])/[.B16]" office:value-type="float" office:value="130.239270072993" calcext:value-type="float">
            <text:p>130,239270073</text:p>
          </table:table-cell>
          <table:table-cell table:formula="of:=([.H16]+[.E16])/[.B16]" office:value-type="float" office:value="72.1896350364963" calcext:value-type="float">
            <text:p>72,1896350365</text:p>
          </table:table-cell>
          <table:table-cell table:formula="of:=([.I16]+[.E16])/[.B16]" office:value-type="float" office:value="52.6297810218978" calcext:value-type="float">
            <text:p>52,6297810219</text:p>
          </table:table-cell>
          <table:table-cell table:formula="of:=([.J16]+[.E16])/[.B16]" office:value-type="float" office:value="44.3290510948905" calcext:value-type="float">
            <text:p>44,3290510949</text:p>
          </table:table-cell>
          <table:table-cell table:formula="of:=([.K16]+[.E16])/[.B16]" office:value-type="float" office:value="41.1465693430657" calcext:value-type="float">
            <text:p>41,1465693431</text:p>
          </table:table-cell>
          <table:table-cell table:formula="of:=([.L16]+[.E16])/[.B16]" office:value-type="float" office:value="37.954598540146" calcext:value-type="float">
            <text:p>37,9545985401</text:p>
          </table:table-cell>
          <table:table-cell table:formula="of:=([.M16]+[.E16])/[.B16]" office:value-type="float" office:value="35.2896350364963" calcext:value-type="float">
            <text:p>35,2896350365</text:p>
          </table:table-cell>
          <table:table-cell table:formula="of:=([.N16]+[.E16])/[.B16]" office:value-type="float" office:value="33.6305109489051" calcext:value-type="float">
            <text:p>33,630510948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17]/[.B17]" office:value-type="float" office:value="1" calcext:value-type="float">
            <text:p>1</text:p>
          </table:table-cell>
          <table:table-cell/>
          <table:table-cell table:formula="of:=[.D17]/[.B17]" office:value-type="float" office:value="19.9743065693431" calcext:value-type="float">
            <text:p>19,9743065693</text:p>
          </table:table-cell>
          <table:table-cell table:formula="of:=[.E17]/[.B17]" office:value-type="float" office:value="20.4757664233577" calcext:value-type="float">
            <text:p>20,4757664234</text:p>
          </table:table-cell>
          <table:table-cell/>
          <table:table-cell table:formula="of:=([.G17]+[.E17])/[.B17]" office:value-type="float" office:value="111.807153284672" calcext:value-type="float">
            <text:p>111,8071532847</text:p>
          </table:table-cell>
          <table:table-cell table:formula="of:=([.H17]+[.E17])/[.B17]" office:value-type="float" office:value="63.2509489051095" calcext:value-type="float">
            <text:p>63,2509489051</text:p>
          </table:table-cell>
          <table:table-cell table:formula="of:=([.I17]+[.E17])/[.B17]" office:value-type="float" office:value="52.0436496350365" calcext:value-type="float">
            <text:p>52,043649635</text:p>
          </table:table-cell>
          <table:table-cell table:formula="of:=([.J17]+[.E17])/[.B17]" office:value-type="float" office:value="42.2042335766423" calcext:value-type="float">
            <text:p>42,2042335766</text:p>
          </table:table-cell>
          <table:table-cell table:formula="of:=([.K17]+[.E17])/[.B17]" office:value-type="float" office:value="42.2502189781022" calcext:value-type="float">
            <text:p>42,2502189781</text:p>
          </table:table-cell>
          <table:table-cell table:formula="of:=([.L17]+[.E17])/[.B17]" office:value-type="float" office:value="39.0735766423358" calcext:value-type="float">
            <text:p>39,0735766423</text:p>
          </table:table-cell>
          <table:table-cell table:formula="of:=([.M17]+[.E17])/[.B17]" office:value-type="float" office:value="41.269197080292" calcext:value-type="float">
            <text:p>41,2691970803</text:p>
          </table:table-cell>
          <table:table-cell table:formula="of:=([.N17]+[.E17])/[.B17]" office:value-type="float" office:value="32.8487591240876" calcext:value-type="float">
            <text:p>32,848759124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3.3515384615385" calcext:value-type="float">
            <text:p>13,3515384615</text:p>
          </table:table-cell>
          <table:table-cell table:formula="of:=[.E19]/[.B19]" office:value-type="float" office:value="14.8994358974359" calcext:value-type="float">
            <text:p>14,8994358974</text:p>
          </table:table-cell>
          <table:table-cell/>
          <table:table-cell table:formula="of:=([.G19]+[.E19])/[.B19]" office:value-type="float" office:value="32.3702051282051" calcext:value-type="float">
            <text:p>32,3702051282</text:p>
          </table:table-cell>
          <table:table-cell table:formula="of:=([.H19]+[.E19])/[.B19]" office:value-type="float" office:value="31.1891794871795" calcext:value-type="float">
            <text:p>31,1891794872</text:p>
          </table:table-cell>
          <table:table-cell table:formula="of:=([.I19]+[.E19])/[.B19]" office:value-type="float" office:value="30.1086666666667" calcext:value-type="float">
            <text:p>30,1086666667</text:p>
          </table:table-cell>
          <table:table-cell table:formula="of:=([.J19]+[.E19])/[.B19]" office:value-type="float" office:value="27.8096923076923" calcext:value-type="float">
            <text:p>27,8096923077</text:p>
          </table:table-cell>
          <table:table-cell table:formula="of:=([.K19]+[.E19])/[.B19]" office:value-type="float" office:value="27.6912307692308" calcext:value-type="float">
            <text:p>27,6912307692</text:p>
          </table:table-cell>
          <table:table-cell table:formula="of:=([.L19]+[.E19])/[.B19]" office:value-type="float" office:value="27.4861025641026" calcext:value-type="float">
            <text:p>27,4861025641</text:p>
          </table:table-cell>
          <table:table-cell table:formula="of:=([.M19]+[.E19])/[.B19]" office:value-type="float" office:value="27.4671282051282" calcext:value-type="float">
            <text:p>27,4671282051</text:p>
          </table:table-cell>
          <table:table-cell table:formula="of:=([.N19]+[.E19])/[.B19]" office:value-type="float" office:value="27.6404615384615" calcext:value-type="float">
            <text:p>27,6404615385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0.6591282051282" calcext:value-type="float">
            <text:p>10,6591282051</text:p>
          </table:table-cell>
          <table:table-cell table:formula="of:=[.E20]/[.B20]" office:value-type="float" office:value="11.3934358974359" calcext:value-type="float">
            <text:p>11,3934358974</text:p>
          </table:table-cell>
          <table:table-cell/>
          <table:table-cell table:formula="of:=([.G20]+[.E20])/[.B20]" office:value-type="float" office:value="31.5252307692308" calcext:value-type="float">
            <text:p>31,5252307692</text:p>
          </table:table-cell>
          <table:table-cell table:formula="of:=([.H20]+[.E20])/[.B20]" office:value-type="float" office:value="28.5539487179487" calcext:value-type="float">
            <text:p>28,5539487179</text:p>
          </table:table-cell>
          <table:table-cell table:formula="of:=([.I20]+[.E20])/[.B20]" office:value-type="float" office:value="28.0236923076923" calcext:value-type="float">
            <text:p>28,0236923077</text:p>
          </table:table-cell>
          <table:table-cell table:formula="of:=([.J20]+[.E20])/[.B20]" office:value-type="float" office:value="27.6708717948718" calcext:value-type="float">
            <text:p>27,6708717949</text:p>
          </table:table-cell>
          <table:table-cell table:formula="of:=([.K20]+[.E20])/[.B20]" office:value-type="float" office:value="27.6134358974359" calcext:value-type="float">
            <text:p>27,6134358974</text:p>
          </table:table-cell>
          <table:table-cell table:formula="of:=([.L20]+[.E20])/[.B20]" office:value-type="float" office:value="27.5113846153846" calcext:value-type="float">
            <text:p>27,5113846154</text:p>
          </table:table-cell>
          <table:table-cell table:formula="of:=([.M20]+[.E20])/[.B20]" office:value-type="float" office:value="27.4713846153846" calcext:value-type="float">
            <text:p>27,4713846154</text:p>
          </table:table-cell>
          <table:table-cell table:formula="of:=([.N20]+[.E20])/[.B20]" office:value-type="float" office:value="27.3980512820513" calcext:value-type="float">
            <text:p>27,3980512821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3.0022051282051" calcext:value-type="float">
            <text:p>13,0022051282</text:p>
          </table:table-cell>
          <table:table-cell table:formula="of:=[.E21]/[.B21]" office:value-type="float" office:value="13.0753333333333" calcext:value-type="float">
            <text:p>13,0753333333</text:p>
          </table:table-cell>
          <table:table-cell/>
          <table:table-cell table:formula="of:=([.G21]+[.E21])/[.B21]" office:value-type="float" office:value="43.3486666666667" calcext:value-type="float">
            <text:p>43,3486666667</text:p>
          </table:table-cell>
          <table:table-cell table:formula="of:=([.H21]+[.E21])/[.B21]" office:value-type="float" office:value="34.1902051282051" calcext:value-type="float">
            <text:p>34,1902051282</text:p>
          </table:table-cell>
          <table:table-cell table:formula="of:=([.I21]+[.E21])/[.B21]" office:value-type="float" office:value="33.6440512820513" calcext:value-type="float">
            <text:p>33,6440512821</text:p>
          </table:table-cell>
          <table:table-cell table:formula="of:=([.J21]+[.E21])/[.B21]" office:value-type="float" office:value="33.3122564102564" calcext:value-type="float">
            <text:p>33,3122564103</text:p>
          </table:table-cell>
          <table:table-cell table:formula="of:=([.K21]+[.E21])/[.B21]" office:value-type="float" office:value="33.2727692307692" calcext:value-type="float">
            <text:p>33,2727692308</text:p>
          </table:table-cell>
          <table:table-cell table:formula="of:=([.L21]+[.E21])/[.B21]" office:value-type="float" office:value="33.1045641025641" calcext:value-type="float">
            <text:p>33,1045641026</text:p>
          </table:table-cell>
          <table:table-cell table:formula="of:=([.M21]+[.E21])/[.B21]" office:value-type="float" office:value="33.1327692307692" calcext:value-type="float">
            <text:p>33,1327692308</text:p>
          </table:table-cell>
          <table:table-cell table:formula="of:=([.N21]+[.E21])/[.B21]" office:value-type="float" office:value="32.9481538461538" calcext:value-type="float">
            <text:p>32,948153846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table:formula="of:=[.B22]/[.B22]" office:value-type="float" office:value="1" calcext:value-type="float">
            <text:p>1</text:p>
          </table:table-cell>
          <table:table-cell/>
          <table:table-cell table:formula="of:=[.D22]/[.B22]" office:value-type="float" office:value="10.4348205128205" calcext:value-type="float">
            <text:p>10,4348205128</text:p>
          </table:table-cell>
          <table:table-cell table:formula="of:=[.E22]/[.B22]" office:value-type="float" office:value="11.1555897435897" calcext:value-type="float">
            <text:p>11,1555897436</text:p>
          </table:table-cell>
          <table:table-cell/>
          <table:table-cell table:formula="of:=([.G22]+[.E22])/[.B22]" office:value-type="float" office:value="38.3212307692308" calcext:value-type="float">
            <text:p>38,3212307692</text:p>
          </table:table-cell>
          <table:table-cell table:formula="of:=([.H22]+[.E22])/[.B22]" office:value-type="float" office:value="36.1248205128205" calcext:value-type="float">
            <text:p>36,1248205128</text:p>
          </table:table-cell>
          <table:table-cell table:formula="of:=([.I22]+[.E22])/[.B22]" office:value-type="float" office:value="35.5858461538462" calcext:value-type="float">
            <text:p>35,5858461538</text:p>
          </table:table-cell>
          <table:table-cell table:formula="of:=([.J22]+[.E22])/[.B22]" office:value-type="float" office:value="35.2930256410256" calcext:value-type="float">
            <text:p>35,293025641</text:p>
          </table:table-cell>
          <table:table-cell table:formula="of:=([.K22]+[.E22])/[.B22]" office:value-type="float" office:value="35.137641025641" calcext:value-type="float">
            <text:p>35,1376410256</text:p>
          </table:table-cell>
          <table:table-cell table:formula="of:=([.L22]+[.E22])/[.B22]" office:value-type="float" office:value="35.0104615384615" calcext:value-type="float">
            <text:p>35,0104615385</text:p>
          </table:table-cell>
          <table:table-cell table:formula="of:=([.M22]+[.E22])/[.B22]" office:value-type="float" office:value="34.9735384615385" calcext:value-type="float">
            <text:p>34,9735384615</text:p>
          </table:table-cell>
          <table:table-cell table:formula="of:=([.N22]+[.E22])/[.B22]" office:value-type="float" office:value="34.8822564102564" calcext:value-type="float">
            <text:p>34,8822564103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lc determinant 11 16b sc 3</text:p>
          </table:table-cell>
          <table:table-cell table:formula="of:=[.B24]/[.B24]" office:value-type="float" office:value="1" calcext:value-type="float">
            <text:p>1</text:p>
          </table:table-cell>
          <table:table-cell/>
          <table:table-cell table:formula="of:=[.D24]/[.B24]" office:value-type="float" office:value="18.9364948453608" calcext:value-type="float">
            <text:p>18,9364948454</text:p>
          </table:table-cell>
          <table:table-cell table:formula="of:=[.E24]/[.B24]" office:value-type="float" office:value="18.9734536082474" calcext:value-type="float">
            <text:p>18,9734536082</text:p>
          </table:table-cell>
          <table:table-cell/>
          <table:table-cell table:formula="of:=([.G24]+[.E24])/[.B24]" office:value-type="float" office:value="146.406958762887" calcext:value-type="float">
            <text:p>146,4069587629</text:p>
          </table:table-cell>
          <table:table-cell table:formula="of:=([.H24]+[.E24])/[.B24]" office:value-type="float" office:value="102.52912371134" calcext:value-type="float">
            <text:p>102,5291237113</text:p>
          </table:table-cell>
          <table:table-cell table:formula="of:=([.I24]+[.E24])/[.B24]" office:value-type="float" office:value="74.2322164948454" calcext:value-type="float">
            <text:p>74,2322164948</text:p>
          </table:table-cell>
          <table:table-cell table:formula="of:=([.J24]+[.E24])/[.B24]" office:value-type="float" office:value="41.564175257732" calcext:value-type="float">
            <text:p>41,5641752577</text:p>
          </table:table-cell>
          <table:table-cell table:formula="of:=([.K24]+[.E24])/[.B24]" office:value-type="float" office:value="19.0574742268041" calcext:value-type="float">
            <text:p>19,0574742268</text:p>
          </table:table-cell>
          <table:table-cell table:formula="of:=([.L24]+[.E24])/[.B24]" office:value-type="float" office:value="37.055412371134" calcext:value-type="float">
            <text:p>37,0554123711</text:p>
          </table:table-cell>
          <table:table-cell table:formula="of:=([.M24]+[.E24])/[.B24]" office:value-type="float" office:value="21.7961340206186" calcext:value-type="float">
            <text:p>21,7961340206</text:p>
          </table:table-cell>
          <table:table-cell table:formula="of:=([.N24]+[.E24])/[.B24]" office:value-type="float" office:value="18.9744845360825" calcext:value-type="float">
            <text:p>18,974484536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32b sc 3</text:p>
          </table:table-cell>
          <table:table-cell table:formula="of:=[.B25]/[.B25]" office:value-type="float" office:value="1" calcext:value-type="float">
            <text:p>1</text:p>
          </table:table-cell>
          <table:table-cell/>
          <table:table-cell table:formula="of:=[.D25]/[.B25]" office:value-type="float" office:value="16.35" calcext:value-type="float">
            <text:p>16,35</text:p>
          </table:table-cell>
          <table:table-cell table:formula="of:=[.E25]/[.B25]" office:value-type="float" office:value="16.8028865979381" calcext:value-type="float">
            <text:p>16,8028865979</text:p>
          </table:table-cell>
          <table:table-cell/>
          <table:table-cell table:formula="of:=([.G25]+[.E25])/[.B25]" office:value-type="float" office:value="71.3430927835052" calcext:value-type="float">
            <text:p>71,3430927835</text:p>
          </table:table-cell>
          <table:table-cell table:formula="of:=([.H25]+[.E25])/[.B25]" office:value-type="float" office:value="31.4879381443299" calcext:value-type="float">
            <text:p>31,4879381443</text:p>
          </table:table-cell>
          <table:table-cell table:formula="of:=([.I25]+[.E25])/[.B25]" office:value-type="float" office:value="16.8240206185567" calcext:value-type="float">
            <text:p>16,8240206186</text:p>
          </table:table-cell>
          <table:table-cell table:formula="of:=([.J25]+[.E25])/[.B25]" office:value-type="float" office:value="17.269381443299" calcext:value-type="float">
            <text:p>17,2693814433</text:p>
          </table:table-cell>
          <table:table-cell table:formula="of:=([.K25]+[.E25])/[.B25]" office:value-type="float" office:value="16.8028865979381" calcext:value-type="float">
            <text:p>16,8028865979</text:p>
          </table:table-cell>
          <table:table-cell table:formula="of:=([.L25]+[.E25])/[.B25]" office:value-type="float" office:value="16.8028865979381" calcext:value-type="float">
            <text:p>16,8028865979</text:p>
          </table:table-cell>
          <table:table-cell table:formula="of:=([.M25]+[.E25])/[.B25]" office:value-type="float" office:value="16.8034020618557" calcext:value-type="float">
            <text:p>16,8034020619</text:p>
          </table:table-cell>
          <table:table-cell table:formula="of:=([.N25]+[.E25])/[.B25]" office:value-type="float" office:value="16.8028865979381" calcext:value-type="float">
            <text:p>16,802886597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48b sc 3</text:p>
          </table:table-cell>
          <table:table-cell table:formula="of:=[.B26]/[.B26]" office:value-type="float" office:value="1" calcext:value-type="float">
            <text:p>1</text:p>
          </table:table-cell>
          <table:table-cell/>
          <table:table-cell table:formula="of:=[.D26]/[.B26]" office:value-type="float" office:value="17.7196391752577" calcext:value-type="float">
            <text:p>17,7196391753</text:p>
          </table:table-cell>
          <table:table-cell table:formula="of:=[.E26]/[.B26]" office:value-type="float" office:value="17.9696391752577" calcext:value-type="float">
            <text:p>17,9696391753</text:p>
          </table:table-cell>
          <table:table-cell/>
          <table:table-cell table:formula="of:=([.G26]+[.E26])/[.B26]" office:value-type="float" office:value="49.2428350515464" calcext:value-type="float">
            <text:p>49,2428350515</text:p>
          </table:table-cell>
          <table:table-cell table:formula="of:=([.H26]+[.E26])/[.B26]" office:value-type="float" office:value="22.6557216494845" calcext:value-type="float">
            <text:p>22,6557216495</text:p>
          </table:table-cell>
          <table:table-cell table:formula="of:=([.I26]+[.E26])/[.B26]" office:value-type="float" office:value="20.5959278350515" calcext:value-type="float">
            <text:p>20,5959278351</text:p>
          </table:table-cell>
          <table:table-cell table:formula="of:=([.J26]+[.E26])/[.B26]" office:value-type="float" office:value="17.9717010309278" calcext:value-type="float">
            <text:p>17,9717010309</text:p>
          </table:table-cell>
          <table:table-cell table:formula="of:=([.K26]+[.E26])/[.B26]" office:value-type="float" office:value="18.0490206185567" calcext:value-type="float">
            <text:p>18,0490206186</text:p>
          </table:table-cell>
          <table:table-cell table:formula="of:=([.L26]+[.E26])/[.B26]" office:value-type="float" office:value="17.9696391752577" calcext:value-type="float">
            <text:p>17,9696391753</text:p>
          </table:table-cell>
          <table:table-cell table:formula="of:=([.M26]+[.E26])/[.B26]" office:value-type="float" office:value="17.9696391752577" calcext:value-type="float">
            <text:p>17,9696391753</text:p>
          </table:table-cell>
          <table:table-cell table:formula="of:=([.N26]+[.E26])/[.B26]" office:value-type="float" office:value="17.9717010309278" calcext:value-type="float">
            <text:p>17,971701030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64b sc 3</text:p>
          </table:table-cell>
          <table:table-cell table:formula="of:=[.B27]/[.B27]" office:value-type="float" office:value="1" calcext:value-type="float">
            <text:p>1</text:p>
          </table:table-cell>
          <table:table-cell/>
          <table:table-cell table:formula="of:=[.D27]/[.B27]" office:value-type="float" office:value="16.1462886597938" calcext:value-type="float">
            <text:p>16,1462886598</text:p>
          </table:table-cell>
          <table:table-cell table:formula="of:=[.E27]/[.B27]" office:value-type="float" office:value="16.3973711340206" calcext:value-type="float">
            <text:p>16,397371134</text:p>
          </table:table-cell>
          <table:table-cell/>
          <table:table-cell table:formula="of:=([.G27]+[.E27])/[.B27]" office:value-type="float" office:value="32.0190206185567" calcext:value-type="float">
            <text:p>32,0190206186</text:p>
          </table:table-cell>
          <table:table-cell table:formula="of:=([.H27]+[.E27])/[.B27]" office:value-type="float" office:value="23.9989175257732" calcext:value-type="float">
            <text:p>23,9989175258</text:p>
          </table:table-cell>
          <table:table-cell table:formula="of:=([.I27]+[.E27])/[.B27]" office:value-type="float" office:value="16.4004639175258" calcext:value-type="float">
            <text:p>16,4004639175</text:p>
          </table:table-cell>
          <table:table-cell table:formula="of:=([.J27]+[.E27])/[.B27]" office:value-type="float" office:value="16.5886082474227" calcext:value-type="float">
            <text:p>16,5886082474</text:p>
          </table:table-cell>
          <table:table-cell table:formula="of:=([.K27]+[.E27])/[.B27]" office:value-type="float" office:value="16.3973711340206" calcext:value-type="float">
            <text:p>16,397371134</text:p>
          </table:table-cell>
          <table:table-cell table:formula="of:=([.L27]+[.E27])/[.B27]" office:value-type="float" office:value="16.4004639175258" calcext:value-type="float">
            <text:p>16,4004639175</text:p>
          </table:table-cell>
          <table:table-cell table:formula="of:=([.M27]+[.E27])/[.B27]" office:value-type="float" office:value="16.3973711340206" calcext:value-type="float">
            <text:p>16,397371134</text:p>
          </table:table-cell>
          <table:table-cell table:formula="of:=([.N27]+[.E27])/[.B27]" office:value-type="float" office:value="16.3973711340206" calcext:value-type="float">
            <text:p>16,397371134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lc determinant 11 16b no sc</text:p>
          </table:table-cell>
          <table:table-cell table:formula="of:=[.B29]/[.B29]" office:value-type="float" office:value="1" calcext:value-type="float">
            <text:p>1</text:p>
          </table:table-cell>
          <table:table-cell/>
          <table:table-cell table:formula="of:=[.D29]/[.B29]" office:value-type="float" office:value="14.5493193717277" calcext:value-type="float">
            <text:p>14,5493193717</text:p>
          </table:table-cell>
          <table:table-cell table:formula="of:=[.E29]/[.B29]" office:value-type="float" office:value="14.1735602094241" calcext:value-type="float">
            <text:p>14,1735602094</text:p>
          </table:table-cell>
          <table:table-cell/>
          <table:table-cell table:formula="of:=([.G29]+[.E29])/[.B29]" office:value-type="float" office:value="121.982460732984" calcext:value-type="float">
            <text:p>121,982460733</text:p>
          </table:table-cell>
          <table:table-cell table:formula="of:=([.H29]+[.E29])/[.B29]" office:value-type="float" office:value="79.6803664921466" calcext:value-type="float">
            <text:p>79,6803664921</text:p>
          </table:table-cell>
          <table:table-cell table:formula="of:=([.I29]+[.E29])/[.B29]" office:value-type="float" office:value="47.5248691099476" calcext:value-type="float">
            <text:p>47,5248691099</text:p>
          </table:table-cell>
          <table:table-cell table:formula="of:=([.J29]+[.E29])/[.B29]" office:value-type="float" office:value="15.1384816753927" calcext:value-type="float">
            <text:p>15,1384816754</text:p>
          </table:table-cell>
          <table:table-cell table:formula="of:=([.K29]+[.E29])/[.B29]" office:value-type="float" office:value="14.6609947643979" calcext:value-type="float">
            <text:p>14,6609947644</text:p>
          </table:table-cell>
          <table:table-cell table:formula="of:=([.L29]+[.E29])/[.B29]" office:value-type="float" office:value="14.1746073298429" calcext:value-type="float">
            <text:p>14,1746073298</text:p>
          </table:table-cell>
          <table:table-cell table:formula="of:=([.M29]+[.E29])/[.B29]" office:value-type="float" office:value="17.4206806282722" calcext:value-type="float">
            <text:p>17,4206806283</text:p>
          </table:table-cell>
          <table:table-cell table:formula="of:=([.N29]+[.E29])/[.B29]" office:value-type="float" office:value="14.1746073298429" calcext:value-type="float">
            <text:p>14,174607329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32b no sc</text:p>
          </table:table-cell>
          <table:table-cell table:formula="of:=[.B30]/[.B30]" office:value-type="float" office:value="1" calcext:value-type="float">
            <text:p>1</text:p>
          </table:table-cell>
          <table:table-cell/>
          <table:table-cell table:formula="of:=[.D30]/[.B30]" office:value-type="float" office:value="11.8019371727749" calcext:value-type="float">
            <text:p>11,8019371728</text:p>
          </table:table-cell>
          <table:table-cell table:formula="of:=[.E30]/[.B30]" office:value-type="float" office:value="12.2856544502618" calcext:value-type="float">
            <text:p>12,2856544503</text:p>
          </table:table-cell>
          <table:table-cell/>
          <table:table-cell table:formula="of:=([.G30]+[.E30])/[.B30]" office:value-type="float" office:value="53.7725654450262" calcext:value-type="float">
            <text:p>53,772565445</text:p>
          </table:table-cell>
          <table:table-cell table:formula="of:=([.H30]+[.E30])/[.B30]" office:value-type="float" office:value="13.8887958115183" calcext:value-type="float">
            <text:p>13,8887958115</text:p>
          </table:table-cell>
          <table:table-cell table:formula="of:=([.I30]+[.E30])/[.B30]" office:value-type="float" office:value="12.9086910994764" calcext:value-type="float">
            <text:p>12,9086910995</text:p>
          </table:table-cell>
          <table:table-cell table:formula="of:=([.J30]+[.E30])/[.B30]" office:value-type="float" office:value="12.6380104712042" calcext:value-type="float">
            <text:p>12,6380104712</text:p>
          </table:table-cell>
          <table:table-cell table:formula="of:=([.K30]+[.E30])/[.B30]" office:value-type="float" office:value="12.2856544502618" calcext:value-type="float">
            <text:p>12,2856544503</text:p>
          </table:table-cell>
          <table:table-cell table:formula="of:=([.L30]+[.E30])/[.B30]" office:value-type="float" office:value="12.2856544502618" calcext:value-type="float">
            <text:p>12,2856544503</text:p>
          </table:table-cell>
          <table:table-cell table:formula="of:=([.M30]+[.E30])/[.B30]" office:value-type="float" office:value="12.2898429319372" calcext:value-type="float">
            <text:p>12,2898429319</text:p>
          </table:table-cell>
          <table:table-cell table:formula="of:=([.N30]+[.E30])/[.B30]" office:value-type="float" office:value="12.2961256544503" calcext:value-type="float">
            <text:p>12,296125654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48b no sc</text:p>
          </table:table-cell>
          <table:table-cell table:formula="of:=[.B31]/[.B31]" office:value-type="float" office:value="1" calcext:value-type="float">
            <text:p>1</text:p>
          </table:table-cell>
          <table:table-cell/>
          <table:table-cell table:formula="of:=[.D31]/[.B31]" office:value-type="float" office:value="13.2056020942408" calcext:value-type="float">
            <text:p>13,2056020942</text:p>
          </table:table-cell>
          <table:table-cell table:formula="of:=[.E31]/[.B31]" office:value-type="float" office:value="13.3327748691099" calcext:value-type="float">
            <text:p>13,3327748691</text:p>
          </table:table-cell>
          <table:table-cell/>
          <table:table-cell table:formula="of:=([.G31]+[.E31])/[.B31]" office:value-type="float" office:value="24.2793717277487" calcext:value-type="float">
            <text:p>24,2793717277</text:p>
          </table:table-cell>
          <table:table-cell table:formula="of:=([.H31]+[.E31])/[.B31]" office:value-type="float" office:value="13.4364397905759" calcext:value-type="float">
            <text:p>13,4364397906</text:p>
          </table:table-cell>
          <table:table-cell table:formula="of:=([.I31]+[.E31])/[.B31]" office:value-type="float" office:value="13.3338219895288" calcext:value-type="float">
            <text:p>13,3338219895</text:p>
          </table:table-cell>
          <table:table-cell table:formula="of:=([.J31]+[.E31])/[.B31]" office:value-type="float" office:value="13.3364397905759" calcext:value-type="float">
            <text:p>13,3364397906</text:p>
          </table:table-cell>
          <table:table-cell table:formula="of:=([.K31]+[.E31])/[.B31]" office:value-type="float" office:value="13.4416753926702" calcext:value-type="float">
            <text:p>13,4416753927</text:p>
          </table:table-cell>
          <table:table-cell table:formula="of:=([.L31]+[.E31])/[.B31]" office:value-type="float" office:value="13.3327748691099" calcext:value-type="float">
            <text:p>13,3327748691</text:p>
          </table:table-cell>
          <table:table-cell table:formula="of:=([.M31]+[.E31])/[.B31]" office:value-type="float" office:value="13.3327748691099" calcext:value-type="float">
            <text:p>13,3327748691</text:p>
          </table:table-cell>
          <table:table-cell table:formula="of:=([.N31]+[.E31])/[.B31]" office:value-type="float" office:value="13.3364397905759" calcext:value-type="float">
            <text:p>13,336439790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64b no sc</text:p>
          </table:table-cell>
          <table:table-cell table:formula="of:=[.B32]/[.B32]" office:value-type="float" office:value="1" calcext:value-type="float">
            <text:p>1</text:p>
          </table:table-cell>
          <table:table-cell/>
          <table:table-cell table:formula="of:=[.D32]/[.B32]" office:value-type="float" office:value="11.4438743455497" calcext:value-type="float">
            <text:p>11,4438743455</text:p>
          </table:table-cell>
          <table:table-cell table:formula="of:=[.E32]/[.B32]" office:value-type="float" office:value="11.8950261780105" calcext:value-type="float">
            <text:p>11,895026178</text:p>
          </table:table-cell>
          <table:table-cell/>
          <table:table-cell table:formula="of:=([.G32]+[.E32])/[.B32]" office:value-type="float" office:value="19.7903141361257" calcext:value-type="float">
            <text:p>19,7903141361</text:p>
          </table:table-cell>
          <table:table-cell table:formula="of:=([.H32]+[.E32])/[.B32]" office:value-type="float" office:value="19.7903141361257" calcext:value-type="float">
            <text:p>19,7903141361</text:p>
          </table:table-cell>
          <table:table-cell table:formula="of:=([.I32]+[.E32])/[.B32]" office:value-type="float" office:value="11.9034031413613" calcext:value-type="float">
            <text:p>11,9034031414</text:p>
          </table:table-cell>
          <table:table-cell table:formula="of:=([.J32]+[.E32])/[.B32]" office:value-type="float" office:value="12.2913612565445" calcext:value-type="float">
            <text:p>12,2913612565</text:p>
          </table:table-cell>
          <table:table-cell table:formula="of:=([.K32]+[.E32])/[.B32]" office:value-type="float" office:value="11.8950261780105" calcext:value-type="float">
            <text:p>11,895026178</text:p>
          </table:table-cell>
          <table:table-cell table:formula="of:=([.L32]+[.E32])/[.B32]" office:value-type="float" office:value="11.9034031413613" calcext:value-type="float">
            <text:p>11,9034031414</text:p>
          </table:table-cell>
          <table:table-cell table:formula="of:=([.M32]+[.E32])/[.B32]" office:value-type="float" office:value="11.8950261780105" calcext:value-type="float">
            <text:p>11,895026178</text:p>
          </table:table-cell>
          <table:table-cell table:formula="of:=([.N32]+[.E32])/[.B32]" office:value-type="float" office:value="11.8950261780105" calcext:value-type="float">
            <text:p>11,895026178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Hanoi 24 print for delay 16b sc 3</text:p>
          </table:table-cell>
          <table:table-cell table:formula="of:=[.B34]/[.B34]" office:value-type="float" office:value="1" calcext:value-type="float">
            <text:p>1</text:p>
          </table:table-cell>
          <table:table-cell/>
          <table:table-cell table:formula="of:=[.D34]/[.B34]" office:value-type="float" office:value="4.615" calcext:value-type="float">
            <text:p>4,615</text:p>
          </table:table-cell>
          <table:table-cell table:formula="of:=[.E34]/[.B34]" office:value-type="float" office:value="4.60400520833333" calcext:value-type="float">
            <text:p>4,6040052083</text:p>
          </table:table-cell>
          <table:table-cell/>
          <table:table-cell table:formula="of:=([.G34]+[.E34])/[.B34]" office:value-type="float" office:value="27.639421875" calcext:value-type="float">
            <text:p>27,639421875</text:p>
          </table:table-cell>
          <table:table-cell table:formula="of:=([.H34]+[.E34])/[.B34]" office:value-type="float" office:value="13.2540052083333" calcext:value-type="float">
            <text:p>13,2540052083</text:p>
          </table:table-cell>
          <table:table-cell table:formula="of:=([.I34]+[.E34])/[.B34]" office:value-type="float" office:value="9.53213020833333" calcext:value-type="float">
            <text:p>9,5321302083</text:p>
          </table:table-cell>
          <table:table-cell table:formula="of:=([.J34]+[.E34])/[.B34]" office:value-type="float" office:value="4.90556770833333" calcext:value-type="float">
            <text:p>4,9055677083</text:p>
          </table:table-cell>
          <table:table-cell table:formula="of:=([.K34]+[.E34])/[.B34]" office:value-type="float" office:value="4.60400520833333" calcext:value-type="float">
            <text:p>4,6040052083</text:p>
          </table:table-cell>
          <table:table-cell table:formula="of:=([.L34]+[.E34])/[.B34]" office:value-type="float" office:value="4.90556770833333" calcext:value-type="float">
            <text:p>4,9055677083</text:p>
          </table:table-cell>
          <table:table-cell table:formula="of:=([.M34]+[.E34])/[.B34]" office:value-type="float" office:value="4.60400520833333" calcext:value-type="float">
            <text:p>4,6040052083</text:p>
          </table:table-cell>
          <table:table-cell table:formula="of:=([.N34]+[.E34])/[.B34]" office:value-type="float" office:value="4.60400520833333" calcext:value-type="float">
            <text:p>4,6040052083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32b sc 3</text:p>
          </table:table-cell>
          <table:table-cell table:formula="of:=[.B35]/[.B35]" office:value-type="float" office:value="1" calcext:value-type="float">
            <text:p>1</text:p>
          </table:table-cell>
          <table:table-cell/>
          <table:table-cell table:formula="of:=[.D35]/[.B35]" office:value-type="float" office:value="4.44160416666667" calcext:value-type="float">
            <text:p>4,4416041667</text:p>
          </table:table-cell>
          <table:table-cell table:formula="of:=[.E35]/[.B35]" office:value-type="float" office:value="4.50044791666667" calcext:value-type="float">
            <text:p>4,5004479167</text:p>
          </table:table-cell>
          <table:table-cell/>
          <table:table-cell table:formula="of:=([.G35]+[.E35])/[.B35]" office:value-type="float" office:value="11.0270104166667" calcext:value-type="float">
            <text:p>11,0270104167</text:p>
          </table:table-cell>
          <table:table-cell table:formula="of:=([.H35]+[.E35])/[.B35]" office:value-type="float" office:value="6.06503125" calcext:value-type="float">
            <text:p>6,06503125</text:p>
          </table:table-cell>
          <table:table-cell table:formula="of:=([.I35]+[.E35])/[.B35]" office:value-type="float" office:value="4.50044791666667" calcext:value-type="float">
            <text:p>4,5004479167</text:p>
          </table:table-cell>
          <table:table-cell table:formula="of:=([.J35]+[.E35])/[.B35]" office:value-type="float" office:value="4.50044791666667" calcext:value-type="float">
            <text:p>4,5004479167</text:p>
          </table:table-cell>
          <table:table-cell table:formula="of:=([.K35]+[.E35])/[.B35]" office:value-type="float" office:value="4.50044791666667" calcext:value-type="float">
            <text:p>4,5004479167</text:p>
          </table:table-cell>
          <table:table-cell table:formula="of:=([.L35]+[.E35])/[.B35]" office:value-type="float" office:value="4.50044791666667" calcext:value-type="float">
            <text:p>4,5004479167</text:p>
          </table:table-cell>
          <table:table-cell table:formula="of:=([.M35]+[.E35])/[.B35]" office:value-type="float" office:value="4.50044791666667" calcext:value-type="float">
            <text:p>4,5004479167</text:p>
          </table:table-cell>
          <table:table-cell table:formula="of:=([.N35]+[.E35])/[.B35]" office:value-type="float" office:value="4.50044791666667" calcext:value-type="float">
            <text:p>4,5004479167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48b sc 3</text:p>
          </table:table-cell>
          <table:table-cell table:formula="of:=[.B36]/[.B36]" office:value-type="float" office:value="1" calcext:value-type="float">
            <text:p>1</text:p>
          </table:table-cell>
          <table:table-cell/>
          <table:table-cell table:formula="of:=[.D36]/[.B36]" office:value-type="float" office:value="4.52705729166667" calcext:value-type="float">
            <text:p>4,5270572917</text:p>
          </table:table-cell>
          <table:table-cell table:formula="of:=[.E36]/[.B36]" office:value-type="float" office:value="4.73053125" calcext:value-type="float">
            <text:p>4,73053125</text:p>
          </table:table-cell>
          <table:table-cell/>
          <table:table-cell table:formula="of:=([.G36]+[.E36])/[.B36]" office:value-type="float" office:value="9.90709375" calcext:value-type="float">
            <text:p>9,90709375</text:p>
          </table:table-cell>
          <table:table-cell table:formula="of:=([.H36]+[.E36])/[.B36]" office:value-type="float" office:value="5.69980208333333" calcext:value-type="float">
            <text:p>5,6998020833</text:p>
          </table:table-cell>
          <table:table-cell table:formula="of:=([.I36]+[.E36])/[.B36]" office:value-type="float" office:value="5.69980208333333" calcext:value-type="float">
            <text:p>5,6998020833</text:p>
          </table:table-cell>
          <table:table-cell table:formula="of:=([.J36]+[.E36])/[.B36]" office:value-type="float" office:value="4.73053125" calcext:value-type="float">
            <text:p>4,73053125</text:p>
          </table:table-cell>
          <table:table-cell table:formula="of:=([.K36]+[.E36])/[.B36]" office:value-type="float" office:value="4.73053125" calcext:value-type="float">
            <text:p>4,73053125</text:p>
          </table:table-cell>
          <table:table-cell table:formula="of:=([.L36]+[.E36])/[.B36]" office:value-type="float" office:value="5.69980208333333" calcext:value-type="float">
            <text:p>5,6998020833</text:p>
          </table:table-cell>
          <table:table-cell table:formula="of:=([.M36]+[.E36])/[.B36]" office:value-type="float" office:value="4.73053125" calcext:value-type="float">
            <text:p>4,73053125</text:p>
          </table:table-cell>
          <table:table-cell table:formula="of:=([.N36]+[.E36])/[.B36]" office:value-type="float" office:value="4.73053125" calcext:value-type="float">
            <text:p>4,73053125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64b sc 3</text:p>
          </table:table-cell>
          <table:table-cell table:formula="of:=[.B37]/[.B37]" office:value-type="float" office:value="1" calcext:value-type="float">
            <text:p>1</text:p>
          </table:table-cell>
          <table:table-cell/>
          <table:table-cell table:formula="of:=[.D37]/[.B37]" office:value-type="float" office:value="4.41088020833333" calcext:value-type="float">
            <text:p>4,4108802083</text:p>
          </table:table-cell>
          <table:table-cell table:formula="of:=[.E37]/[.B37]" office:value-type="float" office:value="4.425390625" calcext:value-type="float">
            <text:p>4,425390625</text:p>
          </table:table-cell>
          <table:table-cell/>
          <table:table-cell table:formula="of:=([.G37]+[.E37])/[.B37]" office:value-type="float" office:value="4.44518229166667" calcext:value-type="float">
            <text:p>4,4451822917</text:p>
          </table:table-cell>
          <table:table-cell table:formula="of:=([.H37]+[.E37])/[.B37]" office:value-type="float" office:value="4.42591145833333" calcext:value-type="float">
            <text:p>4,4259114583</text:p>
          </table:table-cell>
          <table:table-cell table:formula="of:=([.I37]+[.E37])/[.B37]" office:value-type="float" office:value="4.425390625" calcext:value-type="float">
            <text:p>4,425390625</text:p>
          </table:table-cell>
          <table:table-cell table:formula="of:=([.J37]+[.E37])/[.B37]" office:value-type="float" office:value="4.425390625" calcext:value-type="float">
            <text:p>4,425390625</text:p>
          </table:table-cell>
          <table:table-cell table:formula="of:=([.K37]+[.E37])/[.B37]" office:value-type="float" office:value="4.425390625" calcext:value-type="float">
            <text:p>4,425390625</text:p>
          </table:table-cell>
          <table:table-cell table:formula="of:=([.L37]+[.E37])/[.B37]" office:value-type="float" office:value="4.425390625" calcext:value-type="float">
            <text:p>4,425390625</text:p>
          </table:table-cell>
          <table:table-cell table:formula="of:=([.M37]+[.E37])/[.B37]" office:value-type="float" office:value="4.425390625" calcext:value-type="float">
            <text:p>4,425390625</text:p>
          </table:table-cell>
          <table:table-cell table:formula="of:=([.N37]+[.E37])/[.B37]" office:value-type="float" office:value="4.425390625" calcext:value-type="float">
            <text:p>4,425390625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Hanoi 24 print for delay 16b no sc</text:p>
          </table:table-cell>
          <table:table-cell table:formula="of:=[.B39]/[.B39]" office:value-type="float" office:value="1" calcext:value-type="float">
            <text:p>1</text:p>
          </table:table-cell>
          <table:table-cell/>
          <table:table-cell table:formula="of:=[.D39]/[.B39]" office:value-type="float" office:value="1.87433157894737" calcext:value-type="float">
            <text:p>1,8743315789</text:p>
          </table:table-cell>
          <table:table-cell table:formula="of:=[.E39]/[.B39]" office:value-type="float" office:value="1.85040526315789" calcext:value-type="float">
            <text:p>1,8504052632</text:p>
          </table:table-cell>
          <table:table-cell/>
          <table:table-cell table:formula="of:=([.G39]+[.E39])/[.B39]" office:value-type="float" office:value="16.4935631578947" calcext:value-type="float">
            <text:p>16,4935631579</text:p>
          </table:table-cell>
          <table:table-cell table:formula="of:=([.H39]+[.E39])/[.B39]" office:value-type="float" office:value="5.91777368421053" calcext:value-type="float">
            <text:p>5,9177736842</text:p>
          </table:table-cell>
          <table:table-cell table:formula="of:=([.I39]+[.E39])/[.B39]" office:value-type="float" office:value="1.85040526315789" calcext:value-type="float">
            <text:p>1,8504052632</text:p>
          </table:table-cell>
          <table:table-cell table:formula="of:=([.J39]+[.E39])/[.B39]" office:value-type="float" office:value="2.46040526315789" calcext:value-type="float">
            <text:p>2,4604052632</text:p>
          </table:table-cell>
          <table:table-cell table:formula="of:=([.K39]+[.E39])/[.B39]" office:value-type="float" office:value="1.85040526315789" calcext:value-type="float">
            <text:p>1,8504052632</text:p>
          </table:table-cell>
          <table:table-cell table:formula="of:=([.L39]+[.E39])/[.B39]" office:value-type="float" office:value="1.85040526315789" calcext:value-type="float">
            <text:p>1,8504052632</text:p>
          </table:table-cell>
          <table:table-cell table:formula="of:=([.M39]+[.E39])/[.B39]" office:value-type="float" office:value="1.85040526315789" calcext:value-type="float">
            <text:p>1,8504052632</text:p>
          </table:table-cell>
          <table:table-cell table:formula="of:=([.N39]+[.E39])/[.B39]" office:value-type="float" office:value="1.85040526315789" calcext:value-type="float">
            <text:p>1,8504052632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32b no sc</text:p>
          </table:table-cell>
          <table:table-cell table:formula="of:=[.B40]/[.B40]" office:value-type="float" office:value="1" calcext:value-type="float">
            <text:p>1</text:p>
          </table:table-cell>
          <table:table-cell/>
          <table:table-cell table:formula="of:=[.D40]/[.B40]" office:value-type="float" office:value="1.75483157894737" calcext:value-type="float">
            <text:p>1,7548315789</text:p>
          </table:table-cell>
          <table:table-cell table:formula="of:=[.E40]/[.B40]" office:value-type="float" office:value="1.75692631578947" calcext:value-type="float">
            <text:p>1,7569263158</text:p>
          </table:table-cell>
          <table:table-cell/>
          <table:table-cell table:formula="of:=([.G40]+[.E40])/[.B40]" office:value-type="float" office:value="4.93955789473684" calcext:value-type="float">
            <text:p>4,9395578947</text:p>
          </table:table-cell>
          <table:table-cell table:formula="of:=([.H40]+[.E40])/[.B40]" office:value-type="float" office:value="1.75692631578947" calcext:value-type="float">
            <text:p>1,7569263158</text:p>
          </table:table-cell>
          <table:table-cell table:formula="of:=([.I40]+[.E40])/[.B40]" office:value-type="float" office:value="1.75692631578947" calcext:value-type="float">
            <text:p>1,7569263158</text:p>
          </table:table-cell>
          <table:table-cell table:formula="of:=([.J40]+[.E40])/[.B40]" office:value-type="float" office:value="1.75692631578947" calcext:value-type="float">
            <text:p>1,7569263158</text:p>
          </table:table-cell>
          <table:table-cell table:formula="of:=([.K40]+[.E40])/[.B40]" office:value-type="float" office:value="1.75692631578947" calcext:value-type="float">
            <text:p>1,7569263158</text:p>
          </table:table-cell>
          <table:table-cell table:formula="of:=([.L40]+[.E40])/[.B40]" office:value-type="float" office:value="1.75692631578947" calcext:value-type="float">
            <text:p>1,7569263158</text:p>
          </table:table-cell>
          <table:table-cell table:formula="of:=([.M40]+[.E40])/[.B40]" office:value-type="float" office:value="1.75692631578947" calcext:value-type="float">
            <text:p>1,7569263158</text:p>
          </table:table-cell>
          <table:table-cell table:formula="of:=([.N40]+[.E40])/[.B40]" office:value-type="float" office:value="1.75692631578947" calcext:value-type="float">
            <text:p>1,7569263158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48b no sc</text:p>
          </table:table-cell>
          <table:table-cell table:formula="of:=[.B41]/[.B41]" office:value-type="float" office:value="1" calcext:value-type="float">
            <text:p>1</text:p>
          </table:table-cell>
          <table:table-cell/>
          <table:table-cell table:formula="of:=[.D41]/[.B41]" office:value-type="float" office:value="1.8025" calcext:value-type="float">
            <text:p>1,8025</text:p>
          </table:table-cell>
          <table:table-cell table:formula="of:=[.E41]/[.B41]" office:value-type="float" office:value="1.82531052631579" calcext:value-type="float">
            <text:p>1,8253105263</text:p>
          </table:table-cell>
          <table:table-cell/>
          <table:table-cell table:formula="of:=([.G41]+[.E41])/[.B41]" office:value-type="float" office:value="1.82531052631579" calcext:value-type="float">
            <text:p>1,8253105263</text:p>
          </table:table-cell>
          <table:table-cell table:formula="of:=([.H41]+[.E41])/[.B41]" office:value-type="float" office:value="1.82531052631579" calcext:value-type="float">
            <text:p>1,8253105263</text:p>
          </table:table-cell>
          <table:table-cell table:formula="of:=([.I41]+[.E41])/[.B41]" office:value-type="float" office:value="1.82531052631579" calcext:value-type="float">
            <text:p>1,8253105263</text:p>
          </table:table-cell>
          <table:table-cell table:formula="of:=([.J41]+[.E41])/[.B41]" office:value-type="float" office:value="1.82531052631579" calcext:value-type="float">
            <text:p>1,8253105263</text:p>
          </table:table-cell>
          <table:table-cell table:formula="of:=([.K41]+[.E41])/[.B41]" office:value-type="float" office:value="1.82531052631579" calcext:value-type="float">
            <text:p>1,8253105263</text:p>
          </table:table-cell>
          <table:table-cell table:formula="of:=([.L41]+[.E41])/[.B41]" office:value-type="float" office:value="1.82531052631579" calcext:value-type="float">
            <text:p>1,8253105263</text:p>
          </table:table-cell>
          <table:table-cell table:formula="of:=([.M41]+[.E41])/[.B41]" office:value-type="float" office:value="1.82531052631579" calcext:value-type="float">
            <text:p>1,8253105263</text:p>
          </table:table-cell>
          <table:table-cell table:formula="of:=([.N41]+[.E41])/[.B41]" office:value-type="float" office:value="1.82531052631579" calcext:value-type="float">
            <text:p>1,8253105263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64b no sc</text:p>
          </table:table-cell>
          <table:table-cell table:formula="of:=[.B42]/[.B42]" office:value-type="float" office:value="1" calcext:value-type="float">
            <text:p>1</text:p>
          </table:table-cell>
          <table:table-cell/>
          <table:table-cell table:formula="of:=[.D42]/[.B42]" office:value-type="float" office:value="1.73989473684211" calcext:value-type="float">
            <text:p>1,7398947368</text:p>
          </table:table-cell>
          <table:table-cell table:formula="of:=[.E42]/[.B42]" office:value-type="float" office:value="1.68325789473684" calcext:value-type="float">
            <text:p>1,6832578947</text:p>
          </table:table-cell>
          <table:table-cell/>
          <table:table-cell table:formula="of:=([.G42]+[.E42])/[.B42]" office:value-type="float" office:value="1.68325789473684" calcext:value-type="float">
            <text:p>1,6832578947</text:p>
          </table:table-cell>
          <table:table-cell table:formula="of:=([.H42]+[.E42])/[.B42]" office:value-type="float" office:value="1.68325789473684" calcext:value-type="float">
            <text:p>1,6832578947</text:p>
          </table:table-cell>
          <table:table-cell table:formula="of:=([.I42]+[.E42])/[.B42]" office:value-type="float" office:value="1.68325789473684" calcext:value-type="float">
            <text:p>1,6832578947</text:p>
          </table:table-cell>
          <table:table-cell table:formula="of:=([.J42]+[.E42])/[.B42]" office:value-type="float" office:value="1.68325789473684" calcext:value-type="float">
            <text:p>1,6832578947</text:p>
          </table:table-cell>
          <table:table-cell table:formula="of:=([.K42]+[.E42])/[.B42]" office:value-type="float" office:value="1.68325789473684" calcext:value-type="float">
            <text:p>1,6832578947</text:p>
          </table:table-cell>
          <table:table-cell table:formula="of:=([.L42]+[.E42])/[.B42]" office:value-type="float" office:value="1.68325789473684" calcext:value-type="float">
            <text:p>1,6832578947</text:p>
          </table:table-cell>
          <table:table-cell table:formula="of:=([.M42]+[.E42])/[.B42]" office:value-type="float" office:value="1.68325789473684" calcext:value-type="float">
            <text:p>1,6832578947</text:p>
          </table:table-cell>
          <table:table-cell table:formula="of:=([.N42]+[.E42])/[.B42]" office:value-type="float" office:value="1.68325789473684" calcext:value-type="float">
            <text:p>1,6832578947</text:p>
          </table:table-cell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Best ratios: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imes</text:p>
          </table:table-cell>
          <table:table-cell table:formula="of:=([.N5]+[.E5])/[.B5]" office:value-type="float" office:value="7.00735714285714" calcext:value-type="float">
            <text:p>7,0073571429</text:p>
          </table:table-cell>
          <table:table-cell table:style-name="Default"/>
          <table:table-cell office:value-type="string" calcext:value-type="string">
            <text:p>(for 32 b, cache 400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jkstra</text:p>
          </table:table-cell>
          <table:table-cell table:formula="of:=([.N10]+[.E10])/[.B10]" office:value-type="float" office:value="22.046992481203" calcext:value-type="float">
            <text:p>22,0469924812</text:p>
          </table:table-cell>
          <table:table-cell/>
          <table:table-cell office:value-type="string" calcext:value-type="string">
            <text:p>(for 32 b, cache 400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jkstra w.c.</text:p>
          </table:table-cell>
          <table:table-cell table:formula="of:=([.N15]+[.E15])/[.B15]" office:value-type="float" office:value="32.0889781021898" calcext:value-type="float">
            <text:p>32,0889781022</text:p>
          </table:table-cell>
          <table:table-cell/>
          <table:table-cell office:value-type="string" calcext:value-type="string">
            <text:p>(for 32 b, cache 400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trix Mult</text:p>
          </table:table-cell>
          <table:table-cell table:formula="of:=([.N20]+[.E20])/[.B20]" office:value-type="float" office:value="27.3980512820513" calcext:value-type="float">
            <text:p>27,398051282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termina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terminant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w.c.</text:p>
          </table:table-cell>
          <table:table-cell table:number-columns-repeated="1023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Cache 2 way assoc, 50 data 5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style-name="ce2" office:value-type="string" calcext:value-type="string">
            <text:p>Cache 2 way assoc, 250 data 250 code</text:p>
          </table:table-cell>
          <table:table-cell table:style-name="ce2" office:value-type="string" calcext:value-type="string">
            <text:p>Cache 2 way assoc, 300 data 300 code</text:p>
          </table:table-cell>
          <table:table-cell table:style-name="ce2" office:value-type="string" calcext:value-type="string">
            <text:p>Cache 2 way assoc, 350 data 350 code</text:p>
          </table:table-cell>
          <table:table-cell table:style-name="ce2" office:value-type="string" calcext:value-type="string">
            <text:p>Cache 2 way assoc, 400 data 400 code</text:p>
          </table:table-cell>
          <table:table-cell table:style-name="ce2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14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1400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4 print for dela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4 print for delay w.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 w.c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termina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terminant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w.c.</text:p>
          </table:table-cell>
          <table:table-cell table:number-columns-repeated="1023"/>
        </table:table-row>
        <table:table-row table:style-name="ro3" table:number-rows-repeated="10484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ld_dijkstra_results" table:style-name="ta1">
        <table:shapes>
          <draw:frame draw:z-index="0" draw:style-name="gr1" draw:text-style-name="P1" svg:width="212.64mm" svg:height="108.02mm" svg:x="150.19mm" svg:y="388.49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2.64mm" svg:height="108.02mm" svg:x="466.01mm" svg:y="390.3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4.38mm" svg:height="145.03mm" svg:x="191.14mm" svg:y="518.52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4.38mm" svg:height="145.03mm" svg:x="454.17mm" svg:y="518.53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4.38mm" svg:height="145.03mm" svg:x="728.13mm" svg:y="518.53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4.38mm" svg:height="145.03mm" svg:x="1001.18mm" svg:y="518.53m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12.26mm" svg:height="130.66mm" svg:x="454.49mm" svg:y="686.81m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212.26mm" svg:height="130.66mm" svg:x="454.19mm" svg:y="844.2m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212.26mm" svg:height="130.66mm" svg:x="454.19mm" svg:y="1002.21m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9" draw:style-name="gr1" draw:text-style-name="P1" svg:width="212.26mm" svg:height="130.66mm" svg:x="455.1mm" svg:y="1156.01m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0" draw:style-name="gr1" draw:text-style-name="P1" svg:width="188.05mm" svg:height="121.38mm" svg:x="197.15mm" svg:y="672.01m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1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3" table:default-cell-style-name="ce1"/>
        <table:table-column table:style-name="co5" table:number-columns-repeated="5" table:default-cell-style-name="Default"/>
        <table:table-column table:style-name="co6" table:default-cell-style-name="Default"/>
        <table:table-column table:style-name="co11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3" office:value-type="string" calcext:value-type="string">
            <text:p>only useful bytes and keys are present</text:p>
          </table:table-cell>
          <table:table-cell table:style-name="ce3" office:value-type="string" calcext:value-type="string">
            <text:p>we put the mac bytes there</text:p>
            <text:p><text:span text:style-name="T1">but we do nothing about them</text:span></text:p>
          </table:table-cell>
          <table:table-cell office:value-type="string" calcext:value-type="string">
            <text:p>we do everything</text:p>
          </table:table-cell>
          <table:table-cell table:number-columns-repeated="5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8.6082" calcext:value-type="float">
            <text:p>28,6082</text:p>
          </table:table-cell>
          <table:table-cell office:value-type="float" office:value="29.0939" calcext:value-type="float">
            <text:p>29,0939</text:p>
          </table:table-cell>
          <table:table-cell office:value-type="float" office:value="475.009" calcext:value-type="float">
            <text:p>475,009</text:p>
          </table:table-cell>
          <table:table-cell office:value-type="float" office:value="458.91" calcext:value-type="float">
            <text:p>458,91</text:p>
          </table:table-cell>
          <table:table-cell office:value-type="float" office:value="430.755" calcext:value-type="float">
            <text:p>430,755</text:p>
          </table:table-cell>
          <table:table-cell office:value-type="float" office:value="433.297" calcext:value-type="float">
            <text:p>433,297</text:p>
          </table:table-cell>
          <table:table-cell office:value-type="float" office:value="410.951" calcext:value-type="float">
            <text:p>410,951</text:p>
          </table:table-cell>
          <table:table-cell office:value-type="float" office:value="404.004" calcext:value-type="float">
            <text:p>404,004</text:p>
          </table:table-cell>
          <table:table-cell office:value-type="float" office:value="366.293" calcext:value-type="float">
            <text:p>366,293</text:p>
          </table:table-cell>
          <table:table-cell office:value-type="float" office:value="300.087" calcext:value-type="float">
            <text:p>300,087</text:p>
          </table:table-cell>
          <table:table-cell office:value-type="float" office:value="288.879" calcext:value-type="float">
            <text:p>288,879</text:p>
          </table:table-cell>
          <table:table-cell office:value-type="float" office:value="283.647" calcext:value-type="float">
            <text:p>283,647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196.236" calcext:value-type="float">
            <text:p>196,236</text:p>
          </table:table-cell>
          <table:table-cell office:value-type="float" office:value="131.967" calcext:value-type="float">
            <text:p>131,96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6.2797" calcext:value-type="float">
            <text:p>26,2797</text:p>
          </table:table-cell>
          <table:table-cell office:value-type="float" office:value="26.6358" calcext:value-type="float">
            <text:p>26,6358</text:p>
          </table:table-cell>
          <table:table-cell office:value-type="float" office:value="388.83" calcext:value-type="float">
            <text:p>388,83</text:p>
          </table:table-cell>
          <table:table-cell office:value-type="float" office:value="367.272" calcext:value-type="float">
            <text:p>367,272</text:p>
          </table:table-cell>
          <table:table-cell office:value-type="float" office:value="329.566" calcext:value-type="float">
            <text:p>329,566</text:p>
          </table:table-cell>
          <table:table-cell office:value-type="float" office:value="328.401" calcext:value-type="float">
            <text:p>328,401</text:p>
          </table:table-cell>
          <table:table-cell office:value-type="float" office:value="293.409" calcext:value-type="float">
            <text:p>293,409</text:p>
          </table:table-cell>
          <table:table-cell office:value-type="float" office:value="283.426" calcext:value-type="float">
            <text:p>283,426</text:p>
          </table:table-cell>
          <table:table-cell office:value-type="float" office:value="225.048" calcext:value-type="float">
            <text:p>225,048</text:p>
          </table:table-cell>
          <table:table-cell office:value-type="float" office:value="200.506" calcext:value-type="float">
            <text:p>200,506</text:p>
          </table:table-cell>
          <table:table-cell office:value-type="float" office:value="170.12" calcext:value-type="float">
            <text:p>170,12</text:p>
          </table:table-cell>
          <table:table-cell office:value-type="float" office:value="123.198" calcext:value-type="float">
            <text:p>123,198</text:p>
          </table:table-cell>
          <table:table-cell office:value-type="float" office:value="94.536" calcext:value-type="float">
            <text:p>94,536</text:p>
          </table:table-cell>
          <table:table-cell office:value-type="float" office:value="64.36" calcext:value-type="float">
            <text:p>64,36</text:p>
          </table:table-cell>
          <table:table-cell office:value-type="float" office:value="33.755" calcext:value-type="float">
            <text:p>33,75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7.0121" calcext:value-type="float">
            <text:p>27,0121</text:p>
          </table:table-cell>
          <table:table-cell office:value-type="float" office:value="27.2002" calcext:value-type="float">
            <text:p>27,2002</text:p>
          </table:table-cell>
          <table:table-cell office:value-type="float" office:value="400.18" calcext:value-type="float">
            <text:p>400,18</text:p>
          </table:table-cell>
          <table:table-cell office:value-type="float" office:value="372.955" calcext:value-type="float">
            <text:p>372,955</text:p>
          </table:table-cell>
          <table:table-cell office:value-type="float" office:value="322.912" calcext:value-type="float">
            <text:p>322,912</text:p>
          </table:table-cell>
          <table:table-cell office:value-type="float" office:value="319.526" calcext:value-type="float">
            <text:p>319,526</text:p>
          </table:table-cell>
          <table:table-cell office:value-type="float" office:value="276.565" calcext:value-type="float">
            <text:p>276,565</text:p>
          </table:table-cell>
          <table:table-cell office:value-type="float" office:value="247.65" calcext:value-type="float">
            <text:p>247,65</text:p>
          </table:table-cell>
          <table:table-cell office:value-type="float" office:value="204.176" calcext:value-type="float">
            <text:p>204,176</text:p>
          </table:table-cell>
          <table:table-cell office:value-type="float" office:value="159.241" calcext:value-type="float">
            <text:p>159,241</text:p>
          </table:table-cell>
          <table:table-cell office:value-type="float" office:value="112.834" calcext:value-type="float">
            <text:p>112,834</text:p>
          </table:table-cell>
          <table:table-cell office:value-type="float" office:value="80.482" calcext:value-type="float">
            <text:p>80,482</text:p>
          </table:table-cell>
          <table:table-cell office:value-type="float" office:value="56.729" calcext:value-type="float">
            <text:p>56,729</text:p>
          </table:table-cell>
          <table:table-cell office:value-type="float" office:value="42.595" calcext:value-type="float">
            <text:p>42,595</text:p>
          </table:table-cell>
          <table:table-cell office:value-type="float" office:value="25.097" calcext:value-type="float">
            <text:p>25,09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5.6979" calcext:value-type="float">
            <text:p>25,6979</text:p>
          </table:table-cell>
          <table:table-cell office:value-type="float" office:value="26.2987" calcext:value-type="float">
            <text:p>26,2987</text:p>
          </table:table-cell>
          <table:table-cell office:value-type="float" office:value="428.342" calcext:value-type="float">
            <text:p>428,342</text:p>
          </table:table-cell>
          <table:table-cell office:value-type="float" office:value="394.902" calcext:value-type="float">
            <text:p>394,902</text:p>
          </table:table-cell>
          <table:table-cell office:value-type="float" office:value="334.581" calcext:value-type="float">
            <text:p>334,581</text:p>
          </table:table-cell>
          <table:table-cell office:value-type="float" office:value="329.727" calcext:value-type="float">
            <text:p>329,727</text:p>
          </table:table-cell>
          <table:table-cell office:value-type="float" office:value="274.104" calcext:value-type="float">
            <text:p>274,104</text:p>
          </table:table-cell>
          <table:table-cell office:value-type="float" office:value="263.95" calcext:value-type="float">
            <text:p>263,95</text:p>
          </table:table-cell>
          <table:table-cell office:value-type="float" office:value="200.086" calcext:value-type="float">
            <text:p>200,086</text:p>
          </table:table-cell>
          <table:table-cell office:value-type="float" office:value="134.606" calcext:value-type="float">
            <text:p>134,606</text:p>
          </table:table-cell>
          <table:table-cell office:value-type="float" office:value="86.773" calcext:value-type="float">
            <text:p>86,773</text:p>
          </table:table-cell>
          <table:table-cell office:value-type="float" office:value="65.364" calcext:value-type="float">
            <text:p>65,364</text:p>
          </table:table-cell>
          <table:table-cell office:value-type="float" office:value="54.876" calcext:value-type="float">
            <text:p>54,876</text:p>
          </table:table-cell>
          <table:table-cell office:value-type="float" office:value="34.5" calcext:value-type="float">
            <text:p>34,5</text:p>
          </table:table-cell>
          <table:table-cell office:value-type="float" office:value="28.553" calcext:value-type="float">
            <text:p>28,5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45.8673" calcext:value-type="float">
            <text:p>45,8673</text:p>
          </table:table-cell>
          <table:table-cell office:value-type="float" office:value="45.0352" calcext:value-type="float">
            <text:p>45,0352</text:p>
          </table:table-cell>
          <table:table-cell office:value-type="float" office:value="460.383" calcext:value-type="float">
            <text:p>460,383</text:p>
          </table:table-cell>
          <table:table-cell office:value-type="float" office:value="421.779" calcext:value-type="float">
            <text:p>421,779</text:p>
          </table:table-cell>
          <table:table-cell office:value-type="float" office:value="342.984" calcext:value-type="float">
            <text:p>342,984</text:p>
          </table:table-cell>
          <table:table-cell office:value-type="float" office:value="332.235" calcext:value-type="float">
            <text:p>332,235</text:p>
          </table:table-cell>
          <table:table-cell office:value-type="float" office:value="284.97" calcext:value-type="float">
            <text:p>284,97</text:p>
          </table:table-cell>
          <table:table-cell office:value-type="float" office:value="261.881" calcext:value-type="float">
            <text:p>261,881</text:p>
          </table:table-cell>
          <table:table-cell office:value-type="float" office:value="203.514" calcext:value-type="float">
            <text:p>203,514</text:p>
          </table:table-cell>
          <table:table-cell office:value-type="float" office:value="123.848" calcext:value-type="float">
            <text:p>123,848</text:p>
          </table:table-cell>
          <table:table-cell office:value-type="float" office:value="82.056" calcext:value-type="float">
            <text:p>82,056</text:p>
          </table:table-cell>
          <table:table-cell office:value-type="float" office:value="61.255" calcext:value-type="float">
            <text:p>61,255</text:p>
          </table:table-cell>
          <table:table-cell office:value-type="float" office:value="50.535" calcext:value-type="float">
            <text:p>50,535</text:p>
          </table:table-cell>
          <table:table-cell office:value-type="float" office:value="33.42" calcext:value-type="float">
            <text:p>33,42</text:p>
          </table:table-cell>
          <table:table-cell office:value-type="float" office:value="32.799" calcext:value-type="float">
            <text:p>32,799</text:p>
          </table:table-cell>
          <table:table-cell table:number-columns-repeated="1001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table:style-name="ce4"/>
          <table:table-cell table:number-columns-repeated="1018"/>
        </table:table-row>
        <table:table-row table:style-name="ro3" table:number-rows-repeated="4">
          <table:table-cell table:number-columns-repeated="1019"/>
        </table:table-row>
        <table:table-row table:style-name="ro3">
          <table:table-cell table:style-name="ce4"/>
          <table:table-cell table:number-columns-repeated="1018"/>
        </table:table-row>
        <table:table-row table:style-name="ro3" table:number-rows-repeated="4">
          <table:table-cell table:number-columns-repeated="1019"/>
        </table:table-row>
        <table:table-row table:style-name="ro3">
          <table:table-cell table:style-name="ce4"/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 table:number-rows-repeated="2">
          <table:table-cell/>
          <table:table-cell table:style-name="ce2" table:number-columns-repeated="4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5" office:value-type="string" calcext:value-type="string">
            <text:p>RATIOS</text:p>
          </table:table-cell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19.4613605442177" calcext:value-type="float">
            <text:p>19,4613605442</text:p>
          </table:table-cell>
          <table:table-cell table:formula="of:=[.E3]/[.B3]" office:value-type="float" office:value="19.791768707483" calcext:value-type="float">
            <text:p>19,7917687075</text:p>
          </table:table-cell>
          <table:table-cell table:formula="of:=([.F3]+[.E3])/[.B3]" office:value-type="float" office:value="342.927142857143" calcext:value-type="float">
            <text:p>342,9271428571</text:p>
          </table:table-cell>
          <table:table-cell table:formula="of:=([.G3]+[.E3])/[.B3]" office:value-type="float" office:value="331.975442176871" calcext:value-type="float">
            <text:p>331,9754421769</text:p>
          </table:table-cell>
          <table:table-cell table:formula="of:=([.H3]+[.E3])/[.B3]" office:value-type="float" office:value="312.822380952381" calcext:value-type="float">
            <text:p>312,8223809524</text:p>
          </table:table-cell>
          <table:table-cell table:formula="of:=([.I3]+[.E3])/[.B3]" office:value-type="float" office:value="314.551632653061" calcext:value-type="float">
            <text:p>314,5516326531</text:p>
          </table:table-cell>
          <table:table-cell table:formula="of:=([.J3]+[.E3])/[.B3]" office:value-type="float" office:value="299.350272108844" calcext:value-type="float">
            <text:p>299,3502721088</text:p>
          </table:table-cell>
          <table:table-cell table:formula="of:=([.K3]+[.E3])/[.B3]" office:value-type="float" office:value="294.624421768708" calcext:value-type="float">
            <text:p>294,6244217687</text:p>
          </table:table-cell>
          <table:table-cell table:formula="of:=([.L3]+[.E3])/[.B3]" office:value-type="float" office:value="268.970680272109" calcext:value-type="float">
            <text:p>268,9706802721</text:p>
          </table:table-cell>
          <table:table-cell table:formula="of:=([.M3]+[.E3])/[.B3]" office:value-type="float" office:value="223.932585034014" calcext:value-type="float">
            <text:p>223,932585034</text:p>
          </table:table-cell>
          <table:table-cell table:formula="of:=([.N3]+[.E3])/[.B3]" office:value-type="float" office:value="216.308095238095" calcext:value-type="float">
            <text:p>216,3080952381</text:p>
          </table:table-cell>
          <table:table-cell table:formula="of:=([.O3]+[.E3])/[.B3]" office:value-type="float" office:value="212.748911564626" calcext:value-type="float">
            <text:p>212,7489115646</text:p>
          </table:table-cell>
          <table:table-cell table:formula="of:=([.P3]+[.E3])/[.B3]" office:value-type="float" office:value="207.400612244898" calcext:value-type="float">
            <text:p>207,4006122449</text:p>
          </table:table-cell>
          <table:table-cell table:formula="of:=([.Q3]+[.E3])/[.B3]" office:value-type="float" office:value="153.285646258503" calcext:value-type="float">
            <text:p>153,2856462585</text:p>
          </table:table-cell>
          <table:table-cell table:formula="of:=([.R3]+[.E3])/[.B3]" office:value-type="float" office:value="109.565238095238" calcext:value-type="float">
            <text:p>109,565238095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17.8773469387755" calcext:value-type="float">
            <text:p>17,8773469388</text:p>
          </table:table-cell>
          <table:table-cell table:formula="of:=[.E4]/[.B4]" office:value-type="float" office:value="18.1195918367347" calcext:value-type="float">
            <text:p>18,1195918367</text:p>
          </table:table-cell>
          <table:table-cell table:formula="of:=([.F4]+[.E4])/[.B4]" office:value-type="float" office:value="282.629795918367" calcext:value-type="float">
            <text:p>282,6297959184</text:p>
          </table:table-cell>
          <table:table-cell table:formula="of:=([.G4]+[.E4])/[.B4]" office:value-type="float" office:value="267.964489795918" calcext:value-type="float">
            <text:p>267,9644897959</text:p>
          </table:table-cell>
          <table:table-cell table:formula="of:=([.H4]+[.E4])/[.B4]" office:value-type="float" office:value="242.314149659864" calcext:value-type="float">
            <text:p>242,3141496599</text:p>
          </table:table-cell>
          <table:table-cell table:formula="of:=([.I4]+[.E4])/[.B4]" office:value-type="float" office:value="241.521632653061" calcext:value-type="float">
            <text:p>241,5216326531</text:p>
          </table:table-cell>
          <table:table-cell table:formula="of:=([.J4]+[.E4])/[.B4]" office:value-type="float" office:value="217.717551020408" calcext:value-type="float">
            <text:p>217,7175510204</text:p>
          </table:table-cell>
          <table:table-cell table:formula="of:=([.K4]+[.E4])/[.B4]" office:value-type="float" office:value="210.926394557823" calcext:value-type="float">
            <text:p>210,9263945578</text:p>
          </table:table-cell>
          <table:table-cell table:formula="of:=([.L4]+[.E4])/[.B4]" office:value-type="float" office:value="171.213469387755" calcext:value-type="float">
            <text:p>171,2134693878</text:p>
          </table:table-cell>
          <table:table-cell table:formula="of:=([.M4]+[.E4])/[.B4]" office:value-type="float" office:value="154.518231292517" calcext:value-type="float">
            <text:p>154,5182312925</text:p>
          </table:table-cell>
          <table:table-cell table:formula="of:=([.N4]+[.E4])/[.B4]" office:value-type="float" office:value="133.847482993197" calcext:value-type="float">
            <text:p>133,8474829932</text:p>
          </table:table-cell>
          <table:table-cell table:formula="of:=([.O4]+[.E4])/[.B4]" office:value-type="float" office:value="101.927755102041" calcext:value-type="float">
            <text:p>101,927755102</text:p>
          </table:table-cell>
          <table:table-cell table:formula="of:=([.P4]+[.E4])/[.B4]" office:value-type="float" office:value="82.4297959183673" calcext:value-type="float">
            <text:p>82,4297959184</text:p>
          </table:table-cell>
          <table:table-cell table:formula="of:=([.Q4]+[.E4])/[.B4]" office:value-type="float" office:value="61.9019047619048" calcext:value-type="float">
            <text:p>61,9019047619</text:p>
          </table:table-cell>
          <table:table-cell table:formula="of:=([.R4]+[.E4])/[.B4]" office:value-type="float" office:value="41.0821768707483" calcext:value-type="float">
            <text:p>41,082176870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18.3755782312925" calcext:value-type="float">
            <text:p>18,3755782313</text:p>
          </table:table-cell>
          <table:table-cell table:formula="of:=[.E5]/[.B5]" office:value-type="float" office:value="18.503537414966" calcext:value-type="float">
            <text:p>18,503537415</text:p>
          </table:table-cell>
          <table:table-cell table:formula="of:=([.F5]+[.E5])/[.B5]" office:value-type="float" office:value="290.734829931973" calcext:value-type="float">
            <text:p>290,734829932</text:p>
          </table:table-cell>
          <table:table-cell table:formula="of:=([.G5]+[.E5])/[.B5]" office:value-type="float" office:value="272.214421768708" calcext:value-type="float">
            <text:p>272,2144217687</text:p>
          </table:table-cell>
          <table:table-cell table:formula="of:=([.H5]+[.E5])/[.B5]" office:value-type="float" office:value="238.17156462585" calcext:value-type="float">
            <text:p>238,1715646259</text:p>
          </table:table-cell>
          <table:table-cell table:formula="of:=([.I5]+[.E5])/[.B5]" office:value-type="float" office:value="235.868163265306" calcext:value-type="float">
            <text:p>235,8681632653</text:p>
          </table:table-cell>
          <table:table-cell table:formula="of:=([.J5]+[.E5])/[.B5]" office:value-type="float" office:value="206.642993197279" calcext:value-type="float">
            <text:p>206,6429931973</text:p>
          </table:table-cell>
          <table:table-cell table:formula="of:=([.K5]+[.E5])/[.B5]" office:value-type="float" office:value="186.972925170068" calcext:value-type="float">
            <text:p>186,9729251701</text:p>
          </table:table-cell>
          <table:table-cell table:formula="of:=([.L5]+[.E5])/[.B5]" office:value-type="float" office:value="157.398775510204" calcext:value-type="float">
            <text:p>157,3987755102</text:p>
          </table:table-cell>
          <table:table-cell table:formula="of:=([.M5]+[.E5])/[.B5]" office:value-type="float" office:value="126.83074829932" calcext:value-type="float">
            <text:p>126,8307482993</text:p>
          </table:table-cell>
          <table:table-cell table:formula="of:=([.N5]+[.E5])/[.B5]" office:value-type="float" office:value="95.2613605442177" calcext:value-type="float">
            <text:p>95,2613605442</text:p>
          </table:table-cell>
          <table:table-cell table:formula="of:=([.O5]+[.E5])/[.B5]" office:value-type="float" office:value="73.2531972789116" calcext:value-type="float">
            <text:p>73,2531972789</text:p>
          </table:table-cell>
          <table:table-cell table:formula="of:=([.P5]+[.E5])/[.B5]" office:value-type="float" office:value="57.094693877551" calcext:value-type="float">
            <text:p>57,0946938776</text:p>
          </table:table-cell>
          <table:table-cell table:formula="of:=([.Q5]+[.E5])/[.B5]" office:value-type="float" office:value="47.4797278911565" calcext:value-type="float">
            <text:p>47,4797278912</text:p>
          </table:table-cell>
          <table:table-cell table:formula="of:=([.R5]+[.E5])/[.B5]" office:value-type="float" office:value="35.5763265306122" calcext:value-type="float">
            <text:p>35,576326530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17.4815646258503" calcext:value-type="float">
            <text:p>17,4815646259</text:p>
          </table:table-cell>
          <table:table-cell table:formula="of:=[.E6]/[.B6]" office:value-type="float" office:value="17.8902721088435" calcext:value-type="float">
            <text:p>17,8902721088</text:p>
          </table:table-cell>
          <table:table-cell table:formula="of:=([.F6]+[.E6])/[.B6]" office:value-type="float" office:value="309.279387755102" calcext:value-type="float">
            <text:p>309,2793877551</text:p>
          </table:table-cell>
          <table:table-cell table:formula="of:=([.G6]+[.E6])/[.B6]" office:value-type="float" office:value="286.531088435374" calcext:value-type="float">
            <text:p>286,5310884354</text:p>
          </table:table-cell>
          <table:table-cell table:formula="of:=([.H6]+[.E6])/[.B6]" office:value-type="float" office:value="245.496394557823" calcext:value-type="float">
            <text:p>245,4963945578</text:p>
          </table:table-cell>
          <table:table-cell table:formula="of:=([.I6]+[.E6])/[.B6]" office:value-type="float" office:value="242.194353741497" calcext:value-type="float">
            <text:p>242,1943537415</text:p>
          </table:table-cell>
          <table:table-cell table:formula="of:=([.J6]+[.E6])/[.B6]" office:value-type="float" office:value="204.355578231293" calcext:value-type="float">
            <text:p>204,3555782313</text:p>
          </table:table-cell>
          <table:table-cell table:formula="of:=([.K6]+[.E6])/[.B6]" office:value-type="float" office:value="197.448095238095" calcext:value-type="float">
            <text:p>197,4480952381</text:p>
          </table:table-cell>
          <table:table-cell table:formula="of:=([.L6]+[.E6])/[.B6]" office:value-type="float" office:value="154.003197278912" calcext:value-type="float">
            <text:p>154,0031972789</text:p>
          </table:table-cell>
          <table:table-cell table:formula="of:=([.M6]+[.E6])/[.B6]" office:value-type="float" office:value="109.458979591837" calcext:value-type="float">
            <text:p>109,4589795918</text:p>
          </table:table-cell>
          <table:table-cell table:formula="of:=([.N6]+[.E6])/[.B6]" office:value-type="float" office:value="76.9195238095238" calcext:value-type="float">
            <text:p>76,9195238095</text:p>
          </table:table-cell>
          <table:table-cell table:formula="of:=([.O6]+[.E6])/[.B6]" office:value-type="float" office:value="62.3555782312925" calcext:value-type="float">
            <text:p>62,3555782313</text:p>
          </table:table-cell>
          <table:table-cell table:formula="of:=([.P6]+[.E6])/[.B6]" office:value-type="float" office:value="55.2208843537415" calcext:value-type="float">
            <text:p>55,2208843537</text:p>
          </table:table-cell>
          <table:table-cell table:formula="of:=([.Q6]+[.E6])/[.B6]" office:value-type="float" office:value="41.3596598639456" calcext:value-type="float">
            <text:p>41,3596598639</text:p>
          </table:table-cell>
          <table:table-cell table:formula="of:=([.R6]+[.E6])/[.B6]" office:value-type="float" office:value="37.3140816326531" calcext:value-type="float">
            <text:p>37,314081632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31.2022448979592" calcext:value-type="float">
            <text:p>31,202244898</text:p>
          </table:table-cell>
          <table:table-cell table:formula="of:=[.E7]/[.B7]" office:value-type="float" office:value="30.6361904761905" calcext:value-type="float">
            <text:p>30,6361904762</text:p>
          </table:table-cell>
          <table:table-cell table:formula="of:=([.F7]+[.E7])/[.B7]" office:value-type="float" office:value="343.821904761905" calcext:value-type="float">
            <text:p>343,8219047619</text:p>
          </table:table-cell>
          <table:table-cell table:formula="of:=([.G7]+[.E7])/[.B7]" office:value-type="float" office:value="317.560680272109" calcext:value-type="float">
            <text:p>317,5606802721</text:p>
          </table:table-cell>
          <table:table-cell table:formula="of:=([.H7]+[.E7])/[.B7]" office:value-type="float" office:value="263.958639455782" calcext:value-type="float">
            <text:p>263,9586394558</text:p>
          </table:table-cell>
          <table:table-cell table:formula="of:=([.I7]+[.E7])/[.B7]" office:value-type="float" office:value="256.646394557823" calcext:value-type="float">
            <text:p>256,6463945578</text:p>
          </table:table-cell>
          <table:table-cell table:formula="of:=([.J7]+[.E7])/[.B7]" office:value-type="float" office:value="224.493333333333" calcext:value-type="float">
            <text:p>224,4933333333</text:p>
          </table:table-cell>
          <table:table-cell table:formula="of:=([.K7]+[.E7])/[.B7]" office:value-type="float" office:value="208.786530612245" calcext:value-type="float">
            <text:p>208,7865306122</text:p>
          </table:table-cell>
          <table:table-cell table:formula="of:=([.L7]+[.E7])/[.B7]" office:value-type="float" office:value="169.081088435374" calcext:value-type="float">
            <text:p>169,0810884354</text:p>
          </table:table-cell>
          <table:table-cell table:formula="of:=([.M7]+[.E7])/[.B7]" office:value-type="float" office:value="114.886530612245" calcext:value-type="float">
            <text:p>114,8865306122</text:p>
          </table:table-cell>
          <table:table-cell table:formula="of:=([.N7]+[.E7])/[.B7]" office:value-type="float" office:value="86.4565986394558" calcext:value-type="float">
            <text:p>86,4565986395</text:p>
          </table:table-cell>
          <table:table-cell table:formula="of:=([.O7]+[.E7])/[.B7]" office:value-type="float" office:value="72.3062585034014" calcext:value-type="float">
            <text:p>72,3062585034</text:p>
          </table:table-cell>
          <table:table-cell table:formula="of:=([.P7]+[.E7])/[.B7]" office:value-type="float" office:value="65.0137414965986" calcext:value-type="float">
            <text:p>65,0137414966</text:p>
          </table:table-cell>
          <table:table-cell table:formula="of:=([.Q7]+[.E7])/[.B7]" office:value-type="float" office:value="53.3708843537415" calcext:value-type="float">
            <text:p>53,3708843537</text:p>
          </table:table-cell>
          <table:table-cell table:formula="of:=([.R7]+[.E7])/[.B7]" office:value-type="float" office:value="52.9484353741497" calcext:value-type="float">
            <text:p>52,9484353741</text:p>
          </table:table-cell>
          <table:table-cell table:number-columns-repeated="1001"/>
        </table:table-row>
        <table:table-row table:style-name="ro3" table:number-rows-repeated="50">
          <table:table-cell table:number-columns-repeated="1019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18"/>
        </table:table-row>
        <table:table-row table:style-name="ro3" table:number-rows-repeated="3">
          <table:table-cell table:number-columns-repeated="1019"/>
        </table:table-row>
        <table:table-row table:style-name="ro3">
          <table:table-cell office:value-type="string" calcext:value-type="string">
            <text:p>Dijkstra_1400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18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18"/>
        </table:table-row>
        <table:table-row table:style-name="ro3" table:number-rows-repeated="1048461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07:34:07.254278994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5:19:46.845750761</meta:creation-date>
    <meta:generator>LibreOffice/5.1.6.2$Linux_X86_64 LibreOffice_project/10m0$Build-2</meta:generator>
    <dc:date>2018-05-09T07:43:15.567165367</dc:date>
    <meta:editing-duration>PT2H31M46S</meta:editing-duration>
    <meta:editing-cycles>24</meta:editing-cycles>
    <meta:document-statistic meta:table-count="2" meta:cell-count="1095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" xlink:type="simple" chart:class="chart:line" chart:style-name="ch1">
        <chart:title svg:x="7.878cm" svg:y="0.351cm" chart:style-name="ch2">
          <text:p>calc all macs no cache</text:p>
        </chart:title>
        <chart:legend chart:legend-position="end" svg:x="15.882cm" svg:y="4.143cm" style:legend-expansion="high" chart:style-name="ch3"/>
        <chart:plot-area chart:style-name="ch4" chart:data-source-has-labels="both" svg:x="2.019cm" svg:y="1.546cm" svg:width="13.436cm" svg:height="7.975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293cm" svg:y="9.737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742cm" svg:y="6.3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series chart:style-name="ch13" chart:values-cell-range-address="local-table.$D$2:.$D$7" chart:label-cell-address="local-table.$D$1" chart:class="chart:line">
            <chart:data-point chart:repeated="6"/>
          </chart:series>
          <chart:series chart:style-name="ch14" chart:values-cell-range-address="local-table.$E$2:.$E$7" chart:label-cell-address="local-table.$E$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55cm" svg:y="0.316cm" chart:style-name="ch2">
          <text:p>Blocks with n=32</text:p>
        </chart:title>
        <chart:legend chart:legend-position="end" svg:x="12.09cm" svg:y="2.458cm" style:legend-expansion="high" chart:style-name="ch3"/>
        <chart:plot-area chart:style-name="ch4" table:cell-range-address="may_2018_benchmarks.F118:may_2018_benchmarks.O118 may_2018_benchmarks.A158:may_2018_benchmarks.A165 may_2018_benchmarks.F53:may_2018_benchmarks.O53 may_2018_benchmarks.F58:may_2018_benchmarks.O58 may_2018_benchmarks.F63:may_2018_benchmarks.O63 may_2018_benchmarks.F68:may_2018_benchmarks.N68 may_2018_benchmarks.F78:may_2018_benchmarks.O78 may_2018_benchmarks.F73:may_2018_benchmarks.O73 may_2018_benchmarks.F88:may_2018_benchmarks.O88 may_2018_benchmarks.F83:may_2018_benchmarks.O83" chart:data-source-has-labels="both" svg:x="1.671cm" svg:y="1.443cm" svg:width="10.099cm" svg:height="6.396cm">
          <chartooo:coordinate-region svg:x="2.478cm" svg:y="1.643cm" svg:width="9.292cm" svg:height="5.549cm"/>
          <chart:axis chart:dimension="x" chart:name="primary-x" chart:style-name="ch5" chartooo:axis-type="auto">
            <chartooo:date-scale/>
            <chart:title svg:x="2.615cm" svg:y="8.019cm" chart:style-name="ch6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5">
            <chart:title svg:x="0.451cm" svg:y="5.47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may_2018_benchmarks.F53:may_2018_benchmarks.O53" chart:label-cell-address="may_2018_benchmarks.A158:may_2018_benchmarks.A158" chart:class="chart:line">
            <chart:data-point chart:repeated="10"/>
          </chart:series>
          <chart:series chart:style-name="ch11" chart:values-cell-range-address="may_2018_benchmarks.F58:may_2018_benchmarks.O58" chart:label-cell-address="may_2018_benchmarks.A159:may_2018_benchmarks.A159" chart:class="chart:line">
            <chart:data-point chart:repeated="10"/>
          </chart:series>
          <chart:series chart:style-name="ch12" chart:values-cell-range-address="may_2018_benchmarks.F63:may_2018_benchmarks.O63" chart:label-cell-address="may_2018_benchmarks.A160:may_2018_benchmarks.A160" chart:class="chart:line">
            <chart:data-point chart:repeated="10"/>
          </chart:series>
          <chart:series chart:style-name="ch13" chart:values-cell-range-address="may_2018_benchmarks.F68:may_2018_benchmarks.N68" chart:label-cell-address="may_2018_benchmarks.A161:may_2018_benchmarks.A161" chart:class="chart:line">
            <chart:data-point chart:repeated="9"/>
          </chart:series>
          <chart:series chart:style-name="ch14" chart:values-cell-range-address="may_2018_benchmarks.F78:may_2018_benchmarks.O78" chart:label-cell-address="may_2018_benchmarks.A162:may_2018_benchmarks.A162" chart:class="chart:line">
            <chart:data-point chart:repeated="10"/>
          </chart:series>
          <chart:series chart:style-name="ch15" chart:values-cell-range-address="may_2018_benchmarks.F73:may_2018_benchmarks.O73" chart:label-cell-address="may_2018_benchmarks.A163:may_2018_benchmarks.A163" chart:class="chart:line">
            <chart:data-point chart:repeated="10"/>
          </chart:series>
          <chart:series chart:style-name="ch16" chart:values-cell-range-address="may_2018_benchmarks.F88:may_2018_benchmarks.O88" chart:label-cell-address="may_2018_benchmarks.A164:may_2018_benchmarks.A164" chart:class="chart:line">
            <chart:data-point chart:repeated="10"/>
          </chart:series>
          <chart:series chart:style-name="ch17" chart:values-cell-range-address="may_2018_benchmarks.F83:may_2018_benchmarks.O83" chart:label-cell-address="may_2018_benchmarks.A165:may_2018_benchmarks.A165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3:may_2018_benchmarks.O53</svg:desc>
                </draw:g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58:may_2018_benchmarks.O58</svg:desc>
                </draw:g>
              </table:table-cell>
              <table:table-cell office:value-type="float" office:value="147.945488721805">
                <text:p>147.945488721805</text:p>
              </table:table-cell>
              <table:table-cell office:value-type="float" office:value="70.4545112781955">
                <text:p>70.4545112781955</text:p>
              </table:table-cell>
              <table:table-cell office:value-type="float" office:value="41.5537593984962">
                <text:p>41.5537593984962</text:p>
              </table:table-cell>
              <table:table-cell office:value-type="float" office:value="34.8011278195489">
                <text:p>34.8011278195489</text:p>
              </table:table-cell>
              <table:table-cell office:value-type="float" office:value="27.7387218045113">
                <text:p>27.7387218045113</text:p>
              </table:table-cell>
              <table:table-cell office:value-type="float" office:value="26.8672932330827">
                <text:p>26.8672932330827</text:p>
              </table:table-cell>
              <table:table-cell office:value-type="float" office:value="23.5710526315789">
                <text:p>23.5710526315789</text:p>
              </table:table-cell>
              <table:table-cell office:value-type="float" office:value="22.046992481203">
                <text:p>22.04699248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3:may_2018_benchmarks.O63</svg:desc>
                </draw:g>
              </table:table-cell>
              <table:table-cell office:value-type="float" office:value="181.17802919708">
                <text:p>181.17802919708</text:p>
              </table:table-cell>
              <table:table-cell office:value-type="float" office:value="112.784598540146">
                <text:p>112.784598540146</text:p>
              </table:table-cell>
              <table:table-cell office:value-type="float" office:value="62.1393430656934">
                <text:p>62.1393430656934</text:p>
              </table:table-cell>
              <table:table-cell office:value-type="float" office:value="49.7152554744526">
                <text:p>49.7152554744526</text:p>
              </table:table-cell>
              <table:table-cell office:value-type="float" office:value="42.0116058394161">
                <text:p>42.0116058394161</text:p>
              </table:table-cell>
              <table:table-cell office:value-type="float" office:value="35.8765693430657">
                <text:p>35.8765693430657</text:p>
              </table:table-cell>
              <table:table-cell office:value-type="float" office:value="34.9502919708029">
                <text:p>34.9502919708029</text:p>
              </table:table-cell>
              <table:table-cell office:value-type="float" office:value="32.0889781021898">
                <text:p>32.0889781021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68:may_2018_benchmarks.N68</svg:desc>
                </draw:g>
              </table:table-cell>
              <table:table-cell office:value-type="float" office:value="31.5252307692308">
                <text:p>31.5252307692308</text:p>
              </table:table-cell>
              <table:table-cell office:value-type="float" office:value="28.5539487179487">
                <text:p>28.5539487179487</text:p>
              </table:table-cell>
              <table:table-cell office:value-type="float" office:value="28.0236923076923">
                <text:p>28.0236923076923</text:p>
              </table:table-cell>
              <table:table-cell office:value-type="float" office:value="27.6708717948718">
                <text:p>27.6708717948718</text:p>
              </table:table-cell>
              <table:table-cell office:value-type="float" office:value="27.6134358974359">
                <text:p>27.6134358974359</text:p>
              </table:table-cell>
              <table:table-cell office:value-type="float" office:value="27.5113846153846">
                <text:p>27.5113846153846</text:p>
              </table:table-cell>
              <table:table-cell office:value-type="float" office:value="27.4713846153846">
                <text:p>27.4713846153846</text:p>
              </table:table-cell>
              <table:table-cell office:value-type="float" office:value="27.3980512820513">
                <text:p>27.3980512820513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78:may_2018_benchmarks.O78</svg:desc>
                </draw:g>
              </table:table-cell>
              <table:table-cell office:value-type="float" office:value="53.7725654450262">
                <text:p>53.7725654450262</text:p>
              </table:table-cell>
              <table:table-cell office:value-type="float" office:value="13.8887958115183">
                <text:p>13.8887958115183</text:p>
              </table:table-cell>
              <table:table-cell office:value-type="float" office:value="12.9086910994764">
                <text:p>12.9086910994764</text:p>
              </table:table-cell>
              <table:table-cell office:value-type="float" office:value="12.6380104712042">
                <text:p>12.6380104712042</text:p>
              </table:table-cell>
              <table:table-cell office:value-type="float" office:value="12.2856544502618">
                <text:p>12.2856544502618</text:p>
              </table:table-cell>
              <table:table-cell office:value-type="float" office:value="12.2856544502618">
                <text:p>12.2856544502618</text:p>
              </table:table-cell>
              <table:table-cell office:value-type="float" office:value="12.2898429319372">
                <text:p>12.2898429319372</text:p>
              </table:table-cell>
              <table:table-cell office:value-type="float" office:value="12.2961256544503">
                <text:p>12.2961256544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3:may_2018_benchmarks.O73</svg:desc>
                </draw:g>
              </table:table-cell>
              <table:table-cell office:value-type="float" office:value="71.3430927835052">
                <text:p>71.3430927835052</text:p>
              </table:table-cell>
              <table:table-cell office:value-type="float" office:value="31.4879381443299">
                <text:p>31.4879381443299</text:p>
              </table:table-cell>
              <table:table-cell office:value-type="float" office:value="16.8240206185567">
                <text:p>16.8240206185567</text:p>
              </table:table-cell>
              <table:table-cell office:value-type="float" office:value="17.269381443299">
                <text:p>17.269381443299</text:p>
              </table:table-cell>
              <table:table-cell office:value-type="float" office:value="16.8028865979381">
                <text:p>16.8028865979381</text:p>
              </table:table-cell>
              <table:table-cell office:value-type="float" office:value="16.8028865979381">
                <text:p>16.8028865979381</text:p>
              </table:table-cell>
              <table:table-cell office:value-type="float" office:value="16.8034020618557">
                <text:p>16.8034020618557</text:p>
              </table:table-cell>
              <table:table-cell office:value-type="float" office:value="16.8028865979381">
                <text:p>16.8028865979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88:may_2018_benchmarks.O88</svg:desc>
                </draw:g>
              </table:table-cell>
              <table:table-cell office:value-type="float" office:value="4.93955789473684">
                <text:p>4.93955789473684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3:may_2018_benchmarks.O83</svg:desc>
                </draw:g>
              </table:table-cell>
              <table:table-cell office:value-type="float" office:value="11.0270104166667">
                <text:p>11.0270104166667</text:p>
              </table:table-cell>
              <table:table-cell office:value-type="float" office:value="6.06503125">
                <text:p>6.06503125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55cm" svg:y="0.316cm" chart:style-name="ch2">
          <text:p>Blocks with n=48</text:p>
        </chart:title>
        <chart:legend chart:legend-position="end" svg:x="12.09cm" svg:y="2.458cm" style:legend-expansion="high" chart:style-name="ch3"/>
        <chart:plot-area chart:style-name="ch4" table:cell-range-address="may_2018_benchmarks.F118:may_2018_benchmarks.O118 may_2018_benchmarks.A158:may_2018_benchmarks.A165 may_2018_benchmarks.F54:may_2018_benchmarks.O54 may_2018_benchmarks.F59:may_2018_benchmarks.O59 may_2018_benchmarks.F64:may_2018_benchmarks.O64 may_2018_benchmarks.F69:may_2018_benchmarks.N69 may_2018_benchmarks.F79:may_2018_benchmarks.O79 may_2018_benchmarks.F74:may_2018_benchmarks.O74 may_2018_benchmarks.F89:may_2018_benchmarks.O89 may_2018_benchmarks.F84:may_2018_benchmarks.O84" chart:data-source-has-labels="both" svg:x="1.671cm" svg:y="1.443cm" svg:width="10.099cm" svg:height="6.396cm">
          <chartooo:coordinate-region svg:x="2.478cm" svg:y="1.643cm" svg:width="9.292cm" svg:height="5.549cm"/>
          <chart:axis chart:dimension="x" chart:name="primary-x" chart:style-name="ch5" chartooo:axis-type="auto">
            <chartooo:date-scale/>
            <chart:title svg:x="2.615cm" svg:y="8.019cm" chart:style-name="ch6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5">
            <chart:title svg:x="0.451cm" svg:y="5.47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may_2018_benchmarks.F54:may_2018_benchmarks.O54" chart:label-cell-address="may_2018_benchmarks.A158:may_2018_benchmarks.A158" chart:class="chart:line">
            <chart:data-point chart:repeated="10"/>
          </chart:series>
          <chart:series chart:style-name="ch11" chart:values-cell-range-address="may_2018_benchmarks.F59:may_2018_benchmarks.O59" chart:label-cell-address="may_2018_benchmarks.A159:may_2018_benchmarks.A159" chart:class="chart:line">
            <chart:data-point chart:repeated="10"/>
          </chart:series>
          <chart:series chart:style-name="ch12" chart:values-cell-range-address="may_2018_benchmarks.F64:may_2018_benchmarks.O64" chart:label-cell-address="may_2018_benchmarks.A160:may_2018_benchmarks.A160" chart:class="chart:line">
            <chart:data-point chart:repeated="10"/>
          </chart:series>
          <chart:series chart:style-name="ch13" chart:values-cell-range-address="may_2018_benchmarks.F69:may_2018_benchmarks.N69" chart:label-cell-address="may_2018_benchmarks.A161:may_2018_benchmarks.A161" chart:class="chart:line">
            <chart:data-point chart:repeated="9"/>
          </chart:series>
          <chart:series chart:style-name="ch14" chart:values-cell-range-address="may_2018_benchmarks.F79:may_2018_benchmarks.O79" chart:label-cell-address="may_2018_benchmarks.A162:may_2018_benchmarks.A162" chart:class="chart:line">
            <chart:data-point chart:repeated="10"/>
          </chart:series>
          <chart:series chart:style-name="ch15" chart:values-cell-range-address="may_2018_benchmarks.F74:may_2018_benchmarks.O74" chart:label-cell-address="may_2018_benchmarks.A163:may_2018_benchmarks.A163" chart:class="chart:line">
            <chart:data-point chart:repeated="10"/>
          </chart:series>
          <chart:series chart:style-name="ch16" chart:values-cell-range-address="may_2018_benchmarks.F89:may_2018_benchmarks.O89" chart:label-cell-address="may_2018_benchmarks.A164:may_2018_benchmarks.A164" chart:class="chart:line">
            <chart:data-point chart:repeated="10"/>
          </chart:series>
          <chart:series chart:style-name="ch17" chart:values-cell-range-address="may_2018_benchmarks.F84:may_2018_benchmarks.O84" chart:label-cell-address="may_2018_benchmarks.A165:may_2018_benchmarks.A165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4:may_2018_benchmarks.O54</svg:desc>
                </draw:g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59:may_2018_benchmarks.O59</svg:desc>
                </draw:g>
              </table:table-cell>
              <table:table-cell office:value-type="float" office:value="94.6551127819549">
                <text:p>94.6551127819549</text:p>
              </table:table-cell>
              <table:table-cell office:value-type="float" office:value="51.6310526315789">
                <text:p>51.6310526315789</text:p>
              </table:table-cell>
              <table:table-cell office:value-type="float" office:value="34.21">
                <text:p>34.21</text:p>
              </table:table-cell>
              <table:table-cell office:value-type="float" office:value="32.1701503759398">
                <text:p>32.1701503759398</text:p>
              </table:table-cell>
              <table:table-cell office:value-type="float" office:value="27.591954887218">
                <text:p>27.591954887218</text:p>
              </table:table-cell>
              <table:table-cell office:value-type="float" office:value="24.6303007518797">
                <text:p>24.6303007518797</text:p>
              </table:table-cell>
              <table:table-cell office:value-type="float" office:value="24.9739097744361">
                <text:p>24.9739097744361</text:p>
              </table:table-cell>
              <table:table-cell office:value-type="float" office:value="23.6912030075188">
                <text:p>23.6912030075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4:may_2018_benchmarks.O64</svg:desc>
                </draw:g>
              </table:table-cell>
              <table:table-cell office:value-type="float" office:value="130.239270072993">
                <text:p>130.239270072993</text:p>
              </table:table-cell>
              <table:table-cell office:value-type="float" office:value="72.1896350364963">
                <text:p>72.1896350364963</text:p>
              </table:table-cell>
              <table:table-cell office:value-type="float" office:value="52.6297810218978">
                <text:p>52.6297810218978</text:p>
              </table:table-cell>
              <table:table-cell office:value-type="float" office:value="44.3290510948905">
                <text:p>44.3290510948905</text:p>
              </table:table-cell>
              <table:table-cell office:value-type="float" office:value="41.1465693430657">
                <text:p>41.1465693430657</text:p>
              </table:table-cell>
              <table:table-cell office:value-type="float" office:value="37.954598540146">
                <text:p>37.954598540146</text:p>
              </table:table-cell>
              <table:table-cell office:value-type="float" office:value="35.2896350364963">
                <text:p>35.2896350364963</text:p>
              </table:table-cell>
              <table:table-cell office:value-type="float" office:value="33.6305109489051">
                <text:p>33.6305109489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69:may_2018_benchmarks.N69</svg:desc>
                </draw:g>
              </table:table-cell>
              <table:table-cell office:value-type="float" office:value="43.3486666666667">
                <text:p>43.3486666666667</text:p>
              </table:table-cell>
              <table:table-cell office:value-type="float" office:value="34.1902051282051">
                <text:p>34.1902051282051</text:p>
              </table:table-cell>
              <table:table-cell office:value-type="float" office:value="33.6440512820513">
                <text:p>33.6440512820513</text:p>
              </table:table-cell>
              <table:table-cell office:value-type="float" office:value="33.3122564102564">
                <text:p>33.3122564102564</text:p>
              </table:table-cell>
              <table:table-cell office:value-type="float" office:value="33.2727692307692">
                <text:p>33.2727692307692</text:p>
              </table:table-cell>
              <table:table-cell office:value-type="float" office:value="33.1045641025641">
                <text:p>33.1045641025641</text:p>
              </table:table-cell>
              <table:table-cell office:value-type="float" office:value="33.1327692307692">
                <text:p>33.1327692307692</text:p>
              </table:table-cell>
              <table:table-cell office:value-type="float" office:value="32.9481538461538">
                <text:p>32.9481538461538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79:may_2018_benchmarks.O79</svg:desc>
                </draw:g>
              </table:table-cell>
              <table:table-cell office:value-type="float" office:value="24.2793717277487">
                <text:p>24.2793717277487</text:p>
              </table:table-cell>
              <table:table-cell office:value-type="float" office:value="13.4364397905759">
                <text:p>13.4364397905759</text:p>
              </table:table-cell>
              <table:table-cell office:value-type="float" office:value="13.3338219895288">
                <text:p>13.3338219895288</text:p>
              </table:table-cell>
              <table:table-cell office:value-type="float" office:value="13.3364397905759">
                <text:p>13.3364397905759</text:p>
              </table:table-cell>
              <table:table-cell office:value-type="float" office:value="13.4416753926702">
                <text:p>13.4416753926702</text:p>
              </table:table-cell>
              <table:table-cell office:value-type="float" office:value="13.3327748691099">
                <text:p>13.3327748691099</text:p>
              </table:table-cell>
              <table:table-cell office:value-type="float" office:value="13.3327748691099">
                <text:p>13.3327748691099</text:p>
              </table:table-cell>
              <table:table-cell office:value-type="float" office:value="13.3364397905759">
                <text:p>13.3364397905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4:may_2018_benchmarks.O74</svg:desc>
                </draw:g>
              </table:table-cell>
              <table:table-cell office:value-type="float" office:value="49.2428350515464">
                <text:p>49.2428350515464</text:p>
              </table:table-cell>
              <table:table-cell office:value-type="float" office:value="22.6557216494845">
                <text:p>22.6557216494845</text:p>
              </table:table-cell>
              <table:table-cell office:value-type="float" office:value="20.5959278350515">
                <text:p>20.5959278350515</text:p>
              </table:table-cell>
              <table:table-cell office:value-type="float" office:value="17.9717010309278">
                <text:p>17.9717010309278</text:p>
              </table:table-cell>
              <table:table-cell office:value-type="float" office:value="18.0490206185567">
                <text:p>18.0490206185567</text:p>
              </table:table-cell>
              <table:table-cell office:value-type="float" office:value="17.9696391752577">
                <text:p>17.9696391752577</text:p>
              </table:table-cell>
              <table:table-cell office:value-type="float" office:value="17.9696391752577">
                <text:p>17.9696391752577</text:p>
              </table:table-cell>
              <table:table-cell office:value-type="float" office:value="17.9717010309278">
                <text:p>17.9717010309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89:may_2018_benchmarks.O89</svg:desc>
                </draw:g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4:may_2018_benchmarks.O84</svg:desc>
                </draw:g>
              </table:table-cell>
              <table:table-cell office:value-type="float" office:value="9.90709375">
                <text:p>9.90709375</text:p>
              </table:table-cell>
              <table:table-cell office:value-type="float" office:value="5.69980208333333">
                <text:p>5.69980208333333</text:p>
              </table:table-cell>
              <table:table-cell office:value-type="float" office:value="5.69980208333333">
                <text:p>5.69980208333333</text:p>
              </table:table-cell>
              <table:table-cell office:value-type="float" office:value="4.73053125">
                <text:p>4.73053125</text:p>
              </table:table-cell>
              <table:table-cell office:value-type="float" office:value="4.73053125">
                <text:p>4.73053125</text:p>
              </table:table-cell>
              <table:table-cell office:value-type="float" office:value="5.69980208333333">
                <text:p>5.69980208333333</text:p>
              </table:table-cell>
              <table:table-cell office:value-type="float" office:value="4.73053125">
                <text:p>4.73053125</text:p>
              </table:table-cell>
              <table:table-cell office:value-type="float" office:value="4.73053125">
                <text:p>4.730531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10" chart:maximum="27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7.647cm" svg:y="0.396cm" chart:style-name="ch2">
          <text:p>Matrix Mult 800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2.142cm" svg:width="13.188cm" svg:height="8.34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129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55cm" svg:y="0.316cm" chart:style-name="ch2">
          <text:p>Blocks with n=64</text:p>
        </chart:title>
        <chart:legend chart:legend-position="end" svg:x="12.09cm" svg:y="2.458cm" style:legend-expansion="high" chart:style-name="ch3"/>
        <chart:plot-area chart:style-name="ch4" table:cell-range-address="may_2018_benchmarks.F118:may_2018_benchmarks.O118 may_2018_benchmarks.A158:may_2018_benchmarks.A165 may_2018_benchmarks.F55:may_2018_benchmarks.O55 may_2018_benchmarks.F60:may_2018_benchmarks.O60 may_2018_benchmarks.F65:may_2018_benchmarks.O65 may_2018_benchmarks.F70:may_2018_benchmarks.N70 may_2018_benchmarks.F80:may_2018_benchmarks.O80 may_2018_benchmarks.F75:may_2018_benchmarks.O75 may_2018_benchmarks.F90:may_2018_benchmarks.O90 may_2018_benchmarks.F85:may_2018_benchmarks.O85" chart:data-source-has-labels="both" svg:x="1.671cm" svg:y="1.443cm" svg:width="10.099cm" svg:height="6.396cm">
          <chartooo:coordinate-region svg:x="2.478cm" svg:y="1.642cm" svg:width="9.292cm" svg:height="5.55cm"/>
          <chart:axis chart:dimension="x" chart:name="primary-x" chart:style-name="ch5" chartooo:axis-type="auto">
            <chartooo:date-scale/>
            <chart:title svg:x="2.615cm" svg:y="8.019cm" chart:style-name="ch6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5">
            <chart:title svg:x="0.451cm" svg:y="5.47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may_2018_benchmarks.F55:may_2018_benchmarks.O55" chart:label-cell-address="may_2018_benchmarks.A158:may_2018_benchmarks.A158" chart:class="chart:line">
            <chart:data-point chart:repeated="10"/>
          </chart:series>
          <chart:series chart:style-name="ch11" chart:values-cell-range-address="may_2018_benchmarks.F60:may_2018_benchmarks.O60" chart:label-cell-address="may_2018_benchmarks.A159:may_2018_benchmarks.A159" chart:class="chart:line">
            <chart:data-point chart:repeated="10"/>
          </chart:series>
          <chart:series chart:style-name="ch12" chart:values-cell-range-address="may_2018_benchmarks.F65:may_2018_benchmarks.O65" chart:label-cell-address="may_2018_benchmarks.A160:may_2018_benchmarks.A160" chart:class="chart:line">
            <chart:data-point chart:repeated="10"/>
          </chart:series>
          <chart:series chart:style-name="ch13" chart:values-cell-range-address="may_2018_benchmarks.F70:may_2018_benchmarks.N70" chart:label-cell-address="may_2018_benchmarks.A161:may_2018_benchmarks.A161" chart:class="chart:line">
            <chart:data-point chart:repeated="9"/>
          </chart:series>
          <chart:series chart:style-name="ch14" chart:values-cell-range-address="may_2018_benchmarks.F80:may_2018_benchmarks.O80" chart:label-cell-address="may_2018_benchmarks.A162:may_2018_benchmarks.A162" chart:class="chart:line">
            <chart:data-point chart:repeated="10"/>
          </chart:series>
          <chart:series chart:style-name="ch15" chart:values-cell-range-address="may_2018_benchmarks.F75:may_2018_benchmarks.O75" chart:label-cell-address="may_2018_benchmarks.A163:may_2018_benchmarks.A163" chart:class="chart:line">
            <chart:data-point chart:repeated="10"/>
          </chart:series>
          <chart:series chart:style-name="ch16" chart:values-cell-range-address="may_2018_benchmarks.F90:may_2018_benchmarks.O90" chart:label-cell-address="may_2018_benchmarks.A164:may_2018_benchmarks.A164" chart:class="chart:line">
            <chart:data-point chart:repeated="10"/>
          </chart:series>
          <chart:series chart:style-name="ch17" chart:values-cell-range-address="may_2018_benchmarks.F85:may_2018_benchmarks.O85" chart:label-cell-address="may_2018_benchmarks.A165:may_2018_benchmarks.A165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5:may_2018_benchmarks.O55</svg:desc>
                </draw:g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60:may_2018_benchmarks.O60</svg:desc>
                </draw:g>
              </table:table-cell>
              <table:table-cell office:value-type="float" office:value="76.4369172932331">
                <text:p>76.4369172932331</text:p>
              </table:table-cell>
              <table:table-cell office:value-type="float" office:value="44.9978195488722">
                <text:p>44.9978195488722</text:p>
              </table:table-cell>
              <table:table-cell office:value-type="float" office:value="35.051954887218">
                <text:p>35.051954887218</text:p>
              </table:table-cell>
              <table:table-cell office:value-type="float" office:value="30.2632330827068">
                <text:p>30.2632330827068</text:p>
              </table:table-cell>
              <table:table-cell office:value-type="float" office:value="31.5812781954887">
                <text:p>31.5812781954887</text:p>
              </table:table-cell>
              <table:table-cell office:value-type="float" office:value="24.5775187969925">
                <text:p>24.5775187969925</text:p>
              </table:table-cell>
              <table:table-cell office:value-type="float" office:value="27.2617293233083">
                <text:p>27.2617293233083</text:p>
              </table:table-cell>
              <table:table-cell office:value-type="float" office:value="22.7271428571429">
                <text:p>22.72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5:may_2018_benchmarks.O65</svg:desc>
                </draw:g>
              </table:table-cell>
              <table:table-cell office:value-type="float" office:value="111.807153284672">
                <text:p>111.807153284672</text:p>
              </table:table-cell>
              <table:table-cell office:value-type="float" office:value="63.2509489051095">
                <text:p>63.2509489051095</text:p>
              </table:table-cell>
              <table:table-cell office:value-type="float" office:value="52.0436496350365">
                <text:p>52.0436496350365</text:p>
              </table:table-cell>
              <table:table-cell office:value-type="float" office:value="42.2042335766423">
                <text:p>42.2042335766423</text:p>
              </table:table-cell>
              <table:table-cell office:value-type="float" office:value="42.2502189781022">
                <text:p>42.2502189781022</text:p>
              </table:table-cell>
              <table:table-cell office:value-type="float" office:value="39.0735766423358">
                <text:p>39.0735766423358</text:p>
              </table:table-cell>
              <table:table-cell office:value-type="float" office:value="41.269197080292">
                <text:p>41.269197080292</text:p>
              </table:table-cell>
              <table:table-cell office:value-type="float" office:value="32.8487591240876">
                <text:p>32.8487591240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70:may_2018_benchmarks.N70</svg:desc>
                </draw:g>
              </table:table-cell>
              <table:table-cell office:value-type="float" office:value="38.3212307692308">
                <text:p>38.3212307692308</text:p>
              </table:table-cell>
              <table:table-cell office:value-type="float" office:value="36.1248205128205">
                <text:p>36.1248205128205</text:p>
              </table:table-cell>
              <table:table-cell office:value-type="float" office:value="35.5858461538462">
                <text:p>35.5858461538462</text:p>
              </table:table-cell>
              <table:table-cell office:value-type="float" office:value="35.2930256410256">
                <text:p>35.2930256410256</text:p>
              </table:table-cell>
              <table:table-cell office:value-type="float" office:value="35.137641025641">
                <text:p>35.137641025641</text:p>
              </table:table-cell>
              <table:table-cell office:value-type="float" office:value="35.0104615384615">
                <text:p>35.0104615384615</text:p>
              </table:table-cell>
              <table:table-cell office:value-type="float" office:value="34.9735384615385">
                <text:p>34.9735384615385</text:p>
              </table:table-cell>
              <table:table-cell office:value-type="float" office:value="34.8822564102564">
                <text:p>34.8822564102564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80:may_2018_benchmarks.O80</svg:desc>
                </draw:g>
              </table:table-cell>
              <table:table-cell office:value-type="float" office:value="19.7903141361257">
                <text:p>19.7903141361257</text:p>
              </table:table-cell>
              <table:table-cell office:value-type="float" office:value="19.7903141361257">
                <text:p>19.7903141361257</text:p>
              </table:table-cell>
              <table:table-cell office:value-type="float" office:value="11.9034031413613">
                <text:p>11.9034031413613</text:p>
              </table:table-cell>
              <table:table-cell office:value-type="float" office:value="12.2913612565445">
                <text:p>12.2913612565445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11.9034031413613">
                <text:p>11.9034031413613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5:may_2018_benchmarks.O75</svg:desc>
                </draw:g>
              </table:table-cell>
              <table:table-cell office:value-type="float" office:value="32.0190206185567">
                <text:p>32.0190206185567</text:p>
              </table:table-cell>
              <table:table-cell office:value-type="float" office:value="23.9989175257732">
                <text:p>23.9989175257732</text:p>
              </table:table-cell>
              <table:table-cell office:value-type="float" office:value="16.4004639175258">
                <text:p>16.4004639175258</text:p>
              </table:table-cell>
              <table:table-cell office:value-type="float" office:value="16.5886082474227">
                <text:p>16.5886082474227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16.4004639175258">
                <text:p>16.4004639175258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90:may_2018_benchmarks.O90</svg:desc>
                </draw:g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5:may_2018_benchmarks.O85</svg:desc>
                </draw:g>
              </table:table-cell>
              <table:table-cell office:value-type="float" office:value="4.44518229166667">
                <text:p>4.44518229166667</text:p>
              </table:table-cell>
              <table:table-cell office:value-type="float" office:value="4.42591145833333">
                <text:p>4.42591145833333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6" chart:maximum="18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7.105cm" svg:y="0.396cm" chart:style-name="ch2">
          <text:p>Calc determinant 11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5cm" svg:width="13.188cm" svg:height="8.567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806cm" svg:height="12.139cm" xlink:href="." xlink:type="simple" chart:class="chart:line" chart:style-name="ch1">
        <chart:title svg:x="6.774cm" svg:y="0.378cm" chart:style-name="ch2">
          <text:p>Dijkstra 1400 nodes</text:p>
        </chart:title>
        <chart:legend chart:legend-position="end" svg:x="15.699cm" svg:y="4.509cm" style:legend-expansion="high" chart:style-name="ch3"/>
        <chart:plot-area chart:style-name="ch4" chart:data-source-has-labels="both" svg:x="-0.001cm" svg:y="1.607cm" svg:width="15.07cm" svg:height="9.601cm">
          <chartooo:coordinate-region svg:x="3.872cm" svg:y="1.806cm" svg:width="11.066cm" svg:height="4.887cm"/>
          <chart:axis chart:dimension="x" chart:name="primary-x" chart:style-name="ch5" chartooo:axis-type="auto">
            <chartooo:date-scale/>
            <chart:title svg:x="4.965cm" svg:y="11.239cm" chart:style-name="ch6">
              <text:p>Cache configurations</text:p>
            </chart:title>
            <chart:categories table:cell-range-address="local-table.$B$1:.$N$1"/>
          </chart:axis>
          <chart:axis chart:dimension="y" chart:name="primary-y" chart:style-name="ch7">
            <chart:title svg:x="0.392cm" svg:y="6.80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N$2" chart:label-cell-address="local-table.$A$2" chart:class="chart:line">
            <chart:data-point chart:repeated="13"/>
          </chart:series>
          <chart:series chart:style-name="ch12" chart:values-cell-range-address="local-table.$B$3:.$N$3" chart:label-cell-address="local-table.$A$3" chart:class="chart:line">
            <chart:data-point chart:repeated="13"/>
          </chart:series>
          <chart:series chart:style-name="ch13" chart:values-cell-range-address="local-table.$B$4:.$N$4" chart:label-cell-address="local-table.$A$4" chart:class="chart:line">
            <chart:data-point chart:repeated="13"/>
          </chart:series>
          <chart:series chart:style-name="ch14" chart:values-cell-range-address="local-table.$B$5:.$N$5" chart:label-cell-address="local-table.$A$5" chart:class="chart:line">
            <chart:data-point chart:repeated="13"/>
          </chart:series>
          <chart:series chart:style-name="ch15" chart:values-cell-range-address="local-table.$B$6:.$N$6" chart:label-cell-address="local-table.$A$6" chart:class="chart:line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342.927142857143">
                <text:p>342.927142857143</text:p>
              </table:table-cell>
              <table:table-cell office:value-type="float" office:value="331.975442176871">
                <text:p>331.975442176871</text:p>
              </table:table-cell>
              <table:table-cell office:value-type="float" office:value="312.822380952381">
                <text:p>312.822380952381</text:p>
              </table:table-cell>
              <table:table-cell office:value-type="float" office:value="314.551632653061">
                <text:p>314.551632653061</text:p>
              </table:table-cell>
              <table:table-cell office:value-type="float" office:value="299.350272108844">
                <text:p>299.350272108844</text:p>
              </table:table-cell>
              <table:table-cell office:value-type="float" office:value="294.624421768708">
                <text:p>294.624421768708</text:p>
              </table:table-cell>
              <table:table-cell office:value-type="float" office:value="268.970680272109">
                <text:p>268.970680272109</text:p>
              </table:table-cell>
              <table:table-cell office:value-type="float" office:value="223.932585034014">
                <text:p>223.932585034014</text:p>
              </table:table-cell>
              <table:table-cell office:value-type="float" office:value="216.308095238095">
                <text:p>216.308095238095</text:p>
              </table:table-cell>
              <table:table-cell office:value-type="float" office:value="212.748911564626">
                <text:p>212.748911564626</text:p>
              </table:table-cell>
              <table:table-cell office:value-type="float" office:value="207.400612244898">
                <text:p>207.400612244898</text:p>
              </table:table-cell>
              <table:table-cell office:value-type="float" office:value="153.285646258503">
                <text:p>153.285646258503</text:p>
              </table:table-cell>
              <table:table-cell office:value-type="float" office:value="109.565238095238">
                <text:p>109.565238095238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282.629795918367">
                <text:p>282.629795918367</text:p>
              </table:table-cell>
              <table:table-cell office:value-type="float" office:value="267.964489795918">
                <text:p>267.964489795918</text:p>
              </table:table-cell>
              <table:table-cell office:value-type="float" office:value="242.314149659864">
                <text:p>242.314149659864</text:p>
              </table:table-cell>
              <table:table-cell office:value-type="float" office:value="241.521632653061">
                <text:p>241.521632653061</text:p>
              </table:table-cell>
              <table:table-cell office:value-type="float" office:value="217.717551020408">
                <text:p>217.717551020408</text:p>
              </table:table-cell>
              <table:table-cell office:value-type="float" office:value="210.926394557823">
                <text:p>210.926394557823</text:p>
              </table:table-cell>
              <table:table-cell office:value-type="float" office:value="171.213469387755">
                <text:p>171.213469387755</text:p>
              </table:table-cell>
              <table:table-cell office:value-type="float" office:value="154.518231292517">
                <text:p>154.518231292517</text:p>
              </table:table-cell>
              <table:table-cell office:value-type="float" office:value="133.847482993197">
                <text:p>133.847482993197</text:p>
              </table:table-cell>
              <table:table-cell office:value-type="float" office:value="101.927755102041">
                <text:p>101.927755102041</text:p>
              </table:table-cell>
              <table:table-cell office:value-type="float" office:value="82.4297959183673">
                <text:p>82.4297959183673</text:p>
              </table:table-cell>
              <table:table-cell office:value-type="float" office:value="61.9019047619048">
                <text:p>61.9019047619048</text:p>
              </table:table-cell>
              <table:table-cell office:value-type="float" office:value="41.0821768707483">
                <text:p>41.0821768707483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290.734829931973">
                <text:p>290.734829931973</text:p>
              </table:table-cell>
              <table:table-cell office:value-type="float" office:value="272.214421768708">
                <text:p>272.214421768708</text:p>
              </table:table-cell>
              <table:table-cell office:value-type="float" office:value="238.17156462585">
                <text:p>238.17156462585</text:p>
              </table:table-cell>
              <table:table-cell office:value-type="float" office:value="235.868163265306">
                <text:p>235.868163265306</text:p>
              </table:table-cell>
              <table:table-cell office:value-type="float" office:value="206.642993197279">
                <text:p>206.642993197279</text:p>
              </table:table-cell>
              <table:table-cell office:value-type="float" office:value="186.972925170068">
                <text:p>186.972925170068</text:p>
              </table:table-cell>
              <table:table-cell office:value-type="float" office:value="157.398775510204">
                <text:p>157.398775510204</text:p>
              </table:table-cell>
              <table:table-cell office:value-type="float" office:value="126.83074829932">
                <text:p>126.83074829932</text:p>
              </table:table-cell>
              <table:table-cell office:value-type="float" office:value="95.2613605442177">
                <text:p>95.2613605442177</text:p>
              </table:table-cell>
              <table:table-cell office:value-type="float" office:value="73.2531972789116">
                <text:p>73.2531972789116</text:p>
              </table:table-cell>
              <table:table-cell office:value-type="float" office:value="57.094693877551">
                <text:p>57.094693877551</text:p>
              </table:table-cell>
              <table:table-cell office:value-type="float" office:value="47.4797278911565">
                <text:p>47.4797278911565</text:p>
              </table:table-cell>
              <table:table-cell office:value-type="float" office:value="35.5763265306122">
                <text:p>35.5763265306122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309.279387755102">
                <text:p>309.279387755102</text:p>
              </table:table-cell>
              <table:table-cell office:value-type="float" office:value="286.531088435374">
                <text:p>286.531088435374</text:p>
              </table:table-cell>
              <table:table-cell office:value-type="float" office:value="245.496394557823">
                <text:p>245.496394557823</text:p>
              </table:table-cell>
              <table:table-cell office:value-type="float" office:value="242.194353741497">
                <text:p>242.194353741497</text:p>
              </table:table-cell>
              <table:table-cell office:value-type="float" office:value="204.355578231293">
                <text:p>204.355578231293</text:p>
              </table:table-cell>
              <table:table-cell office:value-type="float" office:value="197.448095238095">
                <text:p>197.448095238095</text:p>
              </table:table-cell>
              <table:table-cell office:value-type="float" office:value="154.003197278912">
                <text:p>154.003197278912</text:p>
              </table:table-cell>
              <table:table-cell office:value-type="float" office:value="109.458979591837">
                <text:p>109.458979591837</text:p>
              </table:table-cell>
              <table:table-cell office:value-type="float" office:value="76.9195238095238">
                <text:p>76.9195238095238</text:p>
              </table:table-cell>
              <table:table-cell office:value-type="float" office:value="62.3555782312925">
                <text:p>62.3555782312925</text:p>
              </table:table-cell>
              <table:table-cell office:value-type="float" office:value="55.2208843537415">
                <text:p>55.2208843537415</text:p>
              </table:table-cell>
              <table:table-cell office:value-type="float" office:value="41.3596598639456">
                <text:p>41.3596598639456</text:p>
              </table:table-cell>
              <table:table-cell office:value-type="float" office:value="37.3140816326531">
                <text:p>37.3140816326531</text:p>
              </table:table-cell>
            </table:table-row>
            <table:table-row>
              <table:table-cell office:value-type="string">
                <text:p>80 bytes</text:p>
              </table:table-cell>
              <table:table-cell office:value-type="float" office:value="343.821904761905">
                <text:p>343.821904761905</text:p>
              </table:table-cell>
              <table:table-cell office:value-type="float" office:value="317.560680272109">
                <text:p>317.560680272109</text:p>
              </table:table-cell>
              <table:table-cell office:value-type="float" office:value="263.958639455782">
                <text:p>263.958639455782</text:p>
              </table:table-cell>
              <table:table-cell office:value-type="float" office:value="256.646394557823">
                <text:p>256.646394557823</text:p>
              </table:table-cell>
              <table:table-cell office:value-type="float" office:value="224.493333333333">
                <text:p>224.493333333333</text:p>
              </table:table-cell>
              <table:table-cell office:value-type="float" office:value="208.786530612245">
                <text:p>208.786530612245</text:p>
              </table:table-cell>
              <table:table-cell office:value-type="float" office:value="169.081088435374">
                <text:p>169.081088435374</text:p>
              </table:table-cell>
              <table:table-cell office:value-type="float" office:value="114.886530612245">
                <text:p>114.886530612245</text:p>
              </table:table-cell>
              <table:table-cell office:value-type="float" office:value="86.4565986394558">
                <text:p>86.4565986394558</text:p>
              </table:table-cell>
              <table:table-cell office:value-type="float" office:value="72.3062585034014">
                <text:p>72.3062585034014</text:p>
              </table:table-cell>
              <table:table-cell office:value-type="float" office:value="65.0137414965986">
                <text:p>65.0137414965986</text:p>
              </table:table-cell>
              <table:table-cell office:value-type="float" office:value="53.3708843537415">
                <text:p>53.3708843537415</text:p>
              </table:table-cell>
              <table:table-cell office:value-type="float" office:value="52.9484353741497">
                <text:p>52.948435374149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" xlink:type="simple" chart:class="chart:line" chart:style-name="ch1">
        <chart:title svg:x="2.943cm" svg:y="0.351cm" chart:style-name="ch2">
          <text:p>calc all macs best with cache (200 blocks data, 200 blocks code)</text:p>
        </chart:title>
        <chart:legend chart:legend-position="end" svg:x="15.882cm" svg:y="4.143cm" style:legend-expansion="high" chart:style-name="ch3"/>
        <chart:plot-area chart:style-name="ch4" chart:data-source-has-labels="both" svg:x="2.052cm" svg:y="1.547cm" svg:width="13.403cm" svg:height="7.97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309cm" svg:y="9.737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775cm" svg:y="6.351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series chart:style-name="ch13" chart:values-cell-range-address="local-table.$D$2:.$D$7" chart:label-cell-address="local-table.$D$1" chart:class="chart:line">
            <chart:data-point chart:repeated="6"/>
          </chart:series>
          <chart:series chart:style-name="ch14" chart:values-cell-range-address="local-table.$E$2:.$E$7" chart:label-cell-address="local-table.$E$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64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52519855595668">
                <text:p>8.52519855595668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191.294978723404">
                <text:p>191.294978723404</text:p>
              </table:table-cell>
              <table:table-cell office:value-type="float" office:value="181.186893617021">
                <text:p>181.186893617021</text:p>
              </table:table-cell>
              <table:table-cell office:value-type="float" office:value="130.642212765957">
                <text:p>130.642212765957</text:p>
              </table:table-cell>
              <table:table-cell office:value-type="float" office:value="135.696680851064">
                <text:p>135.696680851064</text:p>
              </table:table-cell>
              <table:table-cell office:value-type="float" office:value="95.2617872340425">
                <text:p>95.2617872340425</text:p>
              </table:table-cell>
              <table:table-cell office:value-type="float" office:value="82.6260425531915">
                <text:p>82.6260425531915</text:p>
              </table:table-cell>
              <table:table-cell office:value-type="float" office:value="26.3954042553191">
                <text:p>26.3954042553191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328.398442367601">
                <text:p>328.398442367601</text:p>
              </table:table-cell>
              <table:table-cell office:value-type="float" office:value="151.615264797508">
                <text:p>151.615264797508</text:p>
              </table:table-cell>
              <table:table-cell office:value-type="float" office:value="104.616510903427">
                <text:p>104.616510903427</text:p>
              </table:table-cell>
              <table:table-cell office:value-type="float" office:value="86.6501557632399">
                <text:p>86.6501557632399</text:p>
              </table:table-cell>
              <table:table-cell office:value-type="float" office:value="77.3043613707165">
                <text:p>77.3043613707165</text:p>
              </table:table-cell>
              <table:table-cell office:value-type="float" office:value="71.5373831775701">
                <text:p>71.5373831775701</text:p>
              </table:table-cell>
              <table:table-cell office:value-type="float" office:value="53.8376947040498">
                <text:p>53.8376947040498</text:p>
              </table:table-cell>
              <table:table-cell office:value-type="float" office:value="49.8819314641745">
                <text:p>49.8819314641745</text:p>
              </table:table-cell>
              <table:table-cell office:value-type="float" office:value="47.8277258566978">
                <text:p>47.8277258566978</text:p>
              </table:table-cell>
              <table:table-cell office:value-type="float" office:value="47.3043613707165">
                <text:p>47.3043613707165</text:p>
              </table:table-cell>
              <table:table-cell office:value-type="float" office:value="46.8052959501558">
                <text:p>46.8052959501558</text:p>
              </table:table-cell>
              <table:table-cell office:value-type="float" office:value="46.4352024922118">
                <text:p>46.4352024922118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54.174312796209">
                <text:p>454.174312796209</text:p>
              </table:table-cell>
              <table:table-cell office:value-type="float" office:value="177.73355450237">
                <text:p>177.73355450237</text:p>
              </table:table-cell>
              <table:table-cell office:value-type="float" office:value="93.758672985782">
                <text:p>93.758672985782</text:p>
              </table:table-cell>
              <table:table-cell office:value-type="float" office:value="77.0036966824645">
                <text:p>77.0036966824645</text:p>
              </table:table-cell>
              <table:table-cell office:value-type="float" office:value="64.8221800947867">
                <text:p>64.8221800947867</text:p>
              </table:table-cell>
              <table:table-cell office:value-type="float" office:value="52.6335545023697">
                <text:p>52.6335545023697</text:p>
              </table:table-cell>
              <table:table-cell office:value-type="float" office:value="40.5937440758294">
                <text:p>40.5937440758294</text:p>
              </table:table-cell>
              <table:table-cell office:value-type="float" office:value="28.0449289099526">
                <text:p>28.0449289099526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301327014218">
                <text:p>13.301327014218</text:p>
              </table:table-cell>
              <table:table-cell office:value-type="float" office:value="12.922654028436">
                <text:p>12.922654028436</text:p>
              </table:table-cell>
              <table:table-cell office:value-type="float" office:value="23.1278672985782">
                <text:p>23.127867298578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8828436018957">
                <text:p>13.88284360189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48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9.285559566787">
                <text:p>9.285559566787</text:p>
              </table:table-cell>
              <table:table-cell office:value-type="float" office:value="9.26895306859206">
                <text:p>9.26895306859206</text:p>
              </table:table-cell>
              <table:table-cell office:value-type="float" office:value="9.26606498194946">
                <text:p>9.2660649819494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234657039711">
                <text:p>9.25234657039711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10.2212765957447">
                <text:p>10.2212765957447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50.4681619937695">
                <text:p>50.4681619937695</text:p>
              </table:table-cell>
              <table:table-cell office:value-type="float" office:value="47.6351401869159">
                <text:p>47.6351401869159</text:p>
              </table:table-cell>
              <table:table-cell office:value-type="float" office:value="45.7522741433022">
                <text:p>45.7522741433022</text:p>
              </table:table-cell>
              <table:table-cell office:value-type="float" office:value="44.5734579439252">
                <text:p>44.5734579439252</text:p>
              </table:table-cell>
              <table:table-cell office:value-type="float" office:value="44.2214330218069">
                <text:p>44.2214330218069</text:p>
              </table:table-cell>
              <table:table-cell office:value-type="float" office:value="43.8806230529595">
                <text:p>43.8806230529595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34.409573459716">
                <text:p>434.409573459716</text:p>
              </table:table-cell>
              <table:table-cell office:value-type="float" office:value="155.516208530806">
                <text:p>155.516208530806</text:p>
              </table:table-cell>
              <table:table-cell office:value-type="float" office:value="87.5237914691943">
                <text:p>87.5237914691943</text:p>
              </table:table-cell>
              <table:table-cell office:value-type="float" office:value="73.4745023696682">
                <text:p>73.4745023696682</text:p>
              </table:table-cell>
              <table:table-cell office:value-type="float" office:value="51.3778199052133">
                <text:p>51.3778199052133</text:p>
              </table:table-cell>
              <table:table-cell office:value-type="float" office:value="43.1266350710901">
                <text:p>43.1266350710901</text:p>
              </table:table-cell>
              <table:table-cell office:value-type="float" office:value="38.9887203791469">
                <text:p>38.9887203791469</text:p>
              </table:table-cell>
              <table:table-cell office:value-type="float" office:value="24.4498578199052">
                <text:p>24.4498578199052</text:p>
              </table:table-cell>
              <table:table-cell office:value-type="float" office:value="19.7536492890995">
                <text:p>19.7536492890995</text:p>
              </table:table-cell>
              <table:table-cell office:value-type="float" office:value="19.5432227488152">
                <text:p>19.5432227488152</text:p>
              </table:table-cell>
              <table:table-cell office:value-type="float" office:value="14.5460663507109">
                <text:p>14.5460663507109</text:p>
              </table:table-cell>
              <table:table-cell office:value-type="float" office:value="14.1569668246446">
                <text:p>14.1569668246446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32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181.214584837545">
                <text:p>181.214584837545</text:p>
              </table:table-cell>
              <table:table-cell office:value-type="float" office:value="181.201588447653">
                <text:p>181.201588447653</text:p>
              </table:table-cell>
              <table:table-cell office:value-type="float" office:value="159.58714801444">
                <text:p>159.58714801444</text:p>
              </table:table-cell>
              <table:table-cell office:value-type="float" office:value="137.96476534296">
                <text:p>137.96476534296</text:p>
              </table:table-cell>
              <table:table-cell office:value-type="float" office:value="51.5149458483755">
                <text:p>51.5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363.797957446808">
                <text:p>363.797957446808</text:p>
              </table:table-cell>
              <table:table-cell office:value-type="float" office:value="356.995404255319">
                <text:p>356.995404255319</text:p>
              </table:table-cell>
              <table:table-cell office:value-type="float" office:value="312.780085106383">
                <text:p>312.780085106383</text:p>
              </table:table-cell>
              <table:table-cell office:value-type="float" office:value="309.379234042553">
                <text:p>309.379234042553</text:p>
              </table:table-cell>
              <table:table-cell office:value-type="float" office:value="271.966468085106">
                <text:p>271.966468085106</text:p>
              </table:table-cell>
              <table:table-cell office:value-type="float" office:value="239.654978723404">
                <text:p>239.654978723404</text:p>
              </table:table-cell>
              <table:table-cell office:value-type="float" office:value="130.39285106383">
                <text:p>130.39285106383</text:p>
              </table:table-cell>
              <table:table-cell office:value-type="float" office:value="10.4915744680851">
                <text:p>10.4915744680851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54.15968847352">
                <text:p>454.15968847352</text:p>
              </table:table-cell>
              <table:table-cell office:value-type="float" office:value="335.656884735202">
                <text:p>335.656884735202</text:p>
              </table:table-cell>
              <table:table-cell office:value-type="float" office:value="304.588971962617">
                <text:p>304.588971962617</text:p>
              </table:table-cell>
              <table:table-cell office:value-type="float" office:value="273.861869158879">
                <text:p>273.861869158879</text:p>
              </table:table-cell>
              <table:table-cell office:value-type="float" office:value="210.964672897196">
                <text:p>210.964672897196</text:p>
              </table:table-cell>
              <table:table-cell office:value-type="float" office:value="131.545358255452">
                <text:p>131.545358255452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40.8313395638629">
                <text:p>40.8313395638629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08.121990521327">
                <text:p>408.121990521327</text:p>
              </table:table-cell>
              <table:table-cell office:value-type="float" office:value="330.727677725119">
                <text:p>330.727677725119</text:p>
              </table:table-cell>
              <table:table-cell office:value-type="float" office:value="272.903981042654">
                <text:p>272.903981042654</text:p>
              </table:table-cell>
              <table:table-cell office:value-type="float" office:value="258.692132701422">
                <text:p>258.692132701422</text:p>
              </table:table-cell>
              <table:table-cell office:value-type="float" office:value="230.722464454976">
                <text:p>230.722464454976</text:p>
              </table:table-cell>
              <table:table-cell office:value-type="float" office:value="221.338104265403">
                <text:p>221.338104265403</text:p>
              </table:table-cell>
              <table:table-cell office:value-type="float" office:value="213.230995260664">
                <text:p>213.230995260664</text:p>
              </table:table-cell>
              <table:table-cell office:value-type="float" office:value="136.090710900474">
                <text:p>136.090710900474</text:p>
              </table:table-cell>
              <table:table-cell office:value-type="float" office:value="70.5475829383886">
                <text:p>70.5475829383886</text:p>
              </table:table-cell>
              <table:table-cell office:value-type="float" office:value="53.9636966824645">
                <text:p>53.9636966824645</text:p>
              </table:table-cell>
              <table:table-cell office:value-type="float" office:value="24.3556398104265">
                <text:p>24.3556398104265</text:p>
              </table:table-cell>
              <table:table-cell office:value-type="float" office:value="13.6167772511848">
                <text:p>13.6167772511848</text:p>
              </table:table-cell>
              <table:table-cell office:value-type="float" office:value="12.9452132701422">
                <text:p>12.9452132701422</text:p>
              </table:table-cell>
              <table:table-cell office:value-type="float" office:value="12.9357345971564">
                <text:p>12.93573459715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16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219.928880866426">
                <text:p>219.928880866426</text:p>
              </table:table-cell>
              <table:table-cell office:value-type="float" office:value="219.918772563177">
                <text:p>219.918772563177</text:p>
              </table:table-cell>
              <table:table-cell office:value-type="float" office:value="219.916606498195">
                <text:p>219.916606498195</text:p>
              </table:table-cell>
              <table:table-cell office:value-type="float" office:value="203.662454873646">
                <text:p>203.662454873646</text:p>
              </table:table-cell>
              <table:table-cell office:value-type="float" office:value="171.16714801444">
                <text:p>171.16714801444</text:p>
              </table:table-cell>
              <table:table-cell office:value-type="float" office:value="106.184476534296">
                <text:p>106.184476534296</text:p>
              </table:table-cell>
              <table:table-cell office:value-type="float" office:value="8.6971119133574">
                <text:p>8.6971119133574</text:p>
              </table:table-cell>
              <table:table-cell office:value-type="float" office:value="8.65451263537906">
                <text:p>8.6545126353790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448.668170212766">
                <text:p>448.668170212766</text:p>
              </table:table-cell>
              <table:table-cell office:value-type="float" office:value="443.449446808511">
                <text:p>443.449446808511</text:p>
              </table:table-cell>
              <table:table-cell office:value-type="float" office:value="412.136255319149">
                <text:p>412.136255319149</text:p>
              </table:table-cell>
              <table:table-cell office:value-type="float" office:value="409.526042553192">
                <text:p>409.526042553192</text:p>
              </table:table-cell>
              <table:table-cell office:value-type="float" office:value="380.822212765957">
                <text:p>380.822212765957</text:p>
              </table:table-cell>
              <table:table-cell office:value-type="float" office:value="382.126893617021">
                <text:p>382.126893617021</text:p>
              </table:table-cell>
              <table:table-cell office:value-type="float" office:value="319.173702127659">
                <text:p>319.173702127659</text:p>
              </table:table-cell>
              <table:table-cell office:value-type="float" office:value="154.116680851064">
                <text:p>154.116680851064</text:p>
              </table:table-cell>
              <table:table-cell office:value-type="float" office:value="65.0860425531915">
                <text:p>65.0860425531915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567.366728971963">
                <text:p>567.366728971963</text:p>
              </table:table-cell>
              <table:table-cell office:value-type="float" office:value="499.07015576324">
                <text:p>499.07015576324</text:p>
              </table:table-cell>
              <table:table-cell office:value-type="float" office:value="479.769221183801">
                <text:p>479.769221183801</text:p>
              </table:table-cell>
              <table:table-cell office:value-type="float" office:value="425.569221183801">
                <text:p>425.569221183801</text:p>
              </table:table-cell>
              <table:table-cell office:value-type="float" office:value="417.743052959502">
                <text:p>417.743052959502</text:p>
              </table:table-cell>
              <table:table-cell office:value-type="float" office:value="414.06953271028">
                <text:p>414.06953271028</text:p>
              </table:table-cell>
              <table:table-cell office:value-type="float" office:value="260.51937694704">
                <text:p>260.51937694704</text:p>
              </table:table-cell>
              <table:table-cell office:value-type="float" office:value="42.1056697819315">
                <text:p>42.1056697819315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40.2365109034268">
                <text:p>40.2365109034268</text:p>
              </table:table-cell>
              <table:table-cell office:value-type="float" office:value="39.9866666666667">
                <text:p>39.9866666666667</text:p>
              </table:table-cell>
              <table:table-cell office:value-type="float" office:value="38.7947663551402">
                <text:p>38.7947663551402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64.121137440758">
                <text:p>464.121137440758</text:p>
              </table:table-cell>
              <table:table-cell office:value-type="float" office:value="362.611658767773">
                <text:p>362.611658767773</text:p>
              </table:table-cell>
              <table:table-cell office:value-type="float" office:value="330.957156398104">
                <text:p>330.957156398104</text:p>
              </table:table-cell>
              <table:table-cell office:value-type="float" office:value="306.837251184834">
                <text:p>306.837251184834</text:p>
              </table:table-cell>
              <table:table-cell office:value-type="float" office:value="304.566161137441">
                <text:p>304.566161137441</text:p>
              </table:table-cell>
              <table:table-cell office:value-type="float" office:value="281.178009478673">
                <text:p>281.178009478673</text:p>
              </table:table-cell>
              <table:table-cell office:value-type="float" office:value="273.011184834123">
                <text:p>273.011184834123</text:p>
              </table:table-cell>
              <table:table-cell office:value-type="float" office:value="225.945781990521">
                <text:p>225.945781990521</text:p>
              </table:table-cell>
              <table:table-cell office:value-type="float" office:value="111.672322274882">
                <text:p>111.672322274882</text:p>
              </table:table-cell>
              <table:table-cell office:value-type="float" office:value="87.6936492890995">
                <text:p>87.6936492890995</text:p>
              </table:table-cell>
              <table:table-cell office:value-type="float" office:value="76.6803791469194">
                <text:p>76.6803791469194</text:p>
              </table:table-cell>
              <table:table-cell office:value-type="float" office:value="61.8851184834123">
                <text:p>61.8851184834123</text:p>
              </table:table-cell>
              <table:table-cell office:value-type="float" office:value="18.0495734597156">
                <text:p>18.0495734597156</text:p>
              </table:table-cell>
              <table:table-cell office:value-type="float" office:value="13.3339336492891">
                <text:p>13.33393364928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55cm" svg:y="0.316cm" chart:style-name="ch2">
          <text:p>Blocks with n=16</text:p>
        </chart:title>
        <chart:legend chart:legend-position="end" svg:x="12.09cm" svg:y="2.458cm" style:legend-expansion="high" chart:style-name="ch3"/>
        <chart:plot-area chart:style-name="ch4" table:cell-range-address="may_2018_benchmarks.F118:may_2018_benchmarks.O118 may_2018_benchmarks.A158:may_2018_benchmarks.A165 may_2018_benchmarks.F52:may_2018_benchmarks.O52 may_2018_benchmarks.F57:may_2018_benchmarks.O57 may_2018_benchmarks.F62:may_2018_benchmarks.O62 may_2018_benchmarks.F67:may_2018_benchmarks.N67 may_2018_benchmarks.F77:may_2018_benchmarks.O77 may_2018_benchmarks.F72:may_2018_benchmarks.O72 may_2018_benchmarks.F87:may_2018_benchmarks.O87 may_2018_benchmarks.F82:may_2018_benchmarks.O82" chart:data-source-has-labels="both" svg:x="1.671cm" svg:y="1.443cm" svg:width="10.099cm" svg:height="6.396cm">
          <chartooo:coordinate-region svg:x="2.478cm" svg:y="1.643cm" svg:width="9.292cm" svg:height="5.549cm"/>
          <chart:axis chart:dimension="x" chart:name="primary-x" chart:style-name="ch5" chartooo:axis-type="auto">
            <chartooo:date-scale/>
            <chart:title svg:x="2.615cm" svg:y="8.019cm" chart:style-name="ch6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5">
            <chart:title svg:x="0.451cm" svg:y="5.47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may_2018_benchmarks.F52:may_2018_benchmarks.O52" chart:label-cell-address="may_2018_benchmarks.A158:may_2018_benchmarks.A158" chart:class="chart:line">
            <chart:data-point chart:repeated="10"/>
          </chart:series>
          <chart:series chart:style-name="ch11" chart:values-cell-range-address="may_2018_benchmarks.F57:may_2018_benchmarks.O57" chart:label-cell-address="may_2018_benchmarks.A159:may_2018_benchmarks.A159" chart:class="chart:line">
            <chart:data-point chart:repeated="10"/>
          </chart:series>
          <chart:series chart:style-name="ch12" chart:values-cell-range-address="may_2018_benchmarks.F62:may_2018_benchmarks.O62" chart:label-cell-address="may_2018_benchmarks.A160:may_2018_benchmarks.A160" chart:class="chart:line">
            <chart:data-point chart:repeated="10"/>
          </chart:series>
          <chart:series chart:style-name="ch13" chart:values-cell-range-address="may_2018_benchmarks.F67:may_2018_benchmarks.N67" chart:label-cell-address="may_2018_benchmarks.A161:may_2018_benchmarks.A161" chart:class="chart:line">
            <chart:data-point chart:repeated="9"/>
          </chart:series>
          <chart:series chart:style-name="ch14" chart:values-cell-range-address="may_2018_benchmarks.F77:may_2018_benchmarks.O77" chart:label-cell-address="may_2018_benchmarks.A162:may_2018_benchmarks.A162" chart:class="chart:line">
            <chart:data-point chart:repeated="10"/>
          </chart:series>
          <chart:series chart:style-name="ch15" chart:values-cell-range-address="may_2018_benchmarks.F72:may_2018_benchmarks.O72" chart:label-cell-address="may_2018_benchmarks.A163:may_2018_benchmarks.A163" chart:class="chart:line">
            <chart:data-point chart:repeated="10"/>
          </chart:series>
          <chart:series chart:style-name="ch16" chart:values-cell-range-address="may_2018_benchmarks.F87:may_2018_benchmarks.O87" chart:label-cell-address="may_2018_benchmarks.A164:may_2018_benchmarks.A164" chart:class="chart:line">
            <chart:data-point chart:repeated="10"/>
          </chart:series>
          <chart:series chart:style-name="ch17" chart:values-cell-range-address="may_2018_benchmarks.F82:may_2018_benchmarks.O82" chart:label-cell-address="may_2018_benchmarks.A165:may_2018_benchmarks.A165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2:may_2018_benchmarks.O52</svg:desc>
                </draw:g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57:may_2018_benchmarks.O57</svg:desc>
                </draw:g>
              </table:table-cell>
              <table:table-cell office:value-type="float" office:value="224.653383458647">
                <text:p>224.653383458647</text:p>
              </table:table-cell>
              <table:table-cell office:value-type="float" office:value="206.902255639098">
                <text:p>206.902255639098</text:p>
              </table:table-cell>
              <table:table-cell office:value-type="float" office:value="124.07969924812">
                <text:p>124.07969924812</text:p>
              </table:table-cell>
              <table:table-cell office:value-type="float" office:value="95.5992481203007">
                <text:p>95.5992481203007</text:p>
              </table:table-cell>
              <table:table-cell office:value-type="float" office:value="70.2646616541353">
                <text:p>70.2646616541353</text:p>
              </table:table-cell>
              <table:table-cell office:value-type="float" office:value="58.2345864661654">
                <text:p>58.2345864661654</text:p>
              </table:table-cell>
              <table:table-cell office:value-type="float" office:value="59.318045112782">
                <text:p>59.318045112782</text:p>
              </table:table-cell>
              <table:table-cell office:value-type="float" office:value="36.0428571428571">
                <text:p>36.0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2:may_2018_benchmarks.O62</svg:desc>
                </draw:g>
              </table:table-cell>
              <table:table-cell office:value-type="float" office:value="263.014452554745">
                <text:p>263.014452554745</text:p>
              </table:table-cell>
              <table:table-cell office:value-type="float" office:value="247.254598540146">
                <text:p>247.254598540146</text:p>
              </table:table-cell>
              <table:table-cell office:value-type="float" office:value="177.459708029197">
                <text:p>177.459708029197</text:p>
              </table:table-cell>
              <table:table-cell office:value-type="float" office:value="144.904233576642">
                <text:p>144.904233576642</text:p>
              </table:table-cell>
              <table:table-cell office:value-type="float" office:value="98.174306569343">
                <text:p>98.174306569343</text:p>
              </table:table-cell>
              <table:table-cell office:value-type="float" office:value="84.6531386861314">
                <text:p>84.6531386861314</text:p>
              </table:table-cell>
              <table:table-cell office:value-type="float" office:value="68.5093430656934">
                <text:p>68.5093430656934</text:p>
              </table:table-cell>
              <table:table-cell office:value-type="float" office:value="61.2867153284672">
                <text:p>61.286715328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67:may_2018_benchmarks.N67</svg:desc>
                </draw:g>
              </table:table-cell>
              <table:table-cell office:value-type="float" office:value="32.3702051282051">
                <text:p>32.3702051282051</text:p>
              </table:table-cell>
              <table:table-cell office:value-type="float" office:value="31.1891794871795">
                <text:p>31.1891794871795</text:p>
              </table:table-cell>
              <table:table-cell office:value-type="float" office:value="30.1086666666667">
                <text:p>30.1086666666667</text:p>
              </table:table-cell>
              <table:table-cell office:value-type="float" office:value="27.8096923076923">
                <text:p>27.8096923076923</text:p>
              </table:table-cell>
              <table:table-cell office:value-type="float" office:value="27.6912307692308">
                <text:p>27.6912307692308</text:p>
              </table:table-cell>
              <table:table-cell office:value-type="float" office:value="27.4861025641026">
                <text:p>27.4861025641026</text:p>
              </table:table-cell>
              <table:table-cell office:value-type="float" office:value="27.4671282051282">
                <text:p>27.4671282051282</text:p>
              </table:table-cell>
              <table:table-cell office:value-type="float" office:value="27.6404615384615">
                <text:p>27.6404615384615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77:may_2018_benchmarks.O77</svg:desc>
                </draw:g>
              </table:table-cell>
              <table:table-cell office:value-type="float" office:value="121.982460732984">
                <text:p>121.982460732984</text:p>
              </table:table-cell>
              <table:table-cell office:value-type="float" office:value="79.6803664921466">
                <text:p>79.6803664921466</text:p>
              </table:table-cell>
              <table:table-cell office:value-type="float" office:value="47.5248691099476">
                <text:p>47.5248691099476</text:p>
              </table:table-cell>
              <table:table-cell office:value-type="float" office:value="15.1384816753927">
                <text:p>15.1384816753927</text:p>
              </table:table-cell>
              <table:table-cell office:value-type="float" office:value="14.6609947643979">
                <text:p>14.6609947643979</text:p>
              </table:table-cell>
              <table:table-cell office:value-type="float" office:value="14.1746073298429">
                <text:p>14.1746073298429</text:p>
              </table:table-cell>
              <table:table-cell office:value-type="float" office:value="17.4206806282722">
                <text:p>17.4206806282722</text:p>
              </table:table-cell>
              <table:table-cell office:value-type="float" office:value="14.1746073298429">
                <text:p>14.1746073298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2:may_2018_benchmarks.O72</svg:desc>
                </draw:g>
              </table:table-cell>
              <table:table-cell office:value-type="float" office:value="146.406958762887">
                <text:p>146.406958762887</text:p>
              </table:table-cell>
              <table:table-cell office:value-type="float" office:value="102.52912371134">
                <text:p>102.52912371134</text:p>
              </table:table-cell>
              <table:table-cell office:value-type="float" office:value="74.2322164948454">
                <text:p>74.2322164948454</text:p>
              </table:table-cell>
              <table:table-cell office:value-type="float" office:value="41.564175257732">
                <text:p>41.564175257732</text:p>
              </table:table-cell>
              <table:table-cell office:value-type="float" office:value="19.0574742268041">
                <text:p>19.0574742268041</text:p>
              </table:table-cell>
              <table:table-cell office:value-type="float" office:value="37.055412371134">
                <text:p>37.055412371134</text:p>
              </table:table-cell>
              <table:table-cell office:value-type="float" office:value="21.7961340206186">
                <text:p>21.7961340206186</text:p>
              </table:table-cell>
              <table:table-cell office:value-type="float" office:value="18.9744845360825">
                <text:p>18.9744845360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87:may_2018_benchmarks.O87</svg:desc>
                </draw:g>
              </table:table-cell>
              <table:table-cell office:value-type="float" office:value="16.4935631578947">
                <text:p>16.4935631578947</text:p>
              </table:table-cell>
              <table:table-cell office:value-type="float" office:value="5.91777368421053">
                <text:p>5.91777368421053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2.46040526315789">
                <text:p>2.46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2:may_2018_benchmarks.O82</svg:desc>
                </draw:g>
              </table:table-cell>
              <table:table-cell office:value-type="float" office:value="27.639421875">
                <text:p>27.639421875</text:p>
              </table:table-cell>
              <table:table-cell office:value-type="float" office:value="13.2540052083333">
                <text:p>13.2540052083333</text:p>
              </table:table-cell>
              <table:table-cell office:value-type="float" office:value="9.53213020833333">
                <text:p>9.53213020833333</text:p>
              </table:table-cell>
              <table:table-cell office:value-type="float" office:value="4.90556770833333">
                <text:p>4.90556770833333</text:p>
              </table:table-cell>
              <table:table-cell office:value-type="float" office:value="4.60400520833333">
                <text:p>4.60400520833333</text:p>
              </table:table-cell>
              <table:table-cell office:value-type="float" office:value="4.90556770833333">
                <text:p>4.90556770833333</text:p>
              </table:table-cell>
              <table:table-cell office:value-type="float" office:value="4.60400520833333">
                <text:p>4.60400520833333</text:p>
              </table:table-cell>
              <table:table-cell office:value-type="float" office:value="4.60400520833333">
                <text:p>4.604005208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8.004cm" svg:y="0.396cm" chart:style-name="ch2">
          <text:p>Primes 150k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8.428cm" svg:y="0.396cm" chart:style-name="ch2">
          <text:p>Hanoi 28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